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font-family-generic="swiss" style:name="Calibri"/>
    <style:font-face svg:font-family="'Liberation Sans'" style:font-family-generic="swiss" style:name="Liberation Sans" style:font-pitch="variable"/>
    <style:font-face svg:font-family="'Lucida Sans'" style:font-family-generic="system" style:name="Lucida Sans" style:font-pitch="variable"/>
    <style:font-face svg:font-family="SimSun" style:font-family-generic="system" style:name="SimSun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2.71pt"/>
    </style:style>
    <style:style style:family="table-column" style:name="co2">
      <style:table-column-properties fo:break-before="auto" style:column-width="90.51pt"/>
    </style:style>
    <style:style style:family="table-column" style:name="co3">
      <style:table-column-properties fo:break-before="auto" style:column-width="108.74pt"/>
    </style:style>
    <style:style style:family="table-column" style:name="co4">
      <style:table-column-properties fo:break-before="auto" style:column-width="47.25pt"/>
    </style:style>
    <style:style style:family="table-row" style:name="ro1">
      <style:table-row-properties fo:break-before="auto" style:use-optimal-row-height="true" style:row-height="13.8pt"/>
    </style:style>
    <style:style style:family="table-row" style:name="ro2">
      <style:table-row-properties fo:break-before="auto" style:use-optimal-row-height="false" style:row-height="17.4pt"/>
    </style:style>
    <style:style style:family="table" style:name="ta1" style:master-page-name="PageStyle_5f_Sheet1">
      <style:table-properties style:writing-mode="lr-tb" table:display="true"/>
    </style:style>
    <style:style style:family="table-cell" style:parent-style-name="TL_20_RowProperty" style:name="ce1">
      <style:table-cell-properties style:text-align-source="fix" fo:border="0.06pt solid #000000" style:direction="ltr" style:repeat-content="false" style:shrink-to-fit="false" fo:wrap-option="no-wrap" ns42:vertical-justify="auto" style:rotation-angle="0"/>
      <style:paragraph-properties fo:margin-left="0pt" fo:text-align="start" css3t:text-justify="auto" style:writing-mode="page"/>
    </style:style>
    <style:style style:family="table-cell" style:parent-style-name="TL_20_RowHeader" style:name="ce2">
      <style:table-cell-properties fo:border-left="0.06pt solid #000000" style:text-align-source="fix" style:direction="ltr" fo:border-top="0.06pt solid #000000" style:repeat-content="false" fo:border-right="0.06pt solid #000000" style:shrink-to-fit="false" fo:wrap-option="no-wrap" fo:border-bottom="none" ns42:vertical-justify="auto" style:rotation-angle="0"/>
      <style:paragraph-properties fo:margin-left="0pt" fo:text-align="start" css3t:text-justify="auto" style:writing-mode="page"/>
    </style:style>
    <style:style style:family="table-cell" style:parent-style-name="TL_20_RowHeader" style:name="ce3">
      <style:table-cell-properties fo:border-left="0.06pt solid #000000" style:text-align-source="fix" style:direction="ltr" fo:border-top="none" style:repeat-content="false" fo:border-right="0.06pt solid #000000" style:shrink-to-fit="false" fo:wrap-option="no-wrap" fo:border-bottom="none" ns42:vertical-justify="auto" style:rotation-angle="0"/>
      <style:paragraph-properties fo:margin-left="0pt" fo:text-align="start" css3t:text-justify="auto" style:writing-mode="page"/>
    </style:style>
    <style:style style:family="table-cell" style:parent-style-name="TL_20_RowHeader" style:name="ce4">
      <style:table-cell-properties fo:border-left="0.06pt solid #000000" style:text-align-source="fix" style:direction="ltr" fo:border-top="none" style:repeat-content="false" fo:border-right="0.06pt solid #000000" style:shrink-to-fit="false" fo:wrap-option="no-wrap" fo:border-bottom="0.06pt solid #000000" ns42:vertical-justify="auto" style:rotation-angle="0"/>
      <style:paragraph-properties fo:margin-left="0pt" fo:text-align="start" css3t:text-justify="auto" style:writing-mode="page"/>
    </style:style>
    <style:style style:family="table-cell" style:parent-style-name="TL_20_ColHeader" style:name="ce5">
      <style:table-cell-properties style:repeat-content="false" style:text-align-source="fix" fo:border="0.06pt solid #000000"/>
      <style:paragraph-properties fo:margin-left="0pt" fo:text-align="center"/>
    </style:style>
    <style:style style:family="table-cell" style:parent-style-name="TL_20_ColHeader" style:name="ce6">
      <style:table-cell-properties fo:border="0.06pt solid #000000"/>
    </style:style>
    <style:style style:family="table-cell" style:parent-style-name="TL_20_Data" style:name="ce7">
      <style:table-cell-properties fo:border-left="0.06pt solid #000000" style:text-align-source="fix" style:direction="ltr" fo:border-top="0.06pt solid #000000" style:repeat-content="false" fo:border-right="none" style:shrink-to-fit="false" fo:wrap-option="no-wrap" fo:border-bottom="none" ns42:vertical-justify="auto" style:rotation-angle="0"/>
      <style:paragraph-properties fo:margin-left="0pt" fo:text-align="start" css3t:text-justify="auto" style:writing-mode="page"/>
    </style:style>
    <style:style style:family="table-cell" style:parent-style-name="TL_20_Data" style:name="ce8">
      <style:table-cell-properties fo:border-left="0.06pt solid #000000" style:text-align-source="fix" style:direction="ltr" fo:border-top="none" style:repeat-content="false" fo:border-right="none" style:shrink-to-fit="false" fo:wrap-option="no-wrap" fo:border-bottom="none" ns42:vertical-justify="auto" style:rotation-angle="0"/>
      <style:paragraph-properties fo:margin-left="0pt" fo:text-align="start" css3t:text-justify="auto" style:writing-mode="page"/>
    </style:style>
    <style:style style:family="table-cell" style:parent-style-name="TL_20_Data" style:name="ce9">
      <style:table-cell-properties fo:border-left="0.06pt solid #000000" style:text-align-source="fix" style:direction="ltr" fo:border-top="none" style:repeat-content="false" fo:border-right="none" style:shrink-to-fit="false" fo:wrap-option="no-wrap" fo:border-bottom="0.06pt solid #000000" ns42:vertical-justify="auto" style:rotation-angle="0"/>
      <style:paragraph-properties fo:margin-left="0pt" fo:text-align="start" css3t:text-justify="auto" style:writing-mode="page"/>
    </style:style>
    <style:style style:family="table-cell" style:parent-style-name="TL_20_Data" style:name="ce10">
      <style:table-cell-properties fo:border-left="none" style:text-align-source="fix" style:direction="ltr" fo:border-top="0.06pt solid #000000" style:repeat-content="false" fo:border-right="0.06pt solid #000000" style:shrink-to-fit="false" fo:wrap-option="no-wrap" fo:border-bottom="none" ns42:vertical-justify="auto" style:rotation-angle="0"/>
      <style:paragraph-properties fo:margin-left="0pt" fo:text-align="start" css3t:text-justify="auto" style:writing-mode="page"/>
    </style:style>
    <style:style style:family="table-cell" style:parent-style-name="TL_20_Data" style:name="ce11">
      <style:table-cell-properties fo:border-left="none" style:text-align-source="fix" style:direction="ltr" fo:border-top="none" style:repeat-content="false" fo:border-right="0.06pt solid #000000" style:shrink-to-fit="false" fo:wrap-option="no-wrap" fo:border-bottom="none" ns42:vertical-justify="auto" style:rotation-angle="0"/>
      <style:paragraph-properties fo:margin-left="0pt" fo:text-align="start" css3t:text-justify="auto" style:writing-mode="page"/>
    </style:style>
    <style:style style:family="table-cell" style:parent-style-name="TL_20_Data" style:name="ce12">
      <style:table-cell-properties fo:border-left="none" style:text-align-source="fix" style:direction="ltr" fo:border-top="none" style:repeat-content="false" fo:border-right="0.06pt solid #000000" style:shrink-to-fit="false" fo:wrap-option="no-wrap" fo:border-bottom="0.06pt solid #000000" ns42:vertical-justify="auto" style:rotation-angle="0"/>
      <style:paragraph-properties fo:margin-left="0pt" fo:text-align="start" css3t:text-justify="auto" style:writing-mode="page"/>
    </style:style>
  </office:automatic-styles>
  <office:body>
    <office:spreadsheet>
      <table:calculation-settings table:use-regular-expressions="false" table:case-sensitive="false" table:automatic-find-labels="false">
        <table:iteration table:maximum-difference="0.0001"/>
      </table:calculation-settings>
      <table:table table:style-name="ta1" table:name="Sheet1">
        <office:forms form:apply-design-mode="false" form:automatic-focus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 table:number-columns-repeated="1021"/>
        <table:table-row table:style-name="ro1">
          <table:table-cell ns41:value-type="string" table:style-name="ce1" office:value-type="string">
            <text:p>Gemeente</text:p>
          </table:table-cell>
          <table:table-cell ns41:value-type="string" table:number-rows-spanned="1" table:style-name="ce5" table:number-columns-spanned="2" office:value-type="string">
            <text:p>Bevolking op 31 dec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/>
          <table:table-cell table:number-columns-repeated="1021"/>
        </table:table-row>
        <table:table-row table:style-name="ro1">
          <table:table-cell/>
          <table:table-cell ns41:value-type="string" table:style-name="ce6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6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ns41:value-type="string" table:style-name="ce2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1:value-type="float" table:style-name="ce7" office:value="797" office:value-type="float">
            <text:p>797</text:p>
          </table:table-cell>
          <table:table-cell ns41:value-type="float" table:style-name="ce10" office:value="796" office:value-type="float">
            <text:p>79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1:value-type="float" table:style-name="ce8" office:value="1110" office:value-type="float">
            <text:p>1110</text:p>
          </table:table-cell>
          <table:table-cell ns41:value-type="float" table:style-name="ce11" office:value="1115" office:value-type="float">
            <text:p>1115</text:p>
          </table:table-cell>
          <table:table-cell table:number-columns-repeated="1021"/>
        </table:table-row>
        <table:table-row table:style-name="ro2">
          <table:table-cell ns41:value-type="string" table:style-name="ce3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1:value-type="float" table:style-name="ce8" office:value="3847" office:value-type="float">
            <text:p>3847</text:p>
          </table:table-cell>
          <table:table-cell ns41:value-type="float" table:style-name="ce11" office:value="3619" office:value-type="float">
            <text:p>361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1:value-type="float" table:style-name="ce8" office:value="1435" office:value-type="float">
            <text:p>1435</text:p>
          </table:table-cell>
          <table:table-cell ns41:value-type="float" table:style-name="ce11" office:value="1398" office:value-type="float">
            <text:p>139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1:value-type="float" table:style-name="ce8" office:value="3521" office:value-type="float">
            <text:p>3521</text:p>
          </table:table-cell>
          <table:table-cell ns41:value-type="float" table:style-name="ce11" office:value="3494" office:value-type="float">
            <text:p>349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1:value-type="float" table:style-name="ce8" office:value="1865" office:value-type="float">
            <text:p>1865</text:p>
          </table:table-cell>
          <table:table-cell ns41:value-type="float" table:style-name="ce11" office:value="1894" office:value-type="float">
            <text:p>189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1:value-type="float" table:style-name="ce8" office:value="3090" office:value-type="float">
            <text:p>3090</text:p>
          </table:table-cell>
          <table:table-cell ns41:value-type="float" table:style-name="ce11" office:value="3328" office:value-type="float">
            <text:p>332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1:value-type="float" table:style-name="ce8" office:value="2281" office:value-type="float">
            <text:p>2281</text:p>
          </table:table-cell>
          <table:table-cell ns41:value-type="float" table:style-name="ce11" office:value="2339" office:value-type="float">
            <text:p>233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oer, Ten</text:p>
            <office:annotation>
              <text:p>http://purl.org/linked-data/sdmx/2009/dimension#refArea=http://www.gemeentegeschiedenis.nl/amco/10891</text:p>
            </office:annotation>
          </table:table-cell>
          <table:table-cell ns41:value-type="float" table:style-name="ce8" office:value="2695" office:value-type="float">
            <text:p>2695</text:p>
          </table:table-cell>
          <table:table-cell ns41:value-type="float" table:style-name="ce11" office:value="2741" office:value-type="float">
            <text:p>274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1:value-type="float" table:style-name="ce8" office:value="5209" office:value-type="float">
            <text:p>5209</text:p>
          </table:table-cell>
          <table:table-cell ns41:value-type="float" table:style-name="ce11" office:value="5470" office:value-type="float">
            <text:p>547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1:value-type="float" table:style-name="ce8" office:value="1340" office:value-type="float">
            <text:p>1340</text:p>
          </table:table-cell>
          <table:table-cell ns41:value-type="float" table:style-name="ce11" office:value="1625" office:value-type="float">
            <text:p>162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1:value-type="float" table:style-name="ce8" office:value="982" office:value-type="float">
            <text:p>982</text:p>
          </table:table-cell>
          <table:table-cell ns41:value-type="float" table:style-name="ce11" office:value="976" office:value-type="float">
            <text:p>97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1:value-type="float" table:style-name="ce8" office:value="1540" office:value-type="float">
            <text:p>1540</text:p>
          </table:table-cell>
          <table:table-cell ns41:value-type="float" table:style-name="ce11" office:value="1650" office:value-type="float">
            <text:p>165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roningen</text:p>
            <office:annotation>
              <text:p>http://purl.org/linked-data/sdmx/2009/dimension#refArea=http://www.gemeentegeschiedenis.nl/amco/10426</text:p>
            </office:annotation>
          </table:table-cell>
          <table:table-cell ns41:value-type="float" table:style-name="ce8" office:value="68974" office:value-type="float">
            <text:p>68974</text:p>
          </table:table-cell>
          <table:table-cell ns41:value-type="float" table:style-name="ce11" office:value="64168" office:value-type="float">
            <text:p>6416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1:value-type="float" table:style-name="ce8" office:value="4168" office:value-type="float">
            <text:p>4168</text:p>
          </table:table-cell>
          <table:table-cell ns41:value-type="float" table:style-name="ce11" office:value="4441" office:value-type="float">
            <text:p>444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1:value-type="float" table:style-name="ce8" office:value="1874" office:value-type="float">
            <text:p>1874</text:p>
          </table:table-cell>
          <table:table-cell ns41:value-type="float" table:style-name="ce11" office:value="2018" office:value-type="float">
            <text:p>201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1:value-type="float" table:style-name="ce8" office:value="5941" office:value-type="float">
            <text:p>5941</text:p>
          </table:table-cell>
          <table:table-cell ns41:value-type="float" table:style-name="ce11" office:value="5524" office:value-type="float">
            <text:p>552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oogezand</text:p>
            <office:annotation>
              <text:p>http://purl.org/linked-data/sdmx/2009/dimension#refArea=http://www.gemeentegeschiedenis.nl/amco/10410</text:p>
            </office:annotation>
          </table:table-cell>
          <table:table-cell ns41:value-type="float" table:style-name="ce8" office:value="6541" office:value-type="float">
            <text:p>6541</text:p>
          </table:table-cell>
          <table:table-cell ns41:value-type="float" table:style-name="ce11" office:value="6799" office:value-type="float">
            <text:p>679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1:value-type="float" table:style-name="ce8" office:value="2229" office:value-type="float">
            <text:p>2229</text:p>
          </table:table-cell>
          <table:table-cell ns41:value-type="float" table:style-name="ce11" office:value="2301" office:value-type="float">
            <text:p>230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1:value-type="float" table:style-name="ce8" office:value="1090" office:value-type="float">
            <text:p>1090</text:p>
          </table:table-cell>
          <table:table-cell ns41:value-type="float" table:style-name="ce11" office:value="1153" office:value-type="float">
            <text:p>115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1:value-type="float" table:style-name="ce8" office:value="1148" office:value-type="float">
            <text:p>1148</text:p>
          </table:table-cell>
          <table:table-cell ns41:value-type="float" table:style-name="ce11" office:value="1175" office:value-type="float">
            <text:p>117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1:value-type="float" table:style-name="ce8" office:value="4334" office:value-type="float">
            <text:p>4334</text:p>
          </table:table-cell>
          <table:table-cell ns41:value-type="float" table:style-name="ce11" office:value="4715" office:value-type="float">
            <text:p>471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1:value-type="float" table:style-name="ce8" office:value="2026" office:value-type="float">
            <text:p>2026</text:p>
          </table:table-cell>
          <table:table-cell ns41:value-type="float" table:style-name="ce11" office:value="2044" office:value-type="float">
            <text:p>204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1:value-type="float" table:style-name="ce8" office:value="1907" office:value-type="float">
            <text:p>1907</text:p>
          </table:table-cell>
          <table:table-cell ns41:value-type="float" table:style-name="ce11" office:value="1907" office:value-type="float">
            <text:p>190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1:value-type="float" table:style-name="ce8" office:value="3476" office:value-type="float">
            <text:p>3476</text:p>
          </table:table-cell>
          <table:table-cell ns41:value-type="float" table:style-name="ce11" office:value="3682" office:value-type="float">
            <text:p>368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1:value-type="float" table:style-name="ce8" office:value="982" office:value-type="float">
            <text:p>982</text:p>
          </table:table-cell>
          <table:table-cell ns41:value-type="float" table:style-name="ce11" office:value="1026" office:value-type="float">
            <text:p>102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1:value-type="float" table:style-name="ce8" office:value="1392" office:value-type="float">
            <text:p>1392</text:p>
          </table:table-cell>
          <table:table-cell ns41:value-type="float" table:style-name="ce11" office:value="1447" office:value-type="float">
            <text:p>144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1:value-type="float" table:style-name="ce8" office:value="2307" office:value-type="float">
            <text:p>2307</text:p>
          </table:table-cell>
          <table:table-cell ns41:value-type="float" table:style-name="ce11" office:value="2426" office:value-type="float">
            <text:p>242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1:value-type="float" table:style-name="ce8" office:value="1872" office:value-type="float">
            <text:p>1872</text:p>
          </table:table-cell>
          <table:table-cell ns41:value-type="float" table:style-name="ce11" office:value="1979" office:value-type="float">
            <text:p>197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ieuwe-Pekela</text:p>
            <office:annotation>
              <text:p>http://purl.org/linked-data/sdmx/2009/dimension#refArea=http://www.gemeentegeschiedenis.nl/amco/10950</text:p>
            </office:annotation>
          </table:table-cell>
          <table:table-cell ns41:value-type="float" table:style-name="ce8" office:value="2775" office:value-type="float">
            <text:p>2775</text:p>
          </table:table-cell>
          <table:table-cell ns41:value-type="float" table:style-name="ce11" office:value="2842" office:value-type="float">
            <text:p>284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ieuwe-Schans</text:p>
            <office:annotation>
              <text:p>http://purl.org/linked-data/sdmx/2009/dimension#refArea=http://www.gemeentegeschiedenis.nl/amco/10008</text:p>
            </office:annotation>
          </table:table-cell>
          <table:table-cell ns41:value-type="float" table:style-name="ce8" office:value="975" office:value-type="float">
            <text:p>975</text:p>
          </table:table-cell>
          <table:table-cell ns41:value-type="float" table:style-name="ce11" office:value="1010" office:value-type="float">
            <text:p>101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1:value-type="float" table:style-name="ce8" office:value="990" office:value-type="float">
            <text:p>990</text:p>
          </table:table-cell>
          <table:table-cell ns41:value-type="float" table:style-name="ce11" office:value="1026" office:value-type="float">
            <text:p>102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1:value-type="float" table:style-name="ce8" office:value="1029" office:value-type="float">
            <text:p>1029</text:p>
          </table:table-cell>
          <table:table-cell ns41:value-type="float" table:style-name="ce11" office:value="1014" office:value-type="float">
            <text:p>101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1:value-type="float" table:style-name="ce8" office:value="1271" office:value-type="float">
            <text:p>1271</text:p>
          </table:table-cell>
          <table:table-cell ns41:value-type="float" table:style-name="ce11" office:value="1322" office:value-type="float">
            <text:p>132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1:value-type="float" table:style-name="ce8" office:value="1200" office:value-type="float">
            <text:p>1200</text:p>
          </table:table-cell>
          <table:table-cell ns41:value-type="float" table:style-name="ce11" office:value="1262" office:value-type="float">
            <text:p>126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1:value-type="float" table:style-name="ce8" office:value="1025" office:value-type="float">
            <text:p>1025</text:p>
          </table:table-cell>
          <table:table-cell ns41:value-type="float" table:style-name="ce11" office:value="1072" office:value-type="float">
            <text:p>107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1:value-type="float" table:style-name="ce8" office:value="10709" office:value-type="float">
            <text:p>10709</text:p>
          </table:table-cell>
          <table:table-cell ns41:value-type="float" table:style-name="ce11" office:value="11089" office:value-type="float">
            <text:p>1108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ude-Pekela</text:p>
            <office:annotation>
              <text:p>http://purl.org/linked-data/sdmx/2009/dimension#refArea=http://www.gemeentegeschiedenis.nl/amco/10848</text:p>
            </office:annotation>
          </table:table-cell>
          <table:table-cell ns41:value-type="float" table:style-name="ce8" office:value="3690" office:value-type="float">
            <text:p>3690</text:p>
          </table:table-cell>
          <table:table-cell ns41:value-type="float" table:style-name="ce11" office:value="3860" office:value-type="float">
            <text:p>386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appemeer</text:p>
            <office:annotation>
              <text:p>http://purl.org/linked-data/sdmx/2009/dimension#refArea=http://www.gemeentegeschiedenis.nl/amco/10080</text:p>
            </office:annotation>
          </table:table-cell>
          <table:table-cell ns41:value-type="float" table:style-name="ce8" office:value="3567" office:value-type="float">
            <text:p>3567</text:p>
          </table:table-cell>
          <table:table-cell ns41:value-type="float" table:style-name="ce11" office:value="3637" office:value-type="float">
            <text:p>363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1:value-type="float" table:style-name="ce8" office:value="3572" office:value-type="float">
            <text:p>3572</text:p>
          </table:table-cell>
          <table:table-cell ns41:value-type="float" table:style-name="ce11" office:value="3810" office:value-type="float">
            <text:p>381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1:value-type="float" table:style-name="ce8" office:value="6595" office:value-type="float">
            <text:p>6595</text:p>
          </table:table-cell>
          <table:table-cell ns41:value-type="float" table:style-name="ce11" office:value="6982" office:value-type="float">
            <text:p>698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1:value-type="float" table:style-name="ce8" office:value="1212" office:value-type="float">
            <text:p>1212</text:p>
          </table:table-cell>
          <table:table-cell ns41:value-type="float" table:style-name="ce11" office:value="1264" office:value-type="float">
            <text:p>126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1:value-type="float" table:style-name="ce8" office:value="2334" office:value-type="float">
            <text:p>2334</text:p>
          </table:table-cell>
          <table:table-cell ns41:value-type="float" table:style-name="ce11" office:value="2258" office:value-type="float">
            <text:p>225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1:value-type="float" table:style-name="ce8" office:value="2383" office:value-type="float">
            <text:p>2383</text:p>
          </table:table-cell>
          <table:table-cell ns41:value-type="float" table:style-name="ce11" office:value="2362" office:value-type="float">
            <text:p>236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float" table:style-name="ce8" office:value="2651" office:value-type="float">
            <text:p>2651</text:p>
          </table:table-cell>
          <table:table-cell ns41:value-type="float" table:style-name="ce11" office:value="2830" office:value-type="float">
            <text:p>283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1:value-type="float" table:style-name="ce8" office:value="1959" office:value-type="float">
            <text:p>1959</text:p>
          </table:table-cell>
          <table:table-cell ns41:value-type="float" table:style-name="ce11" office:value="2047" office:value-type="float">
            <text:p>204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1:value-type="float" table:style-name="ce8" office:value="841" office:value-type="float">
            <text:p>841</text:p>
          </table:table-cell>
          <table:table-cell ns41:value-type="float" table:style-name="ce11" office:value="902" office:value-type="float">
            <text:p>90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1:value-type="float" table:style-name="ce8" office:value="7253" office:value-type="float">
            <text:p>7253</text:p>
          </table:table-cell>
          <table:table-cell ns41:value-type="float" table:style-name="ce11" office:value="7253" office:value-type="float">
            <text:p>725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1:value-type="float" table:style-name="ce8" office:value="7890" office:value-type="float">
            <text:p>7890</text:p>
          </table:table-cell>
          <table:table-cell ns41:value-type="float" table:style-name="ce11" office:value="8386" office:value-type="float">
            <text:p>838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1:value-type="float" table:style-name="ce8" office:value="1198" office:value-type="float">
            <text:p>1198</text:p>
          </table:table-cell>
          <table:table-cell ns41:value-type="float" table:style-name="ce11" office:value="1265" office:value-type="float">
            <text:p>126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1:value-type="float" table:style-name="ce8" office:value="2022" office:value-type="float">
            <text:p>2022</text:p>
          </table:table-cell>
          <table:table-cell ns41:value-type="float" table:style-name="ce11" office:value="2033" office:value-type="float">
            <text:p>203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1:value-type="float" table:style-name="ce8" office:value="5133" office:value-type="float">
            <text:p>5133</text:p>
          </table:table-cell>
          <table:table-cell ns41:value-type="float" table:style-name="ce11" office:value="5235" office:value-type="float">
            <text:p>523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1:value-type="float" table:style-name="ce8" office:value="8060" office:value-type="float">
            <text:p>8060</text:p>
          </table:table-cell>
          <table:table-cell ns41:value-type="float" table:style-name="ce11" office:value="7846" office:value-type="float">
            <text:p>784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1:value-type="float" table:style-name="ce8" office:value="1628" office:value-type="float">
            <text:p>1628</text:p>
          </table:table-cell>
          <table:table-cell ns41:value-type="float" table:style-name="ce11" office:value="1591" office:value-type="float">
            <text:p>159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andt, 't</text:p>
          </table:table-cell>
          <table:table-cell ns41:value-type="float" table:style-name="ce8" office:value="1599" office:value-type="float">
            <text:p>1599</text:p>
          </table:table-cell>
          <table:table-cell ns41:value-type="float" table:style-name="ce11" office:value="1686" office:value-type="float">
            <text:p>168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uidbroek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float" table:style-name="ce8" office:value="1323" office:value-type="float">
            <text:p>1323</text:p>
          </table:table-cell>
          <table:table-cell ns41:value-type="float" table:style-name="ce11" office:value="1328" office:value-type="float">
            <text:p>132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1:value-type="float" table:style-name="ce8" office:value="1941" office:value-type="float">
            <text:p>1941</text:p>
          </table:table-cell>
          <table:table-cell ns41:value-type="float" table:style-name="ce11" office:value="1797" office:value-type="float">
            <text:p>179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1:value-type="float" table:style-name="ce8" office:value="8701" office:value-type="float">
            <text:p>8701</text:p>
          </table:table-cell>
          <table:table-cell ns41:value-type="float" table:style-name="ce11" office:value="9318" office:value-type="float">
            <text:p>931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1:value-type="float" table:style-name="ce8" office:value="1129" office:value-type="float">
            <text:p>1129</text:p>
          </table:table-cell>
          <table:table-cell ns41:value-type="float" table:style-name="ce11" office:value="1100" office:value-type="float">
            <text:p>110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float" table:style-name="ce8" office:value="2595" office:value-type="float">
            <text:p>2595</text:p>
          </table:table-cell>
          <table:table-cell ns41:value-type="float" table:style-name="ce11" office:value="2715" office:value-type="float">
            <text:p>271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1:value-type="float" table:style-name="ce8" office:value="4005" office:value-type="float">
            <text:p>4005</text:p>
          </table:table-cell>
          <table:table-cell ns41:value-type="float" table:style-name="ce11" office:value="4219" office:value-type="float">
            <text:p>421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ildt, het</text:p>
          </table:table-cell>
          <table:table-cell ns41:value-type="float" table:style-name="ce8" office:value="4646" office:value-type="float">
            <text:p>4646</text:p>
          </table:table-cell>
          <table:table-cell ns41:value-type="float" table:style-name="ce11" office:value="4666" office:value-type="float">
            <text:p>466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1:value-type="float" table:style-name="ce8" office:value="3754" office:value-type="float">
            <text:p>3754</text:p>
          </table:table-cell>
          <table:table-cell ns41:value-type="float" table:style-name="ce11" office:value="3656" office:value-type="float">
            <text:p>365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1:value-type="float" table:style-name="ce8" office:value="7558" office:value-type="float">
            <text:p>7558</text:p>
          </table:table-cell>
          <table:table-cell ns41:value-type="float" table:style-name="ce11" office:value="7914" office:value-type="float">
            <text:p>791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1:value-type="float" table:style-name="ce8" office:value="2942" office:value-type="float">
            <text:p>2942</text:p>
          </table:table-cell>
          <table:table-cell ns41:value-type="float" table:style-name="ce11" office:value="2737" office:value-type="float">
            <text:p>273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1:value-type="float" table:style-name="ce8" office:value="3051" office:value-type="float">
            <text:p>3051</text:p>
          </table:table-cell>
          <table:table-cell ns41:value-type="float" table:style-name="ce11" office:value="3188" office:value-type="float">
            <text:p>318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1:value-type="float" table:style-name="ce8" office:value="4643" office:value-type="float">
            <text:p>4643</text:p>
          </table:table-cell>
          <table:table-cell ns41:value-type="float" table:style-name="ce11" office:value="4568" office:value-type="float">
            <text:p>456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1:value-type="float" table:style-name="ce8" office:value="4579" office:value-type="float">
            <text:p>4579</text:p>
          </table:table-cell>
          <table:table-cell ns41:value-type="float" table:style-name="ce11" office:value="4465" office:value-type="float">
            <text:p>446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1:value-type="float" table:style-name="ce8" office:value="2515" office:value-type="float">
            <text:p>2515</text:p>
          </table:table-cell>
          <table:table-cell ns41:value-type="float" table:style-name="ce11" office:value="2721" office:value-type="float">
            <text:p>272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1:value-type="float" table:style-name="ce8" office:value="3274" office:value-type="float">
            <text:p>3274</text:p>
          </table:table-cell>
          <table:table-cell ns41:value-type="float" table:style-name="ce11" office:value="3294" office:value-type="float">
            <text:p>329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1:value-type="float" table:style-name="ce8" office:value="5653" office:value-type="float">
            <text:p>5653</text:p>
          </table:table-cell>
          <table:table-cell ns41:value-type="float" table:style-name="ce11" office:value="5328" office:value-type="float">
            <text:p>532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float" table:style-name="ce8" office:value="5099" office:value-type="float">
            <text:p>5099</text:p>
          </table:table-cell>
          <table:table-cell ns41:value-type="float" table:style-name="ce11" office:value="5330" office:value-type="float">
            <text:p>533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1:value-type="float" table:style-name="ce8" office:value="11720" office:value-type="float">
            <text:p>11720</text:p>
          </table:table-cell>
          <table:table-cell ns41:value-type="float" table:style-name="ce11" office:value="11948" office:value-type="float">
            <text:p>1194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melumer Oldeph.</text:p>
            <office:annotation>
              <text:p>http://purl.org/linked-data/sdmx/2009/dimension#refArea=http://www.gemeentegeschiedenis.nl/amco/10334</text:p>
            </office:annotation>
          </table:table-cell>
          <table:table-cell ns41:value-type="float" table:style-name="ce8" office:value="2723" office:value-type="float">
            <text:p>2723</text:p>
          </table:table-cell>
          <table:table-cell ns41:value-type="float" table:style-name="ce11" office:value="2659" office:value-type="float">
            <text:p>265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1:value-type="float" table:style-name="ce8" office:value="2451" office:value-type="float">
            <text:p>2451</text:p>
          </table:table-cell>
          <table:table-cell ns41:value-type="float" table:style-name="ce11" office:value="2570" office:value-type="float">
            <text:p>257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1:value-type="float" table:style-name="ce8" office:value="460" office:value-type="float">
            <text:p>460</text:p>
          </table:table-cell>
          <table:table-cell ns41:value-type="float" table:style-name="ce11" office:value="481" office:value-type="float">
            <text:p>48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float" table:style-name="ce8" office:value="3153" office:value-type="float">
            <text:p>3153</text:p>
          </table:table-cell>
          <table:table-cell ns41:value-type="float" table:style-name="ce11" office:value="3291" office:value-type="float">
            <text:p>329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ollumerland</text:p>
            <office:annotation>
              <text:p>http://purl.org/linked-data/sdmx/2009/dimension#refArea=http://www.gemeentegeschiedenis.nl/amco/10984</text:p>
            </office:annotation>
          </table:table-cell>
          <table:table-cell ns41:value-type="float" table:style-name="ce8" office:value="5107" office:value-type="float">
            <text:p>5107</text:p>
          </table:table-cell>
          <table:table-cell ns41:value-type="float" table:style-name="ce11" office:value="5326" office:value-type="float">
            <text:p>532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1:value-type="float" table:style-name="ce8" office:value="39593" office:value-type="float">
            <text:p>39593</text:p>
          </table:table-cell>
          <table:table-cell ns41:value-type="float" table:style-name="ce11" office:value="37536" office:value-type="float">
            <text:p>3753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1:value-type="float" table:style-name="ce8" office:value="2615" office:value-type="float">
            <text:p>2615</text:p>
          </table:table-cell>
          <table:table-cell ns41:value-type="float" table:style-name="ce11" office:value="2660" office:value-type="float">
            <text:p>266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1:value-type="float" table:style-name="ce8" office:value="3961" office:value-type="float">
            <text:p>3961</text:p>
          </table:table-cell>
          <table:table-cell ns41:value-type="float" table:style-name="ce11" office:value="4178" office:value-type="float">
            <text:p>417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1:value-type="float" table:style-name="ce8" office:value="5690" office:value-type="float">
            <text:p>5690</text:p>
          </table:table-cell>
          <table:table-cell ns41:value-type="float" table:style-name="ce11" office:value="5768" office:value-type="float">
            <text:p>576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1:value-type="float" table:style-name="ce8" office:value="4339" office:value-type="float">
            <text:p>4339</text:p>
          </table:table-cell>
          <table:table-cell ns41:value-type="float" table:style-name="ce11" office:value="4482" office:value-type="float">
            <text:p>448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1:value-type="float" table:style-name="ce8" office:value="8430" office:value-type="float">
            <text:p>8430</text:p>
          </table:table-cell>
          <table:table-cell ns41:value-type="float" table:style-name="ce11" office:value="8688" office:value-type="float">
            <text:p>868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1:value-type="float" table:style-name="ce8" office:value="10162" office:value-type="float">
            <text:p>10162</text:p>
          </table:table-cell>
          <table:table-cell ns41:value-type="float" table:style-name="ce11" office:value="10714" office:value-type="float">
            <text:p>1071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1:value-type="float" table:style-name="ce8" office:value="1368" office:value-type="float">
            <text:p>1368</text:p>
          </table:table-cell>
          <table:table-cell ns41:value-type="float" table:style-name="ce11" office:value="1439" office:value-type="float">
            <text:p>143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1:value-type="float" table:style-name="ce8" office:value="412" office:value-type="float">
            <text:p>412</text:p>
          </table:table-cell>
          <table:table-cell ns41:value-type="float" table:style-name="ce11" office:value="354" office:value-type="float">
            <text:p>35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loten</text:p>
            <office:annotation>
              <text:p>http://purl.org/linked-data/sdmx/2009/dimension#refArea=http://www.gemeentegeschiedenis.nl/amco/10867</text:p>
            </office:annotation>
          </table:table-cell>
          <table:table-cell ns41:value-type="float" table:style-name="ce8" office:value="360" office:value-type="float">
            <text:p>360</text:p>
          </table:table-cell>
          <table:table-cell ns41:value-type="float" table:style-name="ce11" office:value="356" office:value-type="float">
            <text:p>35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1:value-type="float" table:style-name="ce8" office:value="9240" office:value-type="float">
            <text:p>9240</text:p>
          </table:table-cell>
          <table:table-cell ns41:value-type="float" table:style-name="ce11" office:value="9447" office:value-type="float">
            <text:p>944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1:value-type="float" table:style-name="ce8" office:value="9755" office:value-type="float">
            <text:p>9755</text:p>
          </table:table-cell>
          <table:table-cell ns41:value-type="float" table:style-name="ce11" office:value="9156" office:value-type="float">
            <text:p>915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taveren</text:p>
            <office:annotation>
              <text:p>http://purl.org/linked-data/sdmx/2009/dimension#refArea=http://www.gemeentegeschiedenis.nl/amco/10240</text:p>
            </office:annotation>
          </table:table-cell>
          <table:table-cell ns41:value-type="float" table:style-name="ce8" office:value="604" office:value-type="float">
            <text:p>604</text:p>
          </table:table-cell>
          <table:table-cell ns41:value-type="float" table:style-name="ce11" office:value="552" office:value-type="float">
            <text:p>55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1:value-type="float" table:style-name="ce8" office:value="1800" office:value-type="float">
            <text:p>1800</text:p>
          </table:table-cell>
          <table:table-cell ns41:value-type="float" table:style-name="ce11" office:value="1771" office:value-type="float">
            <text:p>177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1:value-type="float" table:style-name="ce8" office:value="9229" office:value-type="float">
            <text:p>9229</text:p>
          </table:table-cell>
          <table:table-cell ns41:value-type="float" table:style-name="ce11" office:value="9409" office:value-type="float">
            <text:p>940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1:value-type="float" table:style-name="ce8" office:value="2552" office:value-type="float">
            <text:p>2552</text:p>
          </table:table-cell>
          <table:table-cell ns41:value-type="float" table:style-name="ce11" office:value="2557" office:value-type="float">
            <text:p>255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1:value-type="float" table:style-name="ce8" office:value="337" office:value-type="float">
            <text:p>337</text:p>
          </table:table-cell>
          <table:table-cell ns41:value-type="float" table:style-name="ce11" office:value="308" office:value-type="float">
            <text:p>30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1:value-type="float" table:style-name="ce8" office:value="3864" office:value-type="float">
            <text:p>3864</text:p>
          </table:table-cell>
          <table:table-cell ns41:value-type="float" table:style-name="ce11" office:value="4006" office:value-type="float">
            <text:p>400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1:value-type="float" table:style-name="ce8" office:value="9600" office:value-type="float">
            <text:p>9600</text:p>
          </table:table-cell>
          <table:table-cell ns41:value-type="float" table:style-name="ce11" office:value="10300" office:value-type="float">
            <text:p>1030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1:value-type="float" table:style-name="ce8" office:value="6692" office:value-type="float">
            <text:p>6692</text:p>
          </table:table-cell>
          <table:table-cell ns41:value-type="float" table:style-name="ce11" office:value="7010" office:value-type="float">
            <text:p>701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1:value-type="float" table:style-name="ce8" office:value="2049" office:value-type="float">
            <text:p>2049</text:p>
          </table:table-cell>
          <table:table-cell ns41:value-type="float" table:style-name="ce11" office:value="2056" office:value-type="float">
            <text:p>205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ij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1:value-type="float" table:style-name="ce8" office:value="6068" office:value-type="float">
            <text:p>6068</text:p>
          </table:table-cell>
          <table:table-cell ns41:value-type="float" table:style-name="ce11" office:value="6311" office:value-type="float">
            <text:p>631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Ylst</text:p>
            <office:annotation>
              <text:p>http://purl.org/linked-data/sdmx/2009/dimension#refArea=http://www.gemeentegeschiedenis.nl/amco/11062</text:p>
            </office:annotation>
          </table:table-cell>
          <table:table-cell ns41:value-type="float" table:style-name="ce8" office:value="717" office:value-type="float">
            <text:p>717</text:p>
          </table:table-cell>
          <table:table-cell ns41:value-type="float" table:style-name="ce11" office:value="772" office:value-type="float">
            <text:p>77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float" table:style-name="ce8" office:value="2895" office:value-type="float">
            <text:p>2895</text:p>
          </table:table-cell>
          <table:table-cell ns41:value-type="float" table:style-name="ce11" office:value="3169" office:value-type="float">
            <text:p>316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float" table:style-name="ce8" office:value="11757" office:value-type="float">
            <text:p>11757</text:p>
          </table:table-cell>
          <table:table-cell ns41:value-type="float" table:style-name="ce11" office:value="11118" office:value-type="float">
            <text:p>1111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float" table:style-name="ce8" office:value="4995" office:value-type="float">
            <text:p>4995</text:p>
          </table:table-cell>
          <table:table-cell ns41:value-type="float" table:style-name="ce11" office:value="5463" office:value-type="float">
            <text:p>546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float" table:style-name="ce8" office:value="5150" office:value-type="float">
            <text:p>5150</text:p>
          </table:table-cell>
          <table:table-cell ns41:value-type="float" table:style-name="ce11" office:value="5466" office:value-type="float">
            <text:p>546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float" table:style-name="ce8" office:value="4005" office:value-type="float">
            <text:p>4005</text:p>
          </table:table-cell>
          <table:table-cell ns41:value-type="float" table:style-name="ce11" office:value="4293" office:value-type="float">
            <text:p>429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float" table:style-name="ce8" office:value="2203" office:value-type="float">
            <text:p>2203</text:p>
          </table:table-cell>
          <table:table-cell ns41:value-type="float" table:style-name="ce11" office:value="2457" office:value-type="float">
            <text:p>245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float" table:style-name="ce8" office:value="1515" office:value-type="float">
            <text:p>1515</text:p>
          </table:table-cell>
          <table:table-cell ns41:value-type="float" table:style-name="ce11" office:value="1635" office:value-type="float">
            <text:p>163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float" table:style-name="ce8" office:value="1611" office:value-type="float">
            <text:p>1611</text:p>
          </table:table-cell>
          <table:table-cell ns41:value-type="float" table:style-name="ce11" office:value="1825" office:value-type="float">
            <text:p>182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float" table:style-name="ce8" office:value="2019" office:value-type="float">
            <text:p>2019</text:p>
          </table:table-cell>
          <table:table-cell ns41:value-type="float" table:style-name="ce11" office:value="2122" office:value-type="float">
            <text:p>212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float" table:style-name="ce8" office:value="26475" office:value-type="float">
            <text:p>26475</text:p>
          </table:table-cell>
          <table:table-cell ns41:value-type="float" table:style-name="ce11" office:value="28091" office:value-type="float">
            <text:p>2809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float" table:style-name="ce8" office:value="1843" office:value-type="float">
            <text:p>1843</text:p>
          </table:table-cell>
          <table:table-cell ns41:value-type="float" table:style-name="ce11" office:value="1951" office:value-type="float">
            <text:p>195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float" table:style-name="ce8" office:value="1858" office:value-type="float">
            <text:p>1858</text:p>
          </table:table-cell>
          <table:table-cell ns41:value-type="float" table:style-name="ce11" office:value="1987" office:value-type="float">
            <text:p>198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o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float" table:style-name="ce8" office:value="1971" office:value-type="float">
            <text:p>1971</text:p>
          </table:table-cell>
          <table:table-cell ns41:value-type="float" table:style-name="ce11" office:value="2293" office:value-type="float">
            <text:p>229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float" table:style-name="ce8" office:value="9908" office:value-type="float">
            <text:p>9908</text:p>
          </table:table-cell>
          <table:table-cell ns41:value-type="float" table:style-name="ce11" office:value="10480" office:value-type="float">
            <text:p>1048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float" table:style-name="ce8" office:value="7775" office:value-type="float">
            <text:p>7775</text:p>
          </table:table-cell>
          <table:table-cell ns41:value-type="float" table:style-name="ce11" office:value="7540" office:value-type="float">
            <text:p>754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float" table:style-name="ce8" office:value="2225" office:value-type="float">
            <text:p>2225</text:p>
          </table:table-cell>
          <table:table-cell ns41:value-type="float" table:style-name="ce11" office:value="3325" office:value-type="float">
            <text:p>332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float" table:style-name="ce8" office:value="750" office:value-type="float">
            <text:p>750</text:p>
          </table:table-cell>
          <table:table-cell ns41:value-type="float" table:style-name="ce11" office:value="815" office:value-type="float">
            <text:p>81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float" table:style-name="ce8" office:value="6196" office:value-type="float">
            <text:p>6196</text:p>
          </table:table-cell>
          <table:table-cell ns41:value-type="float" table:style-name="ce11" office:value="6970" office:value-type="float">
            <text:p>697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float" table:style-name="ce8" office:value="1651" office:value-type="float">
            <text:p>1651</text:p>
          </table:table-cell>
          <table:table-cell ns41:value-type="float" table:style-name="ce11" office:value="1846" office:value-type="float">
            <text:p>184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float" table:style-name="ce8" office:value="1332" office:value-type="float">
            <text:p>1332</text:p>
          </table:table-cell>
          <table:table-cell ns41:value-type="float" table:style-name="ce11" office:value="1437" office:value-type="float">
            <text:p>143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float" table:style-name="ce8" office:value="3239" office:value-type="float">
            <text:p>3239</text:p>
          </table:table-cell>
          <table:table-cell ns41:value-type="float" table:style-name="ce11" office:value="3408" office:value-type="float">
            <text:p>340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float" table:style-name="ce8" office:value="1778" office:value-type="float">
            <text:p>1778</text:p>
          </table:table-cell>
          <table:table-cell ns41:value-type="float" table:style-name="ce11" office:value="2000" office:value-type="float">
            <text:p>200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float" table:style-name="ce8" office:value="2639" office:value-type="float">
            <text:p>2639</text:p>
          </table:table-cell>
          <table:table-cell ns41:value-type="float" table:style-name="ce11" office:value="2929" office:value-type="float">
            <text:p>292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float" table:style-name="ce8" office:value="1426" office:value-type="float">
            <text:p>1426</text:p>
          </table:table-cell>
          <table:table-cell ns41:value-type="float" table:style-name="ce11" office:value="1590" office:value-type="float">
            <text:p>159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1:value-type="float" table:style-name="ce8" office:value="2161" office:value-type="float">
            <text:p>2161</text:p>
          </table:table-cell>
          <table:table-cell ns41:value-type="float" table:style-name="ce11" office:value="2551" office:value-type="float">
            <text:p>255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float" table:style-name="ce8" office:value="3112" office:value-type="float">
            <text:p>3112</text:p>
          </table:table-cell>
          <table:table-cell ns41:value-type="float" table:style-name="ce11" office:value="3356" office:value-type="float">
            <text:p>335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float" table:style-name="ce8" office:value="3236" office:value-type="float">
            <text:p>3236</text:p>
          </table:table-cell>
          <table:table-cell ns41:value-type="float" table:style-name="ce11" office:value="3575" office:value-type="float">
            <text:p>357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float" table:style-name="ce8" office:value="1189" office:value-type="float">
            <text:p>1189</text:p>
          </table:table-cell>
          <table:table-cell ns41:value-type="float" table:style-name="ce11" office:value="1385" office:value-type="float">
            <text:p>138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float" table:style-name="ce8" office:value="3089" office:value-type="float">
            <text:p>3089</text:p>
          </table:table-cell>
          <table:table-cell ns41:value-type="float" table:style-name="ce11" office:value="3396" office:value-type="float">
            <text:p>339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float" table:style-name="ce8" office:value="2943" office:value-type="float">
            <text:p>2943</text:p>
          </table:table-cell>
          <table:table-cell ns41:value-type="float" table:style-name="ce11" office:value="3335" office:value-type="float">
            <text:p>333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ijk, de</text:p>
          </table:table-cell>
          <table:table-cell ns41:value-type="float" table:style-name="ce8" office:value="1956" office:value-type="float">
            <text:p>1956</text:p>
          </table:table-cell>
          <table:table-cell ns41:value-type="float" table:style-name="ce11" office:value="1988" office:value-type="float">
            <text:p>198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float" table:style-name="ce8" office:value="2984" office:value-type="float">
            <text:p>2984</text:p>
          </table:table-cell>
          <table:table-cell ns41:value-type="float" table:style-name="ce11" office:value="2835" office:value-type="float">
            <text:p>283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float" table:style-name="ce8" office:value="3353" office:value-type="float">
            <text:p>3353</text:p>
          </table:table-cell>
          <table:table-cell ns41:value-type="float" table:style-name="ce11" office:value="3560" office:value-type="float">
            <text:p>356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float" table:style-name="ce8" office:value="1138" office:value-type="float">
            <text:p>1138</text:p>
          </table:table-cell>
          <table:table-cell ns41:value-type="float" table:style-name="ce11" office:value="1232" office:value-type="float">
            <text:p>123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float" table:style-name="ce8" office:value="20468" office:value-type="float">
            <text:p>20468</text:p>
          </table:table-cell>
          <table:table-cell ns41:value-type="float" table:style-name="ce11" office:value="19843" office:value-type="float">
            <text:p>1984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mbt-Delden</text:p>
          </table:table-cell>
          <table:table-cell ns41:value-type="float" table:style-name="ce8" office:value="2168" office:value-type="float">
            <text:p>2168</text:p>
          </table:table-cell>
          <table:table-cell ns41:value-type="float" table:style-name="ce11" office:value="2516" office:value-type="float">
            <text:p>251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float" table:style-name="ce8" office:value="5472" office:value-type="float">
            <text:p>5472</text:p>
          </table:table-cell>
          <table:table-cell ns41:value-type="float" table:style-name="ce11" office:value="6008" office:value-type="float">
            <text:p>600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float" table:style-name="ce8" office:value="1116" office:value-type="float">
            <text:p>1116</text:p>
          </table:table-cell>
          <table:table-cell ns41:value-type="float" table:style-name="ce11" office:value="1136" office:value-type="float">
            <text:p>113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1:value-type="float" table:style-name="ce8" office:value="258" office:value-type="float">
            <text:p>258</text:p>
          </table:table-cell>
          <table:table-cell ns41:value-type="float" table:style-name="ce11" office:value="305" office:value-type="float">
            <text:p>30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float" table:style-name="ce8" office:value="675" office:value-type="float">
            <text:p>675</text:p>
          </table:table-cell>
          <table:table-cell ns41:value-type="float" table:style-name="ce11" office:value="710" office:value-type="float">
            <text:p>71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float" table:style-name="ce8" office:value="5537" office:value-type="float">
            <text:p>5537</text:p>
          </table:table-cell>
          <table:table-cell ns41:value-type="float" table:style-name="ce11" office:value="6117" office:value-type="float">
            <text:p>611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float" table:style-name="ce8" office:value="4257" office:value-type="float">
            <text:p>4257</text:p>
          </table:table-cell>
          <table:table-cell ns41:value-type="float" table:style-name="ce11" office:value="4654" office:value-type="float">
            <text:p>465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float" table:style-name="ce8" office:value="3905" office:value-type="float">
            <text:p>3905</text:p>
          </table:table-cell>
          <table:table-cell ns41:value-type="float" table:style-name="ce11" office:value="4098" office:value-type="float">
            <text:p>409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float" table:style-name="ce8" office:value="22716" office:value-type="float">
            <text:p>22716</text:p>
          </table:table-cell>
          <table:table-cell ns41:value-type="float" table:style-name="ce11" office:value="21690" office:value-type="float">
            <text:p>2169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float" table:style-name="ce8" office:value="989" office:value-type="float">
            <text:p>989</text:p>
          </table:table-cell>
          <table:table-cell ns41:value-type="float" table:style-name="ce11" office:value="1051" office:value-type="float">
            <text:p>105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float" table:style-name="ce8" office:value="3879" office:value-type="float">
            <text:p>3879</text:p>
          </table:table-cell>
          <table:table-cell ns41:value-type="float" table:style-name="ce11" office:value="4163" office:value-type="float">
            <text:p>416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float" table:style-name="ce8" office:value="51260" office:value-type="float">
            <text:p>51260</text:p>
          </table:table-cell>
          <table:table-cell ns41:value-type="float" table:style-name="ce11" office:value="51189" office:value-type="float">
            <text:p>5118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float" table:style-name="ce8" office:value="1987" office:value-type="float">
            <text:p>1987</text:p>
          </table:table-cell>
          <table:table-cell ns41:value-type="float" table:style-name="ce11" office:value="2102" office:value-type="float">
            <text:p>210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float" table:style-name="ce8" office:value="1225" office:value-type="float">
            <text:p>1225</text:p>
          </table:table-cell>
          <table:table-cell ns41:value-type="float" table:style-name="ce11" office:value="1333" office:value-type="float">
            <text:p>133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float" table:style-name="ce8" office:value="2565" office:value-type="float">
            <text:p>2565</text:p>
          </table:table-cell>
          <table:table-cell ns41:value-type="float" table:style-name="ce11" office:value="2556" office:value-type="float">
            <text:p>255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float" table:style-name="ce8" office:value="2511" office:value-type="float">
            <text:p>2511</text:p>
          </table:table-cell>
          <table:table-cell ns41:value-type="float" table:style-name="ce11" office:value="2623" office:value-type="float">
            <text:p>262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float" table:style-name="ce8" office:value="5470" office:value-type="float">
            <text:p>5470</text:p>
          </table:table-cell>
          <table:table-cell ns41:value-type="float" table:style-name="ce11" office:value="5901" office:value-type="float">
            <text:p>590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am, den</text:p>
          </table:table-cell>
          <table:table-cell ns41:value-type="float" table:style-name="ce8" office:value="4066" office:value-type="float">
            <text:p>4066</text:p>
          </table:table-cell>
          <table:table-cell ns41:value-type="float" table:style-name="ce11" office:value="4454" office:value-type="float">
            <text:p>445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float" table:style-name="ce8" office:value="9824" office:value-type="float">
            <text:p>9824</text:p>
          </table:table-cell>
          <table:table-cell ns41:value-type="float" table:style-name="ce11" office:value="10408" office:value-type="float">
            <text:p>1040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float" table:style-name="ce8" office:value="1068" office:value-type="float">
            <text:p>1068</text:p>
          </table:table-cell>
          <table:table-cell ns41:value-type="float" table:style-name="ce11" office:value="1164" office:value-type="float">
            <text:p>116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float" table:style-name="ce8" office:value="1686" office:value-type="float">
            <text:p>1686</text:p>
          </table:table-cell>
          <table:table-cell ns41:value-type="float" table:style-name="ce11" office:value="1782" office:value-type="float">
            <text:p>178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float" table:style-name="ce8" office:value="8827" office:value-type="float">
            <text:p>8827</text:p>
          </table:table-cell>
          <table:table-cell ns41:value-type="float" table:style-name="ce11" office:value="9014" office:value-type="float">
            <text:p>901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float" table:style-name="ce8" office:value="23273" office:value-type="float">
            <text:p>23273</text:p>
          </table:table-cell>
          <table:table-cell ns41:value-type="float" table:style-name="ce11" office:value="23109" office:value-type="float">
            <text:p>2310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float" table:style-name="ce8" office:value="2477" office:value-type="float">
            <text:p>2477</text:p>
          </table:table-cell>
          <table:table-cell ns41:value-type="float" table:style-name="ce11" office:value="2568" office:value-type="float">
            <text:p>256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float" table:style-name="ce8" office:value="11580" office:value-type="float">
            <text:p>11580</text:p>
          </table:table-cell>
          <table:table-cell ns41:value-type="float" table:style-name="ce11" office:value="11741" office:value-type="float">
            <text:p>1174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float" table:style-name="ce8" office:value="384" office:value-type="float">
            <text:p>384</text:p>
          </table:table-cell>
          <table:table-cell ns41:value-type="float" table:style-name="ce11" office:value="450" office:value-type="float">
            <text:p>45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float" table:style-name="ce8" office:value="9198" office:value-type="float">
            <text:p>9198</text:p>
          </table:table-cell>
          <table:table-cell ns41:value-type="float" table:style-name="ce11" office:value="9576" office:value-type="float">
            <text:p>957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float" table:style-name="ce8" office:value="2847" office:value-type="float">
            <text:p>2847</text:p>
          </table:table-cell>
          <table:table-cell ns41:value-type="float" table:style-name="ce11" office:value="3054" office:value-type="float">
            <text:p>305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1:value-type="float" table:style-name="ce8" office:value="2116" office:value-type="float">
            <text:p>2116</text:p>
          </table:table-cell>
          <table:table-cell ns41:value-type="float" table:style-name="ce11" office:value="2354" office:value-type="float">
            <text:p>235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float" table:style-name="ce8" office:value="1396" office:value-type="float">
            <text:p>1396</text:p>
          </table:table-cell>
          <table:table-cell ns41:value-type="float" table:style-name="ce11" office:value="1616" office:value-type="float">
            <text:p>161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float" table:style-name="ce8" office:value="6239" office:value-type="float">
            <text:p>6239</text:p>
          </table:table-cell>
          <table:table-cell ns41:value-type="float" table:style-name="ce11" office:value="6002" office:value-type="float">
            <text:p>600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float" table:style-name="ce8" office:value="3315" office:value-type="float">
            <text:p>3315</text:p>
          </table:table-cell>
          <table:table-cell ns41:value-type="float" table:style-name="ce11" office:value="3467" office:value-type="float">
            <text:p>346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float" table:style-name="ce8" office:value="5201" office:value-type="float">
            <text:p>5201</text:p>
          </table:table-cell>
          <table:table-cell ns41:value-type="float" table:style-name="ce11" office:value="5529" office:value-type="float">
            <text:p>552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float" table:style-name="ce8" office:value="1002" office:value-type="float">
            <text:p>1002</text:p>
          </table:table-cell>
          <table:table-cell ns41:value-type="float" table:style-name="ce11" office:value="887" office:value-type="float">
            <text:p>88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float" table:style-name="ce8" office:value="6089" office:value-type="float">
            <text:p>6089</text:p>
          </table:table-cell>
          <table:table-cell ns41:value-type="float" table:style-name="ce11" office:value="6494" office:value-type="float">
            <text:p>649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float" table:style-name="ce8" office:value="5832" office:value-type="float">
            <text:p>5832</text:p>
          </table:table-cell>
          <table:table-cell ns41:value-type="float" table:style-name="ce11" office:value="6053" office:value-type="float">
            <text:p>605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1:value-type="float" table:style-name="ce8" office:value="1882" office:value-type="float">
            <text:p>1882</text:p>
          </table:table-cell>
          <table:table-cell ns41:value-type="float" table:style-name="ce11" office:value="1767" office:value-type="float">
            <text:p>176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float" table:style-name="ce8" office:value="3926" office:value-type="float">
            <text:p>3926</text:p>
          </table:table-cell>
          <table:table-cell ns41:value-type="float" table:style-name="ce11" office:value="4259" office:value-type="float">
            <text:p>425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float" table:style-name="ce8" office:value="4461" office:value-type="float">
            <text:p>4461</text:p>
          </table:table-cell>
          <table:table-cell ns41:value-type="float" table:style-name="ce11" office:value="4406" office:value-type="float">
            <text:p>440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float" table:style-name="ce8" office:value="3804" office:value-type="float">
            <text:p>3804</text:p>
          </table:table-cell>
          <table:table-cell ns41:value-type="float" table:style-name="ce11" office:value="3867" office:value-type="float">
            <text:p>386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float" table:style-name="ce8" office:value="5888" office:value-type="float">
            <text:p>5888</text:p>
          </table:table-cell>
          <table:table-cell ns41:value-type="float" table:style-name="ce11" office:value="6389" office:value-type="float">
            <text:p>638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float" table:style-name="ce8" office:value="2366" office:value-type="float">
            <text:p>2366</text:p>
          </table:table-cell>
          <table:table-cell ns41:value-type="float" table:style-name="ce11" office:value="2541" office:value-type="float">
            <text:p>254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float" table:style-name="ce8" office:value="5212" office:value-type="float">
            <text:p>5212</text:p>
          </table:table-cell>
          <table:table-cell ns41:value-type="float" table:style-name="ce11" office:value="5506" office:value-type="float">
            <text:p>550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float" table:style-name="ce8" office:value="791" office:value-type="float">
            <text:p>791</text:p>
          </table:table-cell>
          <table:table-cell ns41:value-type="float" table:style-name="ce11" office:value="910" office:value-type="float">
            <text:p>91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float" table:style-name="ce8" office:value="3465" office:value-type="float">
            <text:p>3465</text:p>
          </table:table-cell>
          <table:table-cell ns41:value-type="float" table:style-name="ce11" office:value="3895" office:value-type="float">
            <text:p>389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float" table:style-name="ce8" office:value="7201" office:value-type="float">
            <text:p>7201</text:p>
          </table:table-cell>
          <table:table-cell ns41:value-type="float" table:style-name="ce11" office:value="7712" office:value-type="float">
            <text:p>771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float" table:style-name="ce8" office:value="2772" office:value-type="float">
            <text:p>2772</text:p>
          </table:table-cell>
          <table:table-cell ns41:value-type="float" table:style-name="ce11" office:value="3044" office:value-type="float">
            <text:p>304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Y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float" table:style-name="ce8" office:value="3351" office:value-type="float">
            <text:p>3351</text:p>
          </table:table-cell>
          <table:table-cell ns41:value-type="float" table:style-name="ce11" office:value="3579" office:value-type="float">
            <text:p>357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float" table:style-name="ce8" office:value="1709" office:value-type="float">
            <text:p>1709</text:p>
          </table:table-cell>
          <table:table-cell ns41:value-type="float" table:style-name="ce11" office:value="1699" office:value-type="float">
            <text:p>169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float" table:style-name="ce8" office:value="24632" office:value-type="float">
            <text:p>24632</text:p>
          </table:table-cell>
          <table:table-cell ns41:value-type="float" table:style-name="ce11" office:value="23387" office:value-type="float">
            <text:p>2338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float" table:style-name="ce8" office:value="4544" office:value-type="float">
            <text:p>4544</text:p>
          </table:table-cell>
          <table:table-cell ns41:value-type="float" table:style-name="ce11" office:value="4932" office:value-type="float">
            <text:p>493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1:value-type="float" table:style-name="ce8" office:value="6674" office:value-type="float">
            <text:p>6674</text:p>
          </table:table-cell>
          <table:table-cell ns41:value-type="float" table:style-name="ce11" office:value="7013" office:value-type="float">
            <text:p>701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1:value-type="float" table:style-name="ce8" office:value="1290" office:value-type="float">
            <text:p>1290</text:p>
          </table:table-cell>
          <table:table-cell ns41:value-type="float" table:style-name="ce11" office:value="1415" office:value-type="float">
            <text:p>141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1:value-type="float" table:style-name="ce8" office:value="1431" office:value-type="float">
            <text:p>1431</text:p>
          </table:table-cell>
          <table:table-cell ns41:value-type="float" table:style-name="ce11" office:value="1610" office:value-type="float">
            <text:p>161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1:value-type="float" table:style-name="ce8" office:value="42561" office:value-type="float">
            <text:p>42561</text:p>
          </table:table-cell>
          <table:table-cell ns41:value-type="float" table:style-name="ce11" office:value="42309" office:value-type="float">
            <text:p>4230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1:value-type="float" table:style-name="ce8" office:value="1549" office:value-type="float">
            <text:p>1549</text:p>
          </table:table-cell>
          <table:table-cell ns41:value-type="float" table:style-name="ce11" office:value="1806" office:value-type="float">
            <text:p>180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1:value-type="float" table:style-name="ce8" office:value="51152" office:value-type="float">
            <text:p>51152</text:p>
          </table:table-cell>
          <table:table-cell ns41:value-type="float" table:style-name="ce11" office:value="47904" office:value-type="float">
            <text:p>4790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1:value-type="float" table:style-name="ce8" office:value="9454" office:value-type="float">
            <text:p>9454</text:p>
          </table:table-cell>
          <table:table-cell ns41:value-type="float" table:style-name="ce11" office:value="9736" office:value-type="float">
            <text:p>973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1:value-type="float" table:style-name="ce8" office:value="270" office:value-type="float">
            <text:p>270</text:p>
          </table:table-cell>
          <table:table-cell ns41:value-type="float" table:style-name="ce11" office:value="313" office:value-type="float">
            <text:p>31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1:value-type="float" table:style-name="ce8" office:value="1516" office:value-type="float">
            <text:p>1516</text:p>
          </table:table-cell>
          <table:table-cell ns41:value-type="float" table:style-name="ce11" office:value="1513" office:value-type="float">
            <text:p>151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1:value-type="float" table:style-name="ce8" office:value="3924" office:value-type="float">
            <text:p>3924</text:p>
          </table:table-cell>
          <table:table-cell ns41:value-type="float" table:style-name="ce11" office:value="4315" office:value-type="float">
            <text:p>431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1:value-type="float" table:style-name="ce8" office:value="6379" office:value-type="float">
            <text:p>6379</text:p>
          </table:table-cell>
          <table:table-cell ns41:value-type="float" table:style-name="ce11" office:value="7010" office:value-type="float">
            <text:p>701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1:value-type="float" table:style-name="ce8" office:value="794" office:value-type="float">
            <text:p>794</text:p>
          </table:table-cell>
          <table:table-cell ns41:value-type="float" table:style-name="ce11" office:value="925" office:value-type="float">
            <text:p>92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1:value-type="float" table:style-name="ce8" office:value="1790" office:value-type="float">
            <text:p>1790</text:p>
          </table:table-cell>
          <table:table-cell ns41:value-type="float" table:style-name="ce11" office:value="1881" office:value-type="float">
            <text:p>188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1:value-type="float" table:style-name="ce8" office:value="772" office:value-type="float">
            <text:p>772</text:p>
          </table:table-cell>
          <table:table-cell ns41:value-type="float" table:style-name="ce11" office:value="852" office:value-type="float">
            <text:p>85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1:value-type="float" table:style-name="ce8" office:value="2980" office:value-type="float">
            <text:p>2980</text:p>
          </table:table-cell>
          <table:table-cell ns41:value-type="float" table:style-name="ce11" office:value="3277" office:value-type="float">
            <text:p>327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1:value-type="float" table:style-name="ce8" office:value="855" office:value-type="float">
            <text:p>855</text:p>
          </table:table-cell>
          <table:table-cell ns41:value-type="float" table:style-name="ce11" office:value="960" office:value-type="float">
            <text:p>96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1:value-type="float" table:style-name="ce8" office:value="5451" office:value-type="float">
            <text:p>5451</text:p>
          </table:table-cell>
          <table:table-cell ns41:value-type="float" table:style-name="ce11" office:value="5761" office:value-type="float">
            <text:p>576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1:value-type="float" table:style-name="ce8" office:value="925" office:value-type="float">
            <text:p>925</text:p>
          </table:table-cell>
          <table:table-cell ns41:value-type="float" table:style-name="ce11" office:value="1022" office:value-type="float">
            <text:p>102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1:value-type="float" table:style-name="ce8" office:value="1016" office:value-type="float">
            <text:p>1016</text:p>
          </table:table-cell>
          <table:table-cell ns41:value-type="float" table:style-name="ce11" office:value="1086" office:value-type="float">
            <text:p>108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1:value-type="float" table:style-name="ce8" office:value="5335" office:value-type="float">
            <text:p>5335</text:p>
          </table:table-cell>
          <table:table-cell ns41:value-type="float" table:style-name="ce11" office:value="5228" office:value-type="float">
            <text:p>522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1:value-type="float" table:style-name="ce8" office:value="1196" office:value-type="float">
            <text:p>1196</text:p>
          </table:table-cell>
          <table:table-cell ns41:value-type="float" table:style-name="ce11" office:value="1308" office:value-type="float">
            <text:p>130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1:value-type="float" table:style-name="ce8" office:value="4136" office:value-type="float">
            <text:p>4136</text:p>
          </table:table-cell>
          <table:table-cell ns41:value-type="float" table:style-name="ce11" office:value="4328" office:value-type="float">
            <text:p>432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1:value-type="float" table:style-name="ce8" office:value="2126" office:value-type="float">
            <text:p>2126</text:p>
          </table:table-cell>
          <table:table-cell ns41:value-type="float" table:style-name="ce11" office:value="2209" office:value-type="float">
            <text:p>220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1:value-type="float" table:style-name="ce8" office:value="1063" office:value-type="float">
            <text:p>1063</text:p>
          </table:table-cell>
          <table:table-cell ns41:value-type="float" table:style-name="ce11" office:value="1207" office:value-type="float">
            <text:p>120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1:value-type="float" table:style-name="ce8" office:value="2926" office:value-type="float">
            <text:p>2926</text:p>
          </table:table-cell>
          <table:table-cell ns41:value-type="float" table:style-name="ce11" office:value="2779" office:value-type="float">
            <text:p>277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1:value-type="float" table:style-name="ce8" office:value="9742" office:value-type="float">
            <text:p>9742</text:p>
          </table:table-cell>
          <table:table-cell ns41:value-type="float" table:style-name="ce11" office:value="10163" office:value-type="float">
            <text:p>1016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1:value-type="float" table:style-name="ce8" office:value="2695" office:value-type="float">
            <text:p>2695</text:p>
          </table:table-cell>
          <table:table-cell ns41:value-type="float" table:style-name="ce11" office:value="2893" office:value-type="float">
            <text:p>289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1:value-type="float" table:style-name="ce8" office:value="1276" office:value-type="float">
            <text:p>1276</text:p>
          </table:table-cell>
          <table:table-cell ns41:value-type="float" table:style-name="ce11" office:value="1355" office:value-type="float">
            <text:p>135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1:value-type="float" table:style-name="ce8" office:value="3904" office:value-type="float">
            <text:p>3904</text:p>
          </table:table-cell>
          <table:table-cell ns41:value-type="float" table:style-name="ce11" office:value="3551" office:value-type="float">
            <text:p>355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1:value-type="float" table:style-name="ce8" office:value="2108" office:value-type="float">
            <text:p>2108</text:p>
          </table:table-cell>
          <table:table-cell ns41:value-type="float" table:style-name="ce11" office:value="2281" office:value-type="float">
            <text:p>228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1:value-type="float" table:style-name="ce8" office:value="1597" office:value-type="float">
            <text:p>1597</text:p>
          </table:table-cell>
          <table:table-cell ns41:value-type="float" table:style-name="ce11" office:value="1808" office:value-type="float">
            <text:p>180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1:value-type="float" table:style-name="ce8" office:value="21185" office:value-type="float">
            <text:p>21185</text:p>
          </table:table-cell>
          <table:table-cell ns41:value-type="float" table:style-name="ce11" office:value="21698" office:value-type="float">
            <text:p>2169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1:value-type="float" table:style-name="ce8" office:value="5638" office:value-type="float">
            <text:p>5638</text:p>
          </table:table-cell>
          <table:table-cell ns41:value-type="float" table:style-name="ce11" office:value="6087" office:value-type="float">
            <text:p>608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1:value-type="float" table:style-name="ce8" office:value="1366" office:value-type="float">
            <text:p>1366</text:p>
          </table:table-cell>
          <table:table-cell ns41:value-type="float" table:style-name="ce11" office:value="1425" office:value-type="float">
            <text:p>142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1:value-type="float" table:style-name="ce8" office:value="5046" office:value-type="float">
            <text:p>5046</text:p>
          </table:table-cell>
          <table:table-cell ns41:value-type="float" table:style-name="ce11" office:value="5408" office:value-type="float">
            <text:p>540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1:value-type="float" table:style-name="ce8" office:value="8850" office:value-type="float">
            <text:p>8850</text:p>
          </table:table-cell>
          <table:table-cell ns41:value-type="float" table:style-name="ce11" office:value="9159" office:value-type="float">
            <text:p>915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1:value-type="float" table:style-name="ce8" office:value="10846" office:value-type="float">
            <text:p>10846</text:p>
          </table:table-cell>
          <table:table-cell ns41:value-type="float" table:style-name="ce11" office:value="10310" office:value-type="float">
            <text:p>1031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1:value-type="float" table:style-name="ce8" office:value="471" office:value-type="float">
            <text:p>471</text:p>
          </table:table-cell>
          <table:table-cell ns41:value-type="float" table:style-name="ce11" office:value="536" office:value-type="float">
            <text:p>53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1:value-type="float" table:style-name="ce8" office:value="1634" office:value-type="float">
            <text:p>1634</text:p>
          </table:table-cell>
          <table:table-cell ns41:value-type="float" table:style-name="ce11" office:value="1663" office:value-type="float">
            <text:p>166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ameren</text:p>
            <office:annotation>
              <text:p>http://purl.org/linked-data/sdmx/2009/dimension#refArea=http://www.gemeentegeschiedenis.nl/amco/10037</text:p>
            </office:annotation>
          </table:table-cell>
          <table:table-cell ns41:value-type="float" table:style-name="ce8" office:value="910" office:value-type="float">
            <text:p>910</text:p>
          </table:table-cell>
          <table:table-cell ns41:value-type="float" table:style-name="ce11" office:value="1043" office:value-type="float">
            <text:p>104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1:value-type="float" table:style-name="ce8" office:value="2641" office:value-type="float">
            <text:p>2641</text:p>
          </table:table-cell>
          <table:table-cell ns41:value-type="float" table:style-name="ce11" office:value="2746" office:value-type="float">
            <text:p>274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1:value-type="float" table:style-name="ce8" office:value="5873" office:value-type="float">
            <text:p>5873</text:p>
          </table:table-cell>
          <table:table-cell ns41:value-type="float" table:style-name="ce11" office:value="6373" office:value-type="float">
            <text:p>637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1:value-type="float" table:style-name="ce8" office:value="1886" office:value-type="float">
            <text:p>1886</text:p>
          </table:table-cell>
          <table:table-cell ns41:value-type="float" table:style-name="ce11" office:value="2040" office:value-type="float">
            <text:p>204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1:value-type="float" table:style-name="ce8" office:value="5092" office:value-type="float">
            <text:p>5092</text:p>
          </table:table-cell>
          <table:table-cell ns41:value-type="float" table:style-name="ce11" office:value="5260" office:value-type="float">
            <text:p>526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1:value-type="float" table:style-name="ce8" office:value="2705" office:value-type="float">
            <text:p>2705</text:p>
          </table:table-cell>
          <table:table-cell ns41:value-type="float" table:style-name="ce11" office:value="2553" office:value-type="float">
            <text:p>255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1:value-type="float" table:style-name="ce8" office:value="5590" office:value-type="float">
            <text:p>5590</text:p>
          </table:table-cell>
          <table:table-cell ns41:value-type="float" table:style-name="ce11" office:value="5459" office:value-type="float">
            <text:p>545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1:value-type="float" table:style-name="ce8" office:value="1216" office:value-type="float">
            <text:p>1216</text:p>
          </table:table-cell>
          <table:table-cell ns41:value-type="float" table:style-name="ce11" office:value="1372" office:value-type="float">
            <text:p>137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1:value-type="float" table:style-name="ce8" office:value="5806" office:value-type="float">
            <text:p>5806</text:p>
          </table:table-cell>
          <table:table-cell ns41:value-type="float" table:style-name="ce11" office:value="5442" office:value-type="float">
            <text:p>544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1:value-type="float" table:style-name="ce8" office:value="2671" office:value-type="float">
            <text:p>2671</text:p>
          </table:table-cell>
          <table:table-cell ns41:value-type="float" table:style-name="ce11" office:value="2746" office:value-type="float">
            <text:p>274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1:value-type="float" table:style-name="ce8" office:value="820" office:value-type="float">
            <text:p>820</text:p>
          </table:table-cell>
          <table:table-cell ns41:value-type="float" table:style-name="ce11" office:value="898" office:value-type="float">
            <text:p>89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1:value-type="float" table:style-name="ce8" office:value="5287" office:value-type="float">
            <text:p>5287</text:p>
          </table:table-cell>
          <table:table-cell ns41:value-type="float" table:style-name="ce11" office:value="5610" office:value-type="float">
            <text:p>561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1:value-type="float" table:style-name="ce8" office:value="456" office:value-type="float">
            <text:p>456</text:p>
          </table:table-cell>
          <table:table-cell ns41:value-type="float" table:style-name="ce11" office:value="455" office:value-type="float">
            <text:p>45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mmen</text:p>
            <office:annotation>
              <text:p>http://purl.org/linked-data/sdmx/2009/dimension#refArea=http://www.gemeentegeschiedenis.nl/amco/11162</text:p>
            </office:annotation>
          </table:table-cell>
          <table:table-cell ns41:value-type="float" table:style-name="ce8" office:value="118" office:value-type="float">
            <text:p>118</text:p>
          </table:table-cell>
          <table:table-cell ns41:value-type="float" table:style-name="ce11" office:value="96" office:value-type="float">
            <text:p>9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float" table:style-name="ce8" office:value="2729" office:value-type="float">
            <text:p>2729</text:p>
          </table:table-cell>
          <table:table-cell ns41:value-type="float" table:style-name="ce11" office:value="2896" office:value-type="float">
            <text:p>289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1:value-type="float" table:style-name="ce8" office:value="2776" office:value-type="float">
            <text:p>2776</text:p>
          </table:table-cell>
          <table:table-cell ns41:value-type="float" table:style-name="ce11" office:value="3132" office:value-type="float">
            <text:p>313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1:value-type="float" table:style-name="ce8" office:value="808" office:value-type="float">
            <text:p>808</text:p>
          </table:table-cell>
          <table:table-cell ns41:value-type="float" table:style-name="ce11" office:value="921" office:value-type="float">
            <text:p>92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1:value-type="float" table:style-name="ce8" office:value="2176" office:value-type="float">
            <text:p>2176</text:p>
          </table:table-cell>
          <table:table-cell ns41:value-type="float" table:style-name="ce11" office:value="2304" office:value-type="float">
            <text:p>230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1:value-type="float" table:style-name="ce8" office:value="1405" office:value-type="float">
            <text:p>1405</text:p>
          </table:table-cell>
          <table:table-cell ns41:value-type="float" table:style-name="ce11" office:value="1449" office:value-type="float">
            <text:p>144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1:value-type="float" table:style-name="ce8" office:value="882" office:value-type="float">
            <text:p>882</text:p>
          </table:table-cell>
          <table:table-cell ns41:value-type="float" table:style-name="ce11" office:value="903" office:value-type="float">
            <text:p>90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1:value-type="float" table:style-name="ce8" office:value="517" office:value-type="float">
            <text:p>517</text:p>
          </table:table-cell>
          <table:table-cell ns41:value-type="float" table:style-name="ce11" office:value="528" office:value-type="float">
            <text:p>52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1:value-type="float" table:style-name="ce8" office:value="3236" office:value-type="float">
            <text:p>3236</text:p>
          </table:table-cell>
          <table:table-cell ns41:value-type="float" table:style-name="ce11" office:value="3524" office:value-type="float">
            <text:p>352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1:value-type="float" table:style-name="ce8" office:value="1716" office:value-type="float">
            <text:p>1716</text:p>
          </table:table-cell>
          <table:table-cell ns41:value-type="float" table:style-name="ce11" office:value="1778" office:value-type="float">
            <text:p>177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urwenen</text:p>
            <office:annotation>
              <text:p>http://purl.org/linked-data/sdmx/2009/dimension#refArea=http://www.gemeentegeschiedenis.nl/amco/11432</text:p>
            </office:annotation>
          </table:table-cell>
          <table:table-cell ns41:value-type="float" table:style-name="ce8" office:value="286" office:value-type="float">
            <text:p>286</text:p>
          </table:table-cell>
          <table:table-cell ns41:value-type="float" table:style-name="ce11" office:value="302" office:value-type="float">
            <text:p>30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1:value-type="float" table:style-name="ce8" office:value="604" office:value-type="float">
            <text:p>604</text:p>
          </table:table-cell>
          <table:table-cell ns41:value-type="float" table:style-name="ce11" office:value="677" office:value-type="float">
            <text:p>67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float" table:style-name="ce8" office:value="2246" office:value-type="float">
            <text:p>2246</text:p>
          </table:table-cell>
          <table:table-cell ns41:value-type="float" table:style-name="ce11" office:value="2449" office:value-type="float">
            <text:p>244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aren</text:p>
            <office:annotation>
              <text:p>http://purl.org/linked-data/sdmx/2009/dimension#refArea=http://www.gemeentegeschiedenis.nl/amco/10649</text:p>
            </office:annotation>
          </table:table-cell>
          <table:table-cell ns41:value-type="float" table:style-name="ce8" office:value="3075" office:value-type="float">
            <text:p>3075</text:p>
          </table:table-cell>
          <table:table-cell ns41:value-type="float" table:style-name="ce11" office:value="3275" office:value-type="float">
            <text:p>327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1:value-type="float" table:style-name="ce8" office:value="4729" office:value-type="float">
            <text:p>4729</text:p>
          </table:table-cell>
          <table:table-cell ns41:value-type="float" table:style-name="ce11" office:value="5315" office:value-type="float">
            <text:p>531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1:value-type="float" table:style-name="ce8" office:value="2168" office:value-type="float">
            <text:p>2168</text:p>
          </table:table-cell>
          <table:table-cell ns41:value-type="float" table:style-name="ce11" office:value="2455" office:value-type="float">
            <text:p>245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1:value-type="float" table:style-name="ce8" office:value="3417" office:value-type="float">
            <text:p>3417</text:p>
          </table:table-cell>
          <table:table-cell ns41:value-type="float" table:style-name="ce11" office:value="3125" office:value-type="float">
            <text:p>312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1:value-type="float" table:style-name="ce8" office:value="2252" office:value-type="float">
            <text:p>2252</text:p>
          </table:table-cell>
          <table:table-cell ns41:value-type="float" table:style-name="ce11" office:value="2452" office:value-type="float">
            <text:p>245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1:value-type="float" table:style-name="ce8" office:value="2041" office:value-type="float">
            <text:p>2041</text:p>
          </table:table-cell>
          <table:table-cell ns41:value-type="float" table:style-name="ce11" office:value="2202" office:value-type="float">
            <text:p>220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illingen</text:p>
            <office:annotation>
              <text:p>http://purl.org/linked-data/sdmx/2009/dimension#refArea=http://www.gemeentegeschiedenis.nl/amco/10072</text:p>
            </office:annotation>
          </table:table-cell>
          <table:table-cell ns41:value-type="float" table:style-name="ce8" office:value="1619" office:value-type="float">
            <text:p>1619</text:p>
          </table:table-cell>
          <table:table-cell ns41:value-type="float" table:style-name="ce11" office:value="1741" office:value-type="float">
            <text:p>174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ederhemert</text:p>
            <office:annotation>
              <text:p>http://purl.org/linked-data/sdmx/2009/dimension#refArea=http://www.gemeentegeschiedenis.nl/amco/10310</text:p>
            </office:annotation>
          </table:table-cell>
          <table:table-cell ns41:value-type="float" table:style-name="ce8" office:value="518" office:value-type="float">
            <text:p>518</text:p>
          </table:table-cell>
          <table:table-cell ns41:value-type="float" table:style-name="ce11" office:value="566" office:value-type="float">
            <text:p>56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1:value-type="float" table:style-name="ce8" office:value="3378" office:value-type="float">
            <text:p>3378</text:p>
          </table:table-cell>
          <table:table-cell ns41:value-type="float" table:style-name="ce11" office:value="3672" office:value-type="float">
            <text:p>367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1:value-type="float" table:style-name="ce8" office:value="6239" office:value-type="float">
            <text:p>6239</text:p>
          </table:table-cell>
          <table:table-cell ns41:value-type="float" table:style-name="ce11" office:value="6480" office:value-type="float">
            <text:p>648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1:value-type="float" table:style-name="ce8" office:value="54882" office:value-type="float">
            <text:p>54882</text:p>
          </table:table-cell>
          <table:table-cell ns41:value-type="float" table:style-name="ce11" office:value="52472" office:value-type="float">
            <text:p>5247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1:value-type="float" table:style-name="ce8" office:value="5612" office:value-type="float">
            <text:p>5612</text:p>
          </table:table-cell>
          <table:table-cell ns41:value-type="float" table:style-name="ce11" office:value="5852" office:value-type="float">
            <text:p>585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1:value-type="float" table:style-name="ce8" office:value="596" office:value-type="float">
            <text:p>596</text:p>
          </table:table-cell>
          <table:table-cell ns41:value-type="float" table:style-name="ce11" office:value="678" office:value-type="float">
            <text:p>67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1:value-type="float" table:style-name="ce8" office:value="1277" office:value-type="float">
            <text:p>1277</text:p>
          </table:table-cell>
          <table:table-cell ns41:value-type="float" table:style-name="ce11" office:value="1360" office:value-type="float">
            <text:p>136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1:value-type="float" table:style-name="ce8" office:value="758" office:value-type="float">
            <text:p>758</text:p>
          </table:table-cell>
          <table:table-cell ns41:value-type="float" table:style-name="ce11" office:value="799" office:value-type="float">
            <text:p>79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Poederoijen</text:p>
            <office:annotation>
              <text:p>http://purl.org/linked-data/sdmx/2009/dimension#refArea=http://www.gemeentegeschiedenis.nl/amco/10135</text:p>
            </office:annotation>
          </table:table-cell>
          <table:table-cell ns41:value-type="float" table:style-name="ce8" office:value="676" office:value-type="float">
            <text:p>676</text:p>
          </table:table-cell>
          <table:table-cell ns41:value-type="float" table:style-name="ce11" office:value="734" office:value-type="float">
            <text:p>73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1:value-type="float" table:style-name="ce8" office:value="5047" office:value-type="float">
            <text:p>5047</text:p>
          </table:table-cell>
          <table:table-cell ns41:value-type="float" table:style-name="ce11" office:value="5201" office:value-type="float">
            <text:p>520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1:value-type="float" table:style-name="ce8" office:value="11448" office:value-type="float">
            <text:p>11448</text:p>
          </table:table-cell>
          <table:table-cell ns41:value-type="float" table:style-name="ce11" office:value="10775" office:value-type="float">
            <text:p>1077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1:value-type="float" table:style-name="ce8" office:value="16039" office:value-type="float">
            <text:p>16039</text:p>
          </table:table-cell>
          <table:table-cell ns41:value-type="float" table:style-name="ce11" office:value="14890" office:value-type="float">
            <text:p>1489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1:value-type="float" table:style-name="ce8" office:value="792" office:value-type="float">
            <text:p>792</text:p>
          </table:table-cell>
          <table:table-cell ns41:value-type="float" table:style-name="ce11" office:value="796" office:value-type="float">
            <text:p>79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1:value-type="float" table:style-name="ce8" office:value="803" office:value-type="float">
            <text:p>803</text:p>
          </table:table-cell>
          <table:table-cell ns41:value-type="float" table:style-name="ce11" office:value="759" office:value-type="float">
            <text:p>75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1:value-type="float" table:style-name="ce8" office:value="2520" office:value-type="float">
            <text:p>2520</text:p>
          </table:table-cell>
          <table:table-cell ns41:value-type="float" table:style-name="ce11" office:value="2627" office:value-type="float">
            <text:p>262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1:value-type="float" table:style-name="ce8" office:value="1242" office:value-type="float">
            <text:p>1242</text:p>
          </table:table-cell>
          <table:table-cell ns41:value-type="float" table:style-name="ce11" office:value="1204" office:value-type="float">
            <text:p>120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1:value-type="float" table:style-name="ce8" office:value="1973" office:value-type="float">
            <text:p>1973</text:p>
          </table:table-cell>
          <table:table-cell ns41:value-type="float" table:style-name="ce11" office:value="2062" office:value-type="float">
            <text:p>206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1:value-type="float" table:style-name="ce8" office:value="6875" office:value-type="float">
            <text:p>6875</text:p>
          </table:table-cell>
          <table:table-cell ns41:value-type="float" table:style-name="ce11" office:value="6883" office:value-type="float">
            <text:p>688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1:value-type="float" table:style-name="ce8" office:value="3030" office:value-type="float">
            <text:p>3030</text:p>
          </table:table-cell>
          <table:table-cell ns41:value-type="float" table:style-name="ce11" office:value="3053" office:value-type="float">
            <text:p>305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1:value-type="float" table:style-name="ce8" office:value="3560" office:value-type="float">
            <text:p>3560</text:p>
          </table:table-cell>
          <table:table-cell ns41:value-type="float" table:style-name="ce11" office:value="3568" office:value-type="float">
            <text:p>356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1:value-type="float" table:style-name="ce8" office:value="547" office:value-type="float">
            <text:p>547</text:p>
          </table:table-cell>
          <table:table-cell ns41:value-type="float" table:style-name="ce11" office:value="637" office:value-type="float">
            <text:p>63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1:value-type="float" table:style-name="ce8" office:value="8316" office:value-type="float">
            <text:p>8316</text:p>
          </table:table-cell>
          <table:table-cell ns41:value-type="float" table:style-name="ce11" office:value="8468" office:value-type="float">
            <text:p>846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1:value-type="float" table:style-name="ce8" office:value="2794" office:value-type="float">
            <text:p>2794</text:p>
          </table:table-cell>
          <table:table-cell ns41:value-type="float" table:style-name="ce11" office:value="2771" office:value-type="float">
            <text:p>277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1:value-type="float" table:style-name="ce8" office:value="830" office:value-type="float">
            <text:p>830</text:p>
          </table:table-cell>
          <table:table-cell ns41:value-type="float" table:style-name="ce11" office:value="937" office:value-type="float">
            <text:p>93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1:value-type="float" table:style-name="ce8" office:value="831" office:value-type="float">
            <text:p>831</text:p>
          </table:table-cell>
          <table:table-cell ns41:value-type="float" table:style-name="ce11" office:value="847" office:value-type="float">
            <text:p>84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adenoijen</text:p>
            <office:annotation>
              <text:p>http://purl.org/linked-data/sdmx/2009/dimension#refArea=http://www.gemeentegeschiedenis.nl/amco/10201</text:p>
            </office:annotation>
          </table:table-cell>
          <table:table-cell ns41:value-type="float" table:style-name="ce8" office:value="1044" office:value-type="float">
            <text:p>1044</text:p>
          </table:table-cell>
          <table:table-cell ns41:value-type="float" table:style-name="ce11" office:value="1091" office:value-type="float">
            <text:p>109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1:value-type="float" table:style-name="ce8" office:value="8374" office:value-type="float">
            <text:p>8374</text:p>
          </table:table-cell>
          <table:table-cell ns41:value-type="float" table:style-name="ce11" office:value="9155" office:value-type="float">
            <text:p>915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1:value-type="float" table:style-name="ce8" office:value="3162" office:value-type="float">
            <text:p>3162</text:p>
          </table:table-cell>
          <table:table-cell ns41:value-type="float" table:style-name="ce11" office:value="3299" office:value-type="float">
            <text:p>329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1:value-type="float" table:style-name="ce8" office:value="2632" office:value-type="float">
            <text:p>2632</text:p>
          </table:table-cell>
          <table:table-cell ns41:value-type="float" table:style-name="ce11" office:value="2633" office:value-type="float">
            <text:p>263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1:value-type="float" table:style-name="ce8" office:value="1901" office:value-type="float">
            <text:p>1901</text:p>
          </table:table-cell>
          <table:table-cell ns41:value-type="float" table:style-name="ce11" office:value="2116" office:value-type="float">
            <text:p>211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1:value-type="float" table:style-name="ce8" office:value="1330" office:value-type="float">
            <text:p>1330</text:p>
          </table:table-cell>
          <table:table-cell ns41:value-type="float" table:style-name="ce11" office:value="1329" office:value-type="float">
            <text:p>132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1:value-type="float" table:style-name="ce8" office:value="10707" office:value-type="float">
            <text:p>10707</text:p>
          </table:table-cell>
          <table:table-cell ns41:value-type="float" table:style-name="ce11" office:value="10799" office:value-type="float">
            <text:p>1079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1:value-type="float" table:style-name="ce8" office:value="6205" office:value-type="float">
            <text:p>6205</text:p>
          </table:table-cell>
          <table:table-cell ns41:value-type="float" table:style-name="ce11" office:value="6379" office:value-type="float">
            <text:p>637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1:value-type="float" table:style-name="ce8" office:value="4235" office:value-type="float">
            <text:p>4235</text:p>
          </table:table-cell>
          <table:table-cell ns41:value-type="float" table:style-name="ce11" office:value="4524" office:value-type="float">
            <text:p>452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1:value-type="float" table:style-name="ce8" office:value="2426" office:value-type="float">
            <text:p>2426</text:p>
          </table:table-cell>
          <table:table-cell ns41:value-type="float" table:style-name="ce11" office:value="2400" office:value-type="float">
            <text:p>240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1:value-type="float" table:style-name="ce8" office:value="3596" office:value-type="float">
            <text:p>3596</text:p>
          </table:table-cell>
          <table:table-cell ns41:value-type="float" table:style-name="ce11" office:value="3941" office:value-type="float">
            <text:p>394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1:value-type="float" table:style-name="ce8" office:value="3962" office:value-type="float">
            <text:p>3962</text:p>
          </table:table-cell>
          <table:table-cell ns41:value-type="float" table:style-name="ce11" office:value="4230" office:value-type="float">
            <text:p>423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1:value-type="float" table:style-name="ce8" office:value="1111" office:value-type="float">
            <text:p>1111</text:p>
          </table:table-cell>
          <table:table-cell ns41:value-type="float" table:style-name="ce11" office:value="1286" office:value-type="float">
            <text:p>128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uilichem</text:p>
            <office:annotation>
              <text:p>http://purl.org/linked-data/sdmx/2009/dimension#refArea=http://www.gemeentegeschiedenis.nl/amco/11036</text:p>
            </office:annotation>
          </table:table-cell>
          <table:table-cell ns41:value-type="float" table:style-name="ce8" office:value="559" office:value-type="float">
            <text:p>559</text:p>
          </table:table-cell>
          <table:table-cell ns41:value-type="float" table:style-name="ce11" office:value="632" office:value-type="float">
            <text:p>63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1:value-type="float" table:style-name="ce8" office:value="11310" office:value-type="float">
            <text:p>11310</text:p>
          </table:table-cell>
          <table:table-cell ns41:value-type="float" table:style-name="ce11" office:value="10682" office:value-type="float">
            <text:p>1068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float" table:style-name="ce8" office:value="1753" office:value-type="float">
            <text:p>1753</text:p>
          </table:table-cell>
          <table:table-cell ns41:value-type="float" table:style-name="ce11" office:value="1701" office:value-type="float">
            <text:p>170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1:value-type="float" table:style-name="ce8" office:value="429" office:value-type="float">
            <text:p>429</text:p>
          </table:table-cell>
          <table:table-cell ns41:value-type="float" table:style-name="ce11" office:value="459" office:value-type="float">
            <text:p>45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float" table:style-name="ce8" office:value="1705" office:value-type="float">
            <text:p>1705</text:p>
          </table:table-cell>
          <table:table-cell ns41:value-type="float" table:style-name="ce11" office:value="1758" office:value-type="float">
            <text:p>175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float" table:style-name="ce8" office:value="29175" office:value-type="float">
            <text:p>29175</text:p>
          </table:table-cell>
          <table:table-cell ns41:value-type="float" table:style-name="ce11" office:value="27485" office:value-type="float">
            <text:p>2748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float" table:style-name="ce8" office:value="8871" office:value-type="float">
            <text:p>8871</text:p>
          </table:table-cell>
          <table:table-cell ns41:value-type="float" table:style-name="ce11" office:value="7721" office:value-type="float">
            <text:p>772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float" table:style-name="ce8" office:value="979" office:value-type="float">
            <text:p>979</text:p>
          </table:table-cell>
          <table:table-cell ns41:value-type="float" table:style-name="ce11" office:value="1107" office:value-type="float">
            <text:p>110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ilt, de</text:p>
          </table:table-cell>
          <table:table-cell ns41:value-type="float" table:style-name="ce8" office:value="9628" office:value-type="float">
            <text:p>9628</text:p>
          </table:table-cell>
          <table:table-cell ns41:value-type="float" table:style-name="ce11" office:value="8499" office:value-type="float">
            <text:p>849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1:value-type="float" table:style-name="ce8" office:value="1910" office:value-type="float">
            <text:p>1910</text:p>
          </table:table-cell>
          <table:table-cell ns41:value-type="float" table:style-name="ce11" office:value="2088" office:value-type="float">
            <text:p>208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1:value-type="float" table:style-name="ce8" office:value="560" office:value-type="float">
            <text:p>560</text:p>
          </table:table-cell>
          <table:table-cell ns41:value-type="float" table:style-name="ce11" office:value="537" office:value-type="float">
            <text:p>53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float" table:style-name="ce8" office:value="1285" office:value-type="float">
            <text:p>1285</text:p>
          </table:table-cell>
          <table:table-cell ns41:value-type="float" table:style-name="ce11" office:value="1274" office:value-type="float">
            <text:p>127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1:value-type="float" table:style-name="ce8" office:value="3267" office:value-type="float">
            <text:p>3267</text:p>
          </table:table-cell>
          <table:table-cell ns41:value-type="float" table:style-name="ce11" office:value="3399" office:value-type="float">
            <text:p>339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1:value-type="float" table:style-name="ce8" office:value="569" office:value-type="float">
            <text:p>569</text:p>
          </table:table-cell>
          <table:table-cell ns41:value-type="float" table:style-name="ce11" office:value="593" office:value-type="float">
            <text:p>59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float" table:style-name="ce8" office:value="3095" office:value-type="float">
            <text:p>3095</text:p>
          </table:table-cell>
          <table:table-cell ns41:value-type="float" table:style-name="ce11" office:value="3176" office:value-type="float">
            <text:p>317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riebergen-Rijsenb.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float" table:style-name="ce8" office:value="6187" office:value-type="float">
            <text:p>6187</text:p>
          </table:table-cell>
          <table:table-cell ns41:value-type="float" table:style-name="ce11" office:value="5449" office:value-type="float">
            <text:p>544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1:value-type="float" table:style-name="ce8" office:value="1109" office:value-type="float">
            <text:p>1109</text:p>
          </table:table-cell>
          <table:table-cell ns41:value-type="float" table:style-name="ce11" office:value="1128" office:value-type="float">
            <text:p>112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1:value-type="float" table:style-name="ce8" office:value="280" office:value-type="float">
            <text:p>280</text:p>
          </table:table-cell>
          <table:table-cell ns41:value-type="float" table:style-name="ce11" office:value="311" office:value-type="float">
            <text:p>31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float" table:style-name="ce8" office:value="1274" office:value-type="float">
            <text:p>1274</text:p>
          </table:table-cell>
          <table:table-cell ns41:value-type="float" table:style-name="ce11" office:value="1306" office:value-type="float">
            <text:p>130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1:value-type="float" table:style-name="ce8" office:value="326" office:value-type="float">
            <text:p>326</text:p>
          </table:table-cell>
          <table:table-cell ns41:value-type="float" table:style-name="ce11" office:value="330" office:value-type="float">
            <text:p>33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1:value-type="float" table:style-name="ce8" office:value="2084" office:value-type="float">
            <text:p>2084</text:p>
          </table:table-cell>
          <table:table-cell ns41:value-type="float" table:style-name="ce11" office:value="2228" office:value-type="float">
            <text:p>222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float" table:style-name="ce8" office:value="1433" office:value-type="float">
            <text:p>1433</text:p>
          </table:table-cell>
          <table:table-cell ns41:value-type="float" table:style-name="ce11" office:value="1529" office:value-type="float">
            <text:p>152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float" table:style-name="ce8" office:value="5486" office:value-type="float">
            <text:p>5486</text:p>
          </table:table-cell>
          <table:table-cell ns41:value-type="float" table:style-name="ce11" office:value="5516" office:value-type="float">
            <text:p>551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float" table:style-name="ce8" office:value="1063" office:value-type="float">
            <text:p>1063</text:p>
          </table:table-cell>
          <table:table-cell ns41:value-type="float" table:style-name="ce11" office:value="1150" office:value-type="float">
            <text:p>115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float" table:style-name="ce8" office:value="706" office:value-type="float">
            <text:p>706</text:p>
          </table:table-cell>
          <table:table-cell ns41:value-type="float" table:style-name="ce11" office:value="745" office:value-type="float">
            <text:p>74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1:value-type="float" table:style-name="ce8" office:value="721" office:value-type="float">
            <text:p>721</text:p>
          </table:table-cell>
          <table:table-cell ns41:value-type="float" table:style-name="ce11" office:value="770" office:value-type="float">
            <text:p>77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float" table:style-name="ce8" office:value="1386" office:value-type="float">
            <text:p>1386</text:p>
          </table:table-cell>
          <table:table-cell ns41:value-type="float" table:style-name="ce11" office:value="1407" office:value-type="float">
            <text:p>140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1:value-type="float" table:style-name="ce8" office:value="1536" office:value-type="float">
            <text:p>1536</text:p>
          </table:table-cell>
          <table:table-cell ns41:value-type="float" table:style-name="ce11" office:value="1661" office:value-type="float">
            <text:p>166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float" table:style-name="ce8" office:value="983" office:value-type="float">
            <text:p>983</text:p>
          </table:table-cell>
          <table:table-cell ns41:value-type="float" table:style-name="ce11" office:value="1053" office:value-type="float">
            <text:p>105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float" table:style-name="ce8" office:value="883" office:value-type="float">
            <text:p>883</text:p>
          </table:table-cell>
          <table:table-cell ns41:value-type="float" table:style-name="ce11" office:value="855" office:value-type="float">
            <text:p>85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float" table:style-name="ce8" office:value="328" office:value-type="float">
            <text:p>328</text:p>
          </table:table-cell>
          <table:table-cell ns41:value-type="float" table:style-name="ce11" office:value="325" office:value-type="float">
            <text:p>32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1:value-type="float" table:style-name="ce8" office:value="1982" office:value-type="float">
            <text:p>1982</text:p>
          </table:table-cell>
          <table:table-cell ns41:value-type="float" table:style-name="ce11" office:value="2101" office:value-type="float">
            <text:p>210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float" table:style-name="ce8" office:value="2317" office:value-type="float">
            <text:p>2317</text:p>
          </table:table-cell>
          <table:table-cell ns41:value-type="float" table:style-name="ce11" office:value="2468" office:value-type="float">
            <text:p>246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1:value-type="float" table:style-name="ce8" office:value="1157" office:value-type="float">
            <text:p>1157</text:p>
          </table:table-cell>
          <table:table-cell ns41:value-type="float" table:style-name="ce11" office:value="1351" office:value-type="float">
            <text:p>135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float" table:style-name="ce8" office:value="2395" office:value-type="float">
            <text:p>2395</text:p>
          </table:table-cell>
          <table:table-cell ns41:value-type="float" table:style-name="ce11" office:value="2394" office:value-type="float">
            <text:p>239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1:value-type="float" table:style-name="ce8" office:value="1263" office:value-type="float">
            <text:p>1263</text:p>
          </table:table-cell>
          <table:table-cell ns41:value-type="float" table:style-name="ce11" office:value="1339" office:value-type="float">
            <text:p>133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float" table:style-name="ce8" office:value="6139" office:value-type="float">
            <text:p>6139</text:p>
          </table:table-cell>
          <table:table-cell ns41:value-type="float" table:style-name="ce11" office:value="5932" office:value-type="float">
            <text:p>593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float" table:style-name="ce8" office:value="1196" office:value-type="float">
            <text:p>1196</text:p>
          </table:table-cell>
          <table:table-cell ns41:value-type="float" table:style-name="ce11" office:value="1135" office:value-type="float">
            <text:p>113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float" table:style-name="ce8" office:value="2558" office:value-type="float">
            <text:p>2558</text:p>
          </table:table-cell>
          <table:table-cell ns41:value-type="float" table:style-name="ce11" office:value="2673" office:value-type="float">
            <text:p>267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1:value-type="float" table:style-name="ce8" office:value="396" office:value-type="float">
            <text:p>396</text:p>
          </table:table-cell>
          <table:table-cell ns41:value-type="float" table:style-name="ce11" office:value="391" office:value-type="float">
            <text:p>39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1:value-type="float" table:style-name="ce8" office:value="256" office:value-type="float">
            <text:p>256</text:p>
          </table:table-cell>
          <table:table-cell ns41:value-type="float" table:style-name="ce11" office:value="308" office:value-type="float">
            <text:p>30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ns41:value-type="float" table:style-name="ce8" office:value="721" office:value-type="float">
            <text:p>721</text:p>
          </table:table-cell>
          <table:table-cell ns41:value-type="float" table:style-name="ce11" office:value="653" office:value-type="float">
            <text:p>65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1:value-type="float" table:style-name="ce8" office:value="471" office:value-type="float">
            <text:p>471</text:p>
          </table:table-cell>
          <table:table-cell ns41:value-type="float" table:style-name="ce11" office:value="473" office:value-type="float">
            <text:p>47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1:value-type="float" table:style-name="ce8" office:value="1132" office:value-type="float">
            <text:p>1132</text:p>
          </table:table-cell>
          <table:table-cell ns41:value-type="float" table:style-name="ce11" office:value="1166" office:value-type="float">
            <text:p>116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float" table:style-name="ce8" office:value="4671" office:value-type="float">
            <text:p>4671</text:p>
          </table:table-cell>
          <table:table-cell ns41:value-type="float" table:style-name="ce11" office:value="4803" office:value-type="float">
            <text:p>480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float" table:style-name="ce8" office:value="292" office:value-type="float">
            <text:p>292</text:p>
          </table:table-cell>
          <table:table-cell ns41:value-type="float" table:style-name="ce11" office:value="343" office:value-type="float">
            <text:p>34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float" table:style-name="ce8" office:value="810" office:value-type="float">
            <text:p>810</text:p>
          </table:table-cell>
          <table:table-cell ns41:value-type="float" table:style-name="ce11" office:value="844" office:value-type="float">
            <text:p>84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1:value-type="float" table:style-name="ce8" office:value="314" office:value-type="float">
            <text:p>314</text:p>
          </table:table-cell>
          <table:table-cell ns41:value-type="float" table:style-name="ce11" office:value="365" office:value-type="float">
            <text:p>36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1:value-type="float" table:style-name="ce8" office:value="11439" office:value-type="float">
            <text:p>11439</text:p>
          </table:table-cell>
          <table:table-cell ns41:value-type="float" table:style-name="ce11" office:value="10549" office:value-type="float">
            <text:p>1054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1:value-type="float" table:style-name="ce8" office:value="927" office:value-type="float">
            <text:p>927</text:p>
          </table:table-cell>
          <table:table-cell ns41:value-type="float" table:style-name="ce11" office:value="970" office:value-type="float">
            <text:p>97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1:value-type="float" table:style-name="ce8" office:value="325" office:value-type="float">
            <text:p>325</text:p>
          </table:table-cell>
          <table:table-cell ns41:value-type="float" table:style-name="ce11" office:value="310" office:value-type="float">
            <text:p>31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float" table:style-name="ce8" office:value="205" office:value-type="float">
            <text:p>205</text:p>
          </table:table-cell>
          <table:table-cell ns41:value-type="float" table:style-name="ce11" office:value="259" office:value-type="float">
            <text:p>25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float" table:style-name="ce8" office:value="95852" office:value-type="float">
            <text:p>95852</text:p>
          </table:table-cell>
          <table:table-cell ns41:value-type="float" table:style-name="ce11" office:value="91436" office:value-type="float">
            <text:p>9143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float" table:style-name="ce8" office:value="6807" office:value-type="float">
            <text:p>6807</text:p>
          </table:table-cell>
          <table:table-cell ns41:value-type="float" table:style-name="ce11" office:value="6892" office:value-type="float">
            <text:p>689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1:value-type="float" table:style-name="ce8" office:value="415" office:value-type="float">
            <text:p>415</text:p>
          </table:table-cell>
          <table:table-cell ns41:value-type="float" table:style-name="ce11" office:value="467" office:value-type="float">
            <text:p>46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float" table:style-name="ce8" office:value="2457" office:value-type="float">
            <text:p>2457</text:p>
          </table:table-cell>
          <table:table-cell ns41:value-type="float" table:style-name="ce11" office:value="2630" office:value-type="float">
            <text:p>263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float" table:style-name="ce8" office:value="2013" office:value-type="float">
            <text:p>2013</text:p>
          </table:table-cell>
          <table:table-cell ns41:value-type="float" table:style-name="ce11" office:value="2129" office:value-type="float">
            <text:p>212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1:value-type="float" table:style-name="ce8" office:value="494" office:value-type="float">
            <text:p>494</text:p>
          </table:table-cell>
          <table:table-cell ns41:value-type="float" table:style-name="ce11" office:value="503" office:value-type="float">
            <text:p>50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float" table:style-name="ce8" office:value="1598" office:value-type="float">
            <text:p>1598</text:p>
          </table:table-cell>
          <table:table-cell ns41:value-type="float" table:style-name="ce11" office:value="1764" office:value-type="float">
            <text:p>176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float" table:style-name="ce8" office:value="583" office:value-type="float">
            <text:p>583</text:p>
          </table:table-cell>
          <table:table-cell ns41:value-type="float" table:style-name="ce11" office:value="618" office:value-type="float">
            <text:p>61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1:value-type="float" table:style-name="ce8" office:value="588" office:value-type="float">
            <text:p>588</text:p>
          </table:table-cell>
          <table:table-cell ns41:value-type="float" table:style-name="ce11" office:value="645" office:value-type="float">
            <text:p>64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1:value-type="float" table:style-name="ce8" office:value="466" office:value-type="float">
            <text:p>466</text:p>
          </table:table-cell>
          <table:table-cell ns41:value-type="float" table:style-name="ce11" office:value="539" office:value-type="float">
            <text:p>53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float" table:style-name="ce8" office:value="1300" office:value-type="float">
            <text:p>1300</text:p>
          </table:table-cell>
          <table:table-cell ns41:value-type="float" table:style-name="ce11" office:value="1460" office:value-type="float">
            <text:p>146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float" table:style-name="ce8" office:value="2117" office:value-type="float">
            <text:p>2117</text:p>
          </table:table-cell>
          <table:table-cell ns41:value-type="float" table:style-name="ce11" office:value="2136" office:value-type="float">
            <text:p>213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float" table:style-name="ce8" office:value="1806" office:value-type="float">
            <text:p>1806</text:p>
          </table:table-cell>
          <table:table-cell ns41:value-type="float" table:style-name="ce11" office:value="1968" office:value-type="float">
            <text:p>196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Y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float" table:style-name="ce8" office:value="2585" office:value-type="float">
            <text:p>2585</text:p>
          </table:table-cell>
          <table:table-cell ns41:value-type="float" table:style-name="ce11" office:value="2760" office:value-type="float">
            <text:p>276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float" table:style-name="ce8" office:value="611" office:value-type="float">
            <text:p>611</text:p>
          </table:table-cell>
          <table:table-cell ns41:value-type="float" table:style-name="ce11" office:value="639" office:value-type="float">
            <text:p>63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float" table:style-name="ce8" office:value="21936" office:value-type="float">
            <text:p>21936</text:p>
          </table:table-cell>
          <table:table-cell ns41:value-type="float" table:style-name="ce11" office:value="19267" office:value-type="float">
            <text:p>1926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uilen</text:p>
            <office:annotation>
              <text:p>http://purl.org/linked-data/sdmx/2009/dimension#refArea=http://www.gemeentegeschiedenis.nl/amco/10059</text:p>
            </office:annotation>
          </table:table-cell>
          <table:table-cell ns41:value-type="float" table:style-name="ce8" office:value="11151" office:value-type="float">
            <text:p>11151</text:p>
          </table:table-cell>
          <table:table-cell ns41:value-type="float" table:style-name="ce11" office:value="11395" office:value-type="float">
            <text:p>1139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1:value-type="float" table:style-name="ce8" office:value="6012" office:value-type="float">
            <text:p>6012</text:p>
          </table:table-cell>
          <table:table-cell ns41:value-type="float" table:style-name="ce11" office:value="6402" office:value-type="float">
            <text:p>640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1:value-type="float" table:style-name="ce8" office:value="472" office:value-type="float">
            <text:p>472</text:p>
          </table:table-cell>
          <table:table-cell ns41:value-type="float" table:style-name="ce11" office:value="549" office:value-type="float">
            <text:p>54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1:value-type="float" table:style-name="ce8" office:value="1082" office:value-type="float">
            <text:p>1082</text:p>
          </table:table-cell>
          <table:table-cell ns41:value-type="float" table:style-name="ce11" office:value="1248" office:value-type="float">
            <text:p>124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1:value-type="float" table:style-name="ce8" office:value="19728" office:value-type="float">
            <text:p>19728</text:p>
          </table:table-cell>
          <table:table-cell ns41:value-type="float" table:style-name="ce11" office:value="18549" office:value-type="float">
            <text:p>1854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1:value-type="float" table:style-name="ce8" office:value="419547" office:value-type="float">
            <text:p>419547</text:p>
          </table:table-cell>
          <table:table-cell ns41:value-type="float" table:style-name="ce11" office:value="394430" office:value-type="float">
            <text:p>39443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1:value-type="float" table:style-name="ce8" office:value="2128" office:value-type="float">
            <text:p>2128</text:p>
          </table:table-cell>
          <table:table-cell ns41:value-type="float" table:style-name="ce11" office:value="2370" office:value-type="float">
            <text:p>237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1:value-type="float" table:style-name="ce8" office:value="401" office:value-type="float">
            <text:p>401</text:p>
          </table:table-cell>
          <table:table-cell ns41:value-type="float" table:style-name="ce11" office:value="438" office:value-type="float">
            <text:p>43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1:value-type="float" table:style-name="ce8" office:value="3249" office:value-type="float">
            <text:p>3249</text:p>
          </table:table-cell>
          <table:table-cell ns41:value-type="float" table:style-name="ce11" office:value="3583" office:value-type="float">
            <text:p>358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1:value-type="float" table:style-name="ce8" office:value="2941" office:value-type="float">
            <text:p>2941</text:p>
          </table:table-cell>
          <table:table-cell ns41:value-type="float" table:style-name="ce11" office:value="3184" office:value-type="float">
            <text:p>318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1:value-type="float" table:style-name="ce8" office:value="754" office:value-type="float">
            <text:p>754</text:p>
          </table:table-cell>
          <table:table-cell ns41:value-type="float" table:style-name="ce11" office:value="844" office:value-type="float">
            <text:p>84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1:value-type="float" table:style-name="ce8" office:value="1008" office:value-type="float">
            <text:p>1008</text:p>
          </table:table-cell>
          <table:table-cell ns41:value-type="float" table:style-name="ce11" office:value="1129" office:value-type="float">
            <text:p>112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1:value-type="float" table:style-name="ce8" office:value="2911" office:value-type="float">
            <text:p>2911</text:p>
          </table:table-cell>
          <table:table-cell ns41:value-type="float" table:style-name="ce11" office:value="3011" office:value-type="float">
            <text:p>301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1:value-type="float" table:style-name="ce8" office:value="242" office:value-type="float">
            <text:p>242</text:p>
          </table:table-cell>
          <table:table-cell ns41:value-type="float" table:style-name="ce11" office:value="239" office:value-type="float">
            <text:p>23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1:value-type="float" table:style-name="ce8" office:value="1744" office:value-type="float">
            <text:p>1744</text:p>
          </table:table-cell>
          <table:table-cell ns41:value-type="float" table:style-name="ce11" office:value="1460" office:value-type="float">
            <text:p>146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rgen</text:p>
            <office:annotation>
              <text:p>http://purl.org/linked-data/sdmx/2009/dimension#refArea=http://www.gemeentegeschiedenis.nl/amco/11424</text:p>
            </office:annotation>
          </table:table-cell>
          <table:table-cell ns41:value-type="float" table:style-name="ce8" office:value="4447" office:value-type="float">
            <text:p>4447</text:p>
          </table:table-cell>
          <table:table-cell ns41:value-type="float" table:style-name="ce11" office:value="3706" office:value-type="float">
            <text:p>370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float" table:style-name="ce8" office:value="1614" office:value-type="float">
            <text:p>1614</text:p>
          </table:table-cell>
          <table:table-cell ns41:value-type="float" table:style-name="ce11" office:value="1661" office:value-type="float">
            <text:p>166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1:value-type="float" table:style-name="ce8" office:value="13165" office:value-type="float">
            <text:p>13165</text:p>
          </table:table-cell>
          <table:table-cell ns41:value-type="float" table:style-name="ce11" office:value="13273" office:value-type="float">
            <text:p>1327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1:value-type="float" table:style-name="ce8" office:value="2646" office:value-type="float">
            <text:p>2646</text:p>
          </table:table-cell>
          <table:table-cell ns41:value-type="float" table:style-name="ce11" office:value="2177" office:value-type="float">
            <text:p>217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1:value-type="float" table:style-name="ce8" office:value="11642" office:value-type="float">
            <text:p>11642</text:p>
          </table:table-cell>
          <table:table-cell ns41:value-type="float" table:style-name="ce11" office:value="8785" office:value-type="float">
            <text:p>878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1:value-type="float" table:style-name="ce8" office:value="1268" office:value-type="float">
            <text:p>1268</text:p>
          </table:table-cell>
          <table:table-cell ns41:value-type="float" table:style-name="ce11" office:value="1299" office:value-type="float">
            <text:p>129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1:value-type="float" table:style-name="ce8" office:value="1722" office:value-type="float">
            <text:p>1722</text:p>
          </table:table-cell>
          <table:table-cell ns41:value-type="float" table:style-name="ce11" office:value="1819" office:value-type="float">
            <text:p>181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1:value-type="float" table:style-name="ce8" office:value="792" office:value-type="float">
            <text:p>792</text:p>
          </table:table-cell>
          <table:table-cell ns41:value-type="float" table:style-name="ce11" office:value="871" office:value-type="float">
            <text:p>87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1:value-type="float" table:style-name="ce8" office:value="18167" office:value-type="float">
            <text:p>18167</text:p>
          </table:table-cell>
          <table:table-cell ns41:value-type="float" table:style-name="ce11" office:value="15486" office:value-type="float">
            <text:p>1548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1:value-type="float" table:style-name="ce8" office:value="501" office:value-type="float">
            <text:p>501</text:p>
          </table:table-cell>
          <table:table-cell ns41:value-type="float" table:style-name="ce11" office:value="582" office:value-type="float">
            <text:p>58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1:value-type="float" table:style-name="ce8" office:value="3965" office:value-type="float">
            <text:p>3965</text:p>
          </table:table-cell>
          <table:table-cell ns41:value-type="float" table:style-name="ce11" office:value="3981" office:value-type="float">
            <text:p>398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1:value-type="float" table:style-name="ce8" office:value="2091" office:value-type="float">
            <text:p>2091</text:p>
          </table:table-cell>
          <table:table-cell ns41:value-type="float" table:style-name="ce11" office:value="2150" office:value-type="float">
            <text:p>215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1:value-type="float" table:style-name="ce8" office:value="5349" office:value-type="float">
            <text:p>5349</text:p>
          </table:table-cell>
          <table:table-cell ns41:value-type="float" table:style-name="ce11" office:value="5687" office:value-type="float">
            <text:p>568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1:value-type="float" table:style-name="ce8" office:value="1565" office:value-type="float">
            <text:p>1565</text:p>
          </table:table-cell>
          <table:table-cell ns41:value-type="float" table:style-name="ce11" office:value="1588" office:value-type="float">
            <text:p>158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1:value-type="float" table:style-name="ce8" office:value="1284" office:value-type="float">
            <text:p>1284</text:p>
          </table:table-cell>
          <table:table-cell ns41:value-type="float" table:style-name="ce11" office:value="1460" office:value-type="float">
            <text:p>146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1:value-type="float" table:style-name="ce8" office:value="5202" office:value-type="float">
            <text:p>5202</text:p>
          </table:table-cell>
          <table:table-cell ns41:value-type="float" table:style-name="ce11" office:value="5217" office:value-type="float">
            <text:p>521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1:value-type="float" table:style-name="ce8" office:value="604" office:value-type="float">
            <text:p>604</text:p>
          </table:table-cell>
          <table:table-cell ns41:value-type="float" table:style-name="ce11" office:value="610" office:value-type="float">
            <text:p>61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raveland, 's</text:p>
          </table:table-cell>
          <table:table-cell ns41:value-type="float" table:style-name="ce8" office:value="920" office:value-type="float">
            <text:p>920</text:p>
          </table:table-cell>
          <table:table-cell ns41:value-type="float" table:style-name="ce11" office:value="820" office:value-type="float">
            <text:p>82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1:value-type="float" table:style-name="ce8" office:value="2372" office:value-type="float">
            <text:p>2372</text:p>
          </table:table-cell>
          <table:table-cell ns41:value-type="float" table:style-name="ce11" office:value="2529" office:value-type="float">
            <text:p>252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1:value-type="float" table:style-name="ce8" office:value="82447" office:value-type="float">
            <text:p>82447</text:p>
          </table:table-cell>
          <table:table-cell ns41:value-type="float" table:style-name="ce11" office:value="76268" office:value-type="float">
            <text:p>7626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aarlemmerl. en Sp.</text:p>
            <office:annotation>
              <text:p>http://purl.org/linked-data/sdmx/2009/dimension#refArea=http://www.gemeentegeschiedenis.nl/amco/10508</text:p>
            </office:annotation>
          </table:table-cell>
          <table:table-cell ns41:value-type="float" table:style-name="ce8" office:value="1770" office:value-type="float">
            <text:p>1770</text:p>
          </table:table-cell>
          <table:table-cell ns41:value-type="float" table:style-name="ce11" office:value="1768" office:value-type="float">
            <text:p>176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1:value-type="float" table:style-name="ce8" office:value="17667" office:value-type="float">
            <text:p>17667</text:p>
          </table:table-cell>
          <table:table-cell ns41:value-type="float" table:style-name="ce11" office:value="18505" office:value-type="float">
            <text:p>1850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1:value-type="float" table:style-name="ce8" office:value="1735" office:value-type="float">
            <text:p>1735</text:p>
          </table:table-cell>
          <table:table-cell ns41:value-type="float" table:style-name="ce11" office:value="1969" office:value-type="float">
            <text:p>196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1:value-type="float" table:style-name="ce8" office:value="2570" office:value-type="float">
            <text:p>2570</text:p>
          </table:table-cell>
          <table:table-cell ns41:value-type="float" table:style-name="ce11" office:value="2835" office:value-type="float">
            <text:p>283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1:value-type="float" table:style-name="ce8" office:value="12657" office:value-type="float">
            <text:p>12657</text:p>
          </table:table-cell>
          <table:table-cell ns41:value-type="float" table:style-name="ce11" office:value="11395" office:value-type="float">
            <text:p>1139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1:value-type="float" table:style-name="ce8" office:value="2968" office:value-type="float">
            <text:p>2968</text:p>
          </table:table-cell>
          <table:table-cell ns41:value-type="float" table:style-name="ce11" office:value="3166" office:value-type="float">
            <text:p>316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1:value-type="float" table:style-name="ce8" office:value="4839" office:value-type="float">
            <text:p>4839</text:p>
          </table:table-cell>
          <table:table-cell ns41:value-type="float" table:style-name="ce11" office:value="5304" office:value-type="float">
            <text:p>530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lder, Den</text:p>
            <office:annotation>
              <text:p>http://purl.org/linked-data/sdmx/2009/dimension#refArea=http://www.gemeentegeschiedenis.nl/amco/10205</text:p>
            </office:annotation>
          </table:table-cell>
          <table:table-cell ns41:value-type="float" table:style-name="ce8" office:value="15961" office:value-type="float">
            <text:p>15961</text:p>
          </table:table-cell>
          <table:table-cell ns41:value-type="float" table:style-name="ce11" office:value="16941" office:value-type="float">
            <text:p>1694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1:value-type="float" table:style-name="ce8" office:value="501" office:value-type="float">
            <text:p>501</text:p>
          </table:table-cell>
          <table:table-cell ns41:value-type="float" table:style-name="ce11" office:value="578" office:value-type="float">
            <text:p>57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1:value-type="float" table:style-name="ce8" office:value="45062" office:value-type="float">
            <text:p>45062</text:p>
          </table:table-cell>
          <table:table-cell ns41:value-type="float" table:style-name="ce11" office:value="40841" office:value-type="float">
            <text:p>4084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float" table:style-name="ce8" office:value="1282" office:value-type="float">
            <text:p>1282</text:p>
          </table:table-cell>
          <table:table-cell ns41:value-type="float" table:style-name="ce11" office:value="1338" office:value-type="float">
            <text:p>133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1:value-type="float" table:style-name="ce8" office:value="1219" office:value-type="float">
            <text:p>1219</text:p>
          </table:table-cell>
          <table:table-cell ns41:value-type="float" table:style-name="ce11" office:value="1366" office:value-type="float">
            <text:p>136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1:value-type="float" table:style-name="ce8" office:value="7035" office:value-type="float">
            <text:p>7035</text:p>
          </table:table-cell>
          <table:table-cell ns41:value-type="float" table:style-name="ce11" office:value="7040" office:value-type="float">
            <text:p>704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1:value-type="float" table:style-name="ce8" office:value="5860" office:value-type="float">
            <text:p>5860</text:p>
          </table:table-cell>
          <table:table-cell ns41:value-type="float" table:style-name="ce11" office:value="5563" office:value-type="float">
            <text:p>556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1:value-type="float" table:style-name="ce8" office:value="1162" office:value-type="float">
            <text:p>1162</text:p>
          </table:table-cell>
          <table:table-cell ns41:value-type="float" table:style-name="ce11" office:value="1264" office:value-type="float">
            <text:p>126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1:value-type="float" table:style-name="ce8" office:value="373" office:value-type="float">
            <text:p>373</text:p>
          </table:table-cell>
          <table:table-cell ns41:value-type="float" table:style-name="ce11" office:value="372" office:value-type="float">
            <text:p>37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1:value-type="float" table:style-name="ce8" office:value="111" office:value-type="float">
            <text:p>111</text:p>
          </table:table-cell>
          <table:table-cell ns41:value-type="float" table:style-name="ce11" office:value="145" office:value-type="float">
            <text:p>14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1:value-type="float" table:style-name="ce8" office:value="1024" office:value-type="float">
            <text:p>1024</text:p>
          </table:table-cell>
          <table:table-cell ns41:value-type="float" table:style-name="ce11" office:value="1077" office:value-type="float">
            <text:p>107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oog a/d Zaan</text:p>
          </table:table-cell>
          <table:table-cell ns41:value-type="float" table:style-name="ce8" office:value="3641" office:value-type="float">
            <text:p>3641</text:p>
          </table:table-cell>
          <table:table-cell ns41:value-type="float" table:style-name="ce11" office:value="3605" office:value-type="float">
            <text:p>360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1:value-type="float" table:style-name="ce8" office:value="1084" office:value-type="float">
            <text:p>1084</text:p>
          </table:table-cell>
          <table:table-cell ns41:value-type="float" table:style-name="ce11" office:value="1113" office:value-type="float">
            <text:p>111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1:value-type="float" table:style-name="ce8" office:value="3399" office:value-type="float">
            <text:p>3399</text:p>
          </table:table-cell>
          <table:table-cell ns41:value-type="float" table:style-name="ce11" office:value="3364" office:value-type="float">
            <text:p>336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1:value-type="float" table:style-name="ce8" office:value="212" office:value-type="float">
            <text:p>212</text:p>
          </table:table-cell>
          <table:table-cell ns41:value-type="float" table:style-name="ce11" office:value="228" office:value-type="float">
            <text:p>22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1:value-type="float" table:style-name="ce8" office:value="1976" office:value-type="float">
            <text:p>1976</text:p>
          </table:table-cell>
          <table:table-cell ns41:value-type="float" table:style-name="ce11" office:value="2054" office:value-type="float">
            <text:p>205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1:value-type="float" table:style-name="ce8" office:value="4195" office:value-type="float">
            <text:p>4195</text:p>
          </table:table-cell>
          <table:table-cell ns41:value-type="float" table:style-name="ce11" office:value="4297" office:value-type="float">
            <text:p>429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aren</text:p>
            <office:annotation>
              <text:p>http://purl.org/linked-data/sdmx/2009/dimension#refArea=http://www.gemeentegeschiedenis.nl/amco/10649</text:p>
            </office:annotation>
          </table:table-cell>
          <table:table-cell ns41:value-type="float" table:style-name="ce8" office:value="5867" office:value-type="float">
            <text:p>5867</text:p>
          </table:table-cell>
          <table:table-cell ns41:value-type="float" table:style-name="ce11" office:value="5372" office:value-type="float">
            <text:p>537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1:value-type="float" table:style-name="ce8" office:value="1383" office:value-type="float">
            <text:p>1383</text:p>
          </table:table-cell>
          <table:table-cell ns41:value-type="float" table:style-name="ce11" office:value="1346" office:value-type="float">
            <text:p>134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1:value-type="float" table:style-name="ce8" office:value="746" office:value-type="float">
            <text:p>746</text:p>
          </table:table-cell>
          <table:table-cell ns41:value-type="float" table:style-name="ce11" office:value="728" office:value-type="float">
            <text:p>72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1:value-type="float" table:style-name="ce8" office:value="2262" office:value-type="float">
            <text:p>2262</text:p>
          </table:table-cell>
          <table:table-cell ns41:value-type="float" table:style-name="ce11" office:value="2678" office:value-type="float">
            <text:p>267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1:value-type="float" table:style-name="ce8" office:value="256" office:value-type="float">
            <text:p>256</text:p>
          </table:table-cell>
          <table:table-cell ns41:value-type="float" table:style-name="ce11" office:value="263" office:value-type="float">
            <text:p>26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1:value-type="float" table:style-name="ce8" office:value="568" office:value-type="float">
            <text:p>568</text:p>
          </table:table-cell>
          <table:table-cell ns41:value-type="float" table:style-name="ce11" office:value="601" office:value-type="float">
            <text:p>60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onnikendam</text:p>
            <office:annotation>
              <text:p>http://purl.org/linked-data/sdmx/2009/dimension#refArea=http://www.gemeentegeschiedenis.nl/amco/10983</text:p>
            </office:annotation>
          </table:table-cell>
          <table:table-cell ns41:value-type="float" table:style-name="ce8" office:value="1360" office:value-type="float">
            <text:p>1360</text:p>
          </table:table-cell>
          <table:table-cell ns41:value-type="float" table:style-name="ce11" office:value="1431" office:value-type="float">
            <text:p>143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1:value-type="float" table:style-name="ce8" office:value="1663" office:value-type="float">
            <text:p>1663</text:p>
          </table:table-cell>
          <table:table-cell ns41:value-type="float" table:style-name="ce11" office:value="1676" office:value-type="float">
            <text:p>167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1:value-type="float" table:style-name="ce8" office:value="6331" office:value-type="float">
            <text:p>6331</text:p>
          </table:table-cell>
          <table:table-cell ns41:value-type="float" table:style-name="ce11" office:value="5462" office:value-type="float">
            <text:p>546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1:value-type="float" table:style-name="ce8" office:value="1250" office:value-type="float">
            <text:p>1250</text:p>
          </table:table-cell>
          <table:table-cell ns41:value-type="float" table:style-name="ce11" office:value="1333" office:value-type="float">
            <text:p>133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1:value-type="float" table:style-name="ce8" office:value="811" office:value-type="float">
            <text:p>811</text:p>
          </table:table-cell>
          <table:table-cell ns41:value-type="float" table:style-name="ce11" office:value="855" office:value-type="float">
            <text:p>85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1:value-type="float" table:style-name="ce8" office:value="990" office:value-type="float">
            <text:p>990</text:p>
          </table:table-cell>
          <table:table-cell ns41:value-type="float" table:style-name="ce11" office:value="1056" office:value-type="float">
            <text:p>105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1:value-type="float" table:style-name="ce8" office:value="11063" office:value-type="float">
            <text:p>11063</text:p>
          </table:table-cell>
          <table:table-cell ns41:value-type="float" table:style-name="ce11" office:value="10829" office:value-type="float">
            <text:p>1082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1:value-type="float" table:style-name="ce8" office:value="1144" office:value-type="float">
            <text:p>1144</text:p>
          </table:table-cell>
          <table:table-cell ns41:value-type="float" table:style-name="ce11" office:value="1199" office:value-type="float">
            <text:p>119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1:value-type="float" table:style-name="ce8" office:value="461" office:value-type="float">
            <text:p>461</text:p>
          </table:table-cell>
          <table:table-cell ns41:value-type="float" table:style-name="ce11" office:value="514" office:value-type="float">
            <text:p>51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1:value-type="float" table:style-name="ce8" office:value="2117" office:value-type="float">
            <text:p>2117</text:p>
          </table:table-cell>
          <table:table-cell ns41:value-type="float" table:style-name="ce11" office:value="2233" office:value-type="float">
            <text:p>223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1:value-type="float" table:style-name="ce8" office:value="317" office:value-type="float">
            <text:p>317</text:p>
          </table:table-cell>
          <table:table-cell ns41:value-type="float" table:style-name="ce11" office:value="376" office:value-type="float">
            <text:p>37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1:value-type="float" table:style-name="ce8" office:value="693" office:value-type="float">
            <text:p>693</text:p>
          </table:table-cell>
          <table:table-cell ns41:value-type="float" table:style-name="ce11" office:value="692" office:value-type="float">
            <text:p>69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1:value-type="float" table:style-name="ce8" office:value="425" office:value-type="float">
            <text:p>425</text:p>
          </table:table-cell>
          <table:table-cell ns41:value-type="float" table:style-name="ce11" office:value="447" office:value-type="float">
            <text:p>44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1:value-type="float" table:style-name="ce8" office:value="204" office:value-type="float">
            <text:p>204</text:p>
          </table:table-cell>
          <table:table-cell ns41:value-type="float" table:style-name="ce11" office:value="223" office:value-type="float">
            <text:p>22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1:value-type="float" table:style-name="ce8" office:value="770" office:value-type="float">
            <text:p>770</text:p>
          </table:table-cell>
          <table:table-cell ns41:value-type="float" table:style-name="ce11" office:value="829" office:value-type="float">
            <text:p>82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1:value-type="float" table:style-name="ce8" office:value="2845" office:value-type="float">
            <text:p>2845</text:p>
          </table:table-cell>
          <table:table-cell ns41:value-type="float" table:style-name="ce11" office:value="2795" office:value-type="float">
            <text:p>279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1:value-type="float" table:style-name="ce8" office:value="1075" office:value-type="float">
            <text:p>1075</text:p>
          </table:table-cell>
          <table:table-cell ns41:value-type="float" table:style-name="ce11" office:value="1050" office:value-type="float">
            <text:p>105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1:value-type="float" table:style-name="ce8" office:value="3401" office:value-type="float">
            <text:p>3401</text:p>
          </table:table-cell>
          <table:table-cell ns41:value-type="float" table:style-name="ce11" office:value="3348" office:value-type="float">
            <text:p>334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ijp, de</text:p>
          </table:table-cell>
          <table:table-cell ns41:value-type="float" table:style-name="ce8" office:value="725" office:value-type="float">
            <text:p>725</text:p>
          </table:table-cell>
          <table:table-cell ns41:value-type="float" table:style-name="ce11" office:value="790" office:value-type="float">
            <text:p>79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1:value-type="float" table:style-name="ce8" office:value="2412" office:value-type="float">
            <text:p>2412</text:p>
          </table:table-cell>
          <table:table-cell ns41:value-type="float" table:style-name="ce11" office:value="2321" office:value-type="float">
            <text:p>232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1:value-type="float" table:style-name="ce8" office:value="287" office:value-type="float">
            <text:p>287</text:p>
          </table:table-cell>
          <table:table-cell ns41:value-type="float" table:style-name="ce11" office:value="296" office:value-type="float">
            <text:p>29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1:value-type="float" table:style-name="ce8" office:value="586" office:value-type="float">
            <text:p>586</text:p>
          </table:table-cell>
          <table:table-cell ns41:value-type="float" table:style-name="ce11" office:value="606" office:value-type="float">
            <text:p>60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1:value-type="float" table:style-name="ce8" office:value="1525" office:value-type="float">
            <text:p>1525</text:p>
          </table:table-cell>
          <table:table-cell ns41:value-type="float" table:style-name="ce11" office:value="1515" office:value-type="float">
            <text:p>151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1:value-type="float" table:style-name="ce8" office:value="704" office:value-type="float">
            <text:p>704</text:p>
          </table:table-cell>
          <table:table-cell ns41:value-type="float" table:style-name="ce11" office:value="781" office:value-type="float">
            <text:p>78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1:value-type="float" table:style-name="ce8" office:value="769" office:value-type="float">
            <text:p>769</text:p>
          </table:table-cell>
          <table:table-cell ns41:value-type="float" table:style-name="ce11" office:value="805" office:value-type="float">
            <text:p>80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panbroek</text:p>
            <office:annotation>
              <text:p>http://purl.org/linked-data/sdmx/2009/dimension#refArea=http://www.gemeentegeschiedenis.nl/amco/10063</text:p>
            </office:annotation>
          </table:table-cell>
          <table:table-cell ns41:value-type="float" table:style-name="ce8" office:value="1062" office:value-type="float">
            <text:p>1062</text:p>
          </table:table-cell>
          <table:table-cell ns41:value-type="float" table:style-name="ce11" office:value="1161" office:value-type="float">
            <text:p>116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1:value-type="float" table:style-name="ce8" office:value="727" office:value-type="float">
            <text:p>727</text:p>
          </table:table-cell>
          <table:table-cell ns41:value-type="float" table:style-name="ce11" office:value="761" office:value-type="float">
            <text:p>76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1:value-type="float" table:style-name="ce8" office:value="4593" office:value-type="float">
            <text:p>4593</text:p>
          </table:table-cell>
          <table:table-cell ns41:value-type="float" table:style-name="ce11" office:value="4885" office:value-type="float">
            <text:p>488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1:value-type="float" table:style-name="ce8" office:value="384" office:value-type="float">
            <text:p>384</text:p>
          </table:table-cell>
          <table:table-cell ns41:value-type="float" table:style-name="ce11" office:value="426" office:value-type="float">
            <text:p>42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1:value-type="float" table:style-name="ce8" office:value="2170" office:value-type="float">
            <text:p>2170</text:p>
          </table:table-cell>
          <table:table-cell ns41:value-type="float" table:style-name="ce11" office:value="2286" office:value-type="float">
            <text:p>228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1:value-type="float" table:style-name="ce8" office:value="2399" office:value-type="float">
            <text:p>2399</text:p>
          </table:table-cell>
          <table:table-cell ns41:value-type="float" table:style-name="ce11" office:value="2483" office:value-type="float">
            <text:p>248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1:value-type="float" table:style-name="ce8" office:value="2144" office:value-type="float">
            <text:p>2144</text:p>
          </table:table-cell>
          <table:table-cell ns41:value-type="float" table:style-name="ce11" office:value="2346" office:value-type="float">
            <text:p>234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1:value-type="float" table:style-name="ce8" office:value="779" office:value-type="float">
            <text:p>779</text:p>
          </table:table-cell>
          <table:table-cell ns41:value-type="float" table:style-name="ce11" office:value="843" office:value-type="float">
            <text:p>84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1:value-type="float" table:style-name="ce8" office:value="20829" office:value-type="float">
            <text:p>20829</text:p>
          </table:table-cell>
          <table:table-cell ns41:value-type="float" table:style-name="ce11" office:value="21196" office:value-type="float">
            <text:p>2119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1:value-type="float" table:style-name="ce8" office:value="1633" office:value-type="float">
            <text:p>1633</text:p>
          </table:table-cell>
          <table:table-cell ns41:value-type="float" table:style-name="ce11" office:value="1791" office:value-type="float">
            <text:p>179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1:value-type="float" table:style-name="ce8" office:value="266" office:value-type="float">
            <text:p>266</text:p>
          </table:table-cell>
          <table:table-cell ns41:value-type="float" table:style-name="ce11" office:value="271" office:value-type="float">
            <text:p>27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1:value-type="float" table:style-name="ce8" office:value="1221" office:value-type="float">
            <text:p>1221</text:p>
          </table:table-cell>
          <table:table-cell ns41:value-type="float" table:style-name="ce11" office:value="1324" office:value-type="float">
            <text:p>132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1:value-type="float" table:style-name="ce8" office:value="3837" office:value-type="float">
            <text:p>3837</text:p>
          </table:table-cell>
          <table:table-cell ns41:value-type="float" table:style-name="ce11" office:value="3760" office:value-type="float">
            <text:p>376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1:value-type="float" table:style-name="ce8" office:value="1839" office:value-type="float">
            <text:p>1839</text:p>
          </table:table-cell>
          <table:table-cell ns41:value-type="float" table:style-name="ce11" office:value="1991" office:value-type="float">
            <text:p>199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1:value-type="float" table:style-name="ce8" office:value="1965" office:value-type="float">
            <text:p>1965</text:p>
          </table:table-cell>
          <table:table-cell ns41:value-type="float" table:style-name="ce11" office:value="2078" office:value-type="float">
            <text:p>207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1:value-type="float" table:style-name="ce8" office:value="724" office:value-type="float">
            <text:p>724</text:p>
          </table:table-cell>
          <table:table-cell ns41:value-type="float" table:style-name="ce11" office:value="751" office:value-type="float">
            <text:p>75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1:value-type="float" table:style-name="ce8" office:value="1670" office:value-type="float">
            <text:p>1670</text:p>
          </table:table-cell>
          <table:table-cell ns41:value-type="float" table:style-name="ce11" office:value="1670" office:value-type="float">
            <text:p>167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1:value-type="float" table:style-name="ce8" office:value="3318" office:value-type="float">
            <text:p>3318</text:p>
          </table:table-cell>
          <table:table-cell ns41:value-type="float" table:style-name="ce11" office:value="3533" office:value-type="float">
            <text:p>353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1:value-type="float" table:style-name="ce8" office:value="2073" office:value-type="float">
            <text:p>2073</text:p>
          </table:table-cell>
          <table:table-cell ns41:value-type="float" table:style-name="ce11" office:value="2296" office:value-type="float">
            <text:p>229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1:value-type="float" table:style-name="ce8" office:value="699" office:value-type="float">
            <text:p>699</text:p>
          </table:table-cell>
          <table:table-cell ns41:value-type="float" table:style-name="ce11" office:value="759" office:value-type="float">
            <text:p>75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1:value-type="float" table:style-name="ce8" office:value="1084" office:value-type="float">
            <text:p>1084</text:p>
          </table:table-cell>
          <table:table-cell ns41:value-type="float" table:style-name="ce11" office:value="1146" office:value-type="float">
            <text:p>114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1:value-type="float" table:style-name="ce8" office:value="1285" office:value-type="float">
            <text:p>1285</text:p>
          </table:table-cell>
          <table:table-cell ns41:value-type="float" table:style-name="ce11" office:value="1328" office:value-type="float">
            <text:p>132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1:value-type="float" table:style-name="ce8" office:value="2677" office:value-type="float">
            <text:p>2677</text:p>
          </table:table-cell>
          <table:table-cell ns41:value-type="float" table:style-name="ce11" office:value="2790" office:value-type="float">
            <text:p>279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1:value-type="float" table:style-name="ce8" office:value="5275" office:value-type="float">
            <text:p>5275</text:p>
          </table:table-cell>
          <table:table-cell ns41:value-type="float" table:style-name="ce11" office:value="5480" office:value-type="float">
            <text:p>548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1:value-type="float" table:style-name="ce8" office:value="477" office:value-type="float">
            <text:p>477</text:p>
          </table:table-cell>
          <table:table-cell ns41:value-type="float" table:style-name="ce11" office:value="506" office:value-type="float">
            <text:p>50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1:value-type="float" table:style-name="ce8" office:value="393" office:value-type="float">
            <text:p>393</text:p>
          </table:table-cell>
          <table:table-cell ns41:value-type="float" table:style-name="ce11" office:value="419" office:value-type="float">
            <text:p>41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1:value-type="float" table:style-name="ce8" office:value="21070" office:value-type="float">
            <text:p>21070</text:p>
          </table:table-cell>
          <table:table-cell ns41:value-type="float" table:style-name="ce11" office:value="21135" office:value-type="float">
            <text:p>2113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1:value-type="float" table:style-name="ce8" office:value="2272" office:value-type="float">
            <text:p>2272</text:p>
          </table:table-cell>
          <table:table-cell ns41:value-type="float" table:style-name="ce11" office:value="2266" office:value-type="float">
            <text:p>226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1:value-type="float" table:style-name="ce8" office:value="4799" office:value-type="float">
            <text:p>4799</text:p>
          </table:table-cell>
          <table:table-cell ns41:value-type="float" table:style-name="ce11" office:value="4488" office:value-type="float">
            <text:p>448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d.-en Nrd. Schermer</text:p>
            <office:annotation>
              <text:p>http://purl.org/linked-data/sdmx/2009/dimension#refArea=http://www.gemeentegeschiedenis.nl/amco/11311</text:p>
            </office:annotation>
          </table:table-cell>
          <table:table-cell ns41:value-type="float" table:style-name="ce8" office:value="449" office:value-type="float">
            <text:p>449</text:p>
          </table:table-cell>
          <table:table-cell ns41:value-type="float" table:style-name="ce11" office:value="459" office:value-type="float">
            <text:p>45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1:value-type="float" table:style-name="ce8" office:value="1091" office:value-type="float">
            <text:p>1091</text:p>
          </table:table-cell>
          <table:table-cell ns41:value-type="float" table:style-name="ce11" office:value="1143" office:value-type="float">
            <text:p>114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1:value-type="float" table:style-name="ce8" office:value="2780" office:value-type="float">
            <text:p>2780</text:p>
          </table:table-cell>
          <table:table-cell ns41:value-type="float" table:style-name="ce11" office:value="3037" office:value-type="float">
            <text:p>303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ar, Ter</text:p>
          </table:table-cell>
          <table:table-cell ns41:value-type="float" table:style-name="ce8" office:value="2193" office:value-type="float">
            <text:p>2193</text:p>
          </table:table-cell>
          <table:table-cell ns41:value-type="float" table:style-name="ce11" office:value="2356" office:value-type="float">
            <text:p>235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1:value-type="float" table:style-name="ce8" office:value="355" office:value-type="float">
            <text:p>355</text:p>
          </table:table-cell>
          <table:table-cell ns41:value-type="float" table:style-name="ce11" office:value="347" office:value-type="float">
            <text:p>34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1:value-type="float" table:style-name="ce8" office:value="3703" office:value-type="float">
            <text:p>3703</text:p>
          </table:table-cell>
          <table:table-cell ns41:value-type="float" table:style-name="ce11" office:value="3810" office:value-type="float">
            <text:p>381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1:value-type="float" table:style-name="ce8" office:value="3474" office:value-type="float">
            <text:p>3474</text:p>
          </table:table-cell>
          <table:table-cell ns41:value-type="float" table:style-name="ce11" office:value="3755" office:value-type="float">
            <text:p>375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lphen a/d Rijn</text:p>
            <office:annotation>
              <text:p>http://purl.org/linked-data/sdmx/2009/dimension#refArea=http://www.gemeentegeschiedenis.nl/amco/10517</text:p>
            </office:annotation>
          </table:table-cell>
          <table:table-cell ns41:value-type="float" table:style-name="ce8" office:value="10645" office:value-type="float">
            <text:p>10645</text:p>
          </table:table-cell>
          <table:table-cell ns41:value-type="float" table:style-name="ce11" office:value="10650" office:value-type="float">
            <text:p>1065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1:value-type="float" table:style-name="ce8" office:value="918" office:value-type="float">
            <text:p>918</text:p>
          </table:table-cell>
          <table:table-cell ns41:value-type="float" table:style-name="ce11" office:value="949" office:value-type="float">
            <text:p>94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1:value-type="float" table:style-name="ce8" office:value="550" office:value-type="float">
            <text:p>550</text:p>
          </table:table-cell>
          <table:table-cell ns41:value-type="float" table:style-name="ce11" office:value="546" office:value-type="float">
            <text:p>54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1:value-type="float" table:style-name="ce8" office:value="643" office:value-type="float">
            <text:p>643</text:p>
          </table:table-cell>
          <table:table-cell ns41:value-type="float" table:style-name="ce11" office:value="636" office:value-type="float">
            <text:p>63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1:value-type="float" table:style-name="ce8" office:value="818" office:value-type="float">
            <text:p>818</text:p>
          </table:table-cell>
          <table:table-cell ns41:value-type="float" table:style-name="ce11" office:value="836" office:value-type="float">
            <text:p>83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1:value-type="float" table:style-name="ce8" office:value="3468" office:value-type="float">
            <text:p>3468</text:p>
          </table:table-cell>
          <table:table-cell ns41:value-type="float" table:style-name="ce11" office:value="3575" office:value-type="float">
            <text:p>357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1:value-type="float" table:style-name="ce8" office:value="400" office:value-type="float">
            <text:p>400</text:p>
          </table:table-cell>
          <table:table-cell ns41:value-type="float" table:style-name="ce11" office:value="432" office:value-type="float">
            <text:p>43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1:value-type="float" table:style-name="ce8" office:value="584" office:value-type="float">
            <text:p>584</text:p>
          </table:table-cell>
          <table:table-cell ns41:value-type="float" table:style-name="ce11" office:value="683" office:value-type="float">
            <text:p>68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1:value-type="float" table:style-name="ce8" office:value="1865" office:value-type="float">
            <text:p>1865</text:p>
          </table:table-cell>
          <table:table-cell ns41:value-type="float" table:style-name="ce11" office:value="1921" office:value-type="float">
            <text:p>192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1:value-type="float" table:style-name="ce8" office:value="1731" office:value-type="float">
            <text:p>1731</text:p>
          </table:table-cell>
          <table:table-cell ns41:value-type="float" table:style-name="ce11" office:value="1810" office:value-type="float">
            <text:p>181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rkel</text:p>
            <office:annotation>
              <text:p>http://purl.org/linked-data/sdmx/2009/dimension#refArea=http://www.gemeentegeschiedenis.nl/amco/11132</text:p>
            </office:annotation>
          </table:table-cell>
          <table:table-cell ns41:value-type="float" table:style-name="ce8" office:value="2811" office:value-type="float">
            <text:p>2811</text:p>
          </table:table-cell>
          <table:table-cell ns41:value-type="float" table:style-name="ce11" office:value="2938" office:value-type="float">
            <text:p>293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1:value-type="float" table:style-name="ce8" office:value="440" office:value-type="float">
            <text:p>440</text:p>
          </table:table-cell>
          <table:table-cell ns41:value-type="float" table:style-name="ce11" office:value="447" office:value-type="float">
            <text:p>44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1:value-type="float" table:style-name="ce8" office:value="1476" office:value-type="float">
            <text:p>1476</text:p>
          </table:table-cell>
          <table:table-cell ns41:value-type="float" table:style-name="ce11" office:value="1445" office:value-type="float">
            <text:p>144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leskensgraaf</text:p>
            <office:annotation>
              <text:p>http://purl.org/linked-data/sdmx/2009/dimension#refArea=http://www.gemeentegeschiedenis.nl/amco/10451</text:p>
            </office:annotation>
          </table:table-cell>
          <table:table-cell ns41:value-type="float" table:style-name="ce8" office:value="577" office:value-type="float">
            <text:p>577</text:p>
          </table:table-cell>
          <table:table-cell ns41:value-type="float" table:style-name="ce11" office:value="623" office:value-type="float">
            <text:p>62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1:value-type="float" table:style-name="ce8" office:value="3689" office:value-type="float">
            <text:p>3689</text:p>
          </table:table-cell>
          <table:table-cell ns41:value-type="float" table:style-name="ce11" office:value="3492" office:value-type="float">
            <text:p>349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ommel, den</text:p>
          </table:table-cell>
          <table:table-cell ns41:value-type="float" table:style-name="ce8" office:value="911" office:value-type="float">
            <text:p>911</text:p>
          </table:table-cell>
          <table:table-cell ns41:value-type="float" table:style-name="ce11" office:value="1042" office:value-type="float">
            <text:p>104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1:value-type="float" table:style-name="ce8" office:value="4280" office:value-type="float">
            <text:p>4280</text:p>
          </table:table-cell>
          <table:table-cell ns41:value-type="float" table:style-name="ce11" office:value="4372" office:value-type="float">
            <text:p>437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1:value-type="float" table:style-name="ce8" office:value="457" office:value-type="float">
            <text:p>457</text:p>
          </table:table-cell>
          <table:table-cell ns41:value-type="float" table:style-name="ce11" office:value="486" office:value-type="float">
            <text:p>48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1:value-type="float" table:style-name="ce8" office:value="1807" office:value-type="float">
            <text:p>1807</text:p>
          </table:table-cell>
          <table:table-cell ns41:value-type="float" table:style-name="ce11" office:value="1762" office:value-type="float">
            <text:p>176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Capelle a/d Yssel</text:p>
            <office:annotation>
              <text:p>http://purl.org/linked-data/sdmx/2009/dimension#refArea=http://www.gemeentegeschiedenis.nl/amco/11248</text:p>
            </office:annotation>
          </table:table-cell>
          <table:table-cell ns41:value-type="float" table:style-name="ce8" office:value="3774" office:value-type="float">
            <text:p>3774</text:p>
          </table:table-cell>
          <table:table-cell ns41:value-type="float" table:style-name="ce11" office:value="3888" office:value-type="float">
            <text:p>388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1:value-type="float" table:style-name="ce8" office:value="30732" office:value-type="float">
            <text:p>30732</text:p>
          </table:table-cell>
          <table:table-cell ns41:value-type="float" table:style-name="ce11" office:value="32201" office:value-type="float">
            <text:p>3220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1:value-type="float" table:style-name="ce8" office:value="1546" office:value-type="float">
            <text:p>1546</text:p>
          </table:table-cell>
          <table:table-cell ns41:value-type="float" table:style-name="ce11" office:value="1466" office:value-type="float">
            <text:p>146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1:value-type="float" table:style-name="ce8" office:value="34668" office:value-type="float">
            <text:p>34668</text:p>
          </table:table-cell>
          <table:table-cell ns41:value-type="float" table:style-name="ce11" office:value="34250" office:value-type="float">
            <text:p>3425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1:value-type="float" table:style-name="ce8" office:value="2605" office:value-type="float">
            <text:p>2605</text:p>
          </table:table-cell>
          <table:table-cell ns41:value-type="float" table:style-name="ce11" office:value="2772" office:value-type="float">
            <text:p>277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1:value-type="float" table:style-name="ce8" office:value="526" office:value-type="float">
            <text:p>526</text:p>
          </table:table-cell>
          <table:table-cell ns41:value-type="float" table:style-name="ce11" office:value="550" office:value-type="float">
            <text:p>55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1:value-type="float" table:style-name="ce8" office:value="550" office:value-type="float">
            <text:p>550</text:p>
          </table:table-cell>
          <table:table-cell ns41:value-type="float" table:style-name="ce11" office:value="591" office:value-type="float">
            <text:p>59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iessendam</text:p>
            <office:annotation>
              <text:p>http://purl.org/linked-data/sdmx/2009/dimension#refArea=http://www.gemeentegeschiedenis.nl/amco/10606</text:p>
            </office:annotation>
          </table:table-cell>
          <table:table-cell ns41:value-type="float" table:style-name="ce8" office:value="2342" office:value-type="float">
            <text:p>2342</text:p>
          </table:table-cell>
          <table:table-cell ns41:value-type="float" table:style-name="ce11" office:value="2412" office:value-type="float">
            <text:p>241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iessen-Nieuwkerk</text:p>
            <office:annotation>
              <text:p>http://purl.org/linked-data/sdmx/2009/dimension#refArea=http://www.gemeentegeschiedenis.nl/amco/10255</text:p>
            </office:annotation>
          </table:table-cell>
          <table:table-cell ns41:value-type="float" table:style-name="ce8" office:value="585" office:value-type="float">
            <text:p>585</text:p>
          </table:table-cell>
          <table:table-cell ns41:value-type="float" table:style-name="ce11" office:value="570" office:value-type="float">
            <text:p>57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1:value-type="float" table:style-name="ce8" office:value="554" office:value-type="float">
            <text:p>554</text:p>
          </table:table-cell>
          <table:table-cell ns41:value-type="float" table:style-name="ce11" office:value="590" office:value-type="float">
            <text:p>59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1:value-type="float" table:style-name="ce8" office:value="7804" office:value-type="float">
            <text:p>7804</text:p>
          </table:table-cell>
          <table:table-cell ns41:value-type="float" table:style-name="ce11" office:value="7706" office:value-type="float">
            <text:p>770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1:value-type="float" table:style-name="ce8" office:value="19011" office:value-type="float">
            <text:p>19011</text:p>
          </table:table-cell>
          <table:table-cell ns41:value-type="float" table:style-name="ce11" office:value="18599" office:value-type="float">
            <text:p>1859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1:value-type="float" table:style-name="ce8" office:value="988" office:value-type="float">
            <text:p>988</text:p>
          </table:table-cell>
          <table:table-cell ns41:value-type="float" table:style-name="ce11" office:value="1032" office:value-type="float">
            <text:p>103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1:value-type="float" table:style-name="ce8" office:value="273" office:value-type="float">
            <text:p>273</text:p>
          </table:table-cell>
          <table:table-cell ns41:value-type="float" table:style-name="ce11" office:value="319" office:value-type="float">
            <text:p>31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1:value-type="float" table:style-name="ce8" office:value="648" office:value-type="float">
            <text:p>648</text:p>
          </table:table-cell>
          <table:table-cell ns41:value-type="float" table:style-name="ce11" office:value="703" office:value-type="float">
            <text:p>70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ravendeel, 's</text:p>
          </table:table-cell>
          <table:table-cell ns41:value-type="float" table:style-name="ce8" office:value="2484" office:value-type="float">
            <text:p>2484</text:p>
          </table:table-cell>
          <table:table-cell ns41:value-type="float" table:style-name="ce11" office:value="2713" office:value-type="float">
            <text:p>271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ravenhage, 's</text:p>
          </table:table-cell>
          <table:table-cell ns41:value-type="float" table:style-name="ce8" office:value="286334" office:value-type="float">
            <text:p>286334</text:p>
          </table:table-cell>
          <table:table-cell ns41:value-type="float" table:style-name="ce11" office:value="255739" office:value-type="float">
            <text:p>25573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ravenzande, 's</text:p>
          </table:table-cell>
          <table:table-cell ns41:value-type="float" table:style-name="ce8" office:value="3871" office:value-type="float">
            <text:p>3871</text:p>
          </table:table-cell>
          <table:table-cell ns41:value-type="float" table:style-name="ce11" office:value="4004" office:value-type="float">
            <text:p>400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1:value-type="float" table:style-name="ce8" office:value="844" office:value-type="float">
            <text:p>844</text:p>
          </table:table-cell>
          <table:table-cell ns41:value-type="float" table:style-name="ce11" office:value="839" office:value-type="float">
            <text:p>83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1:value-type="float" table:style-name="ce8" office:value="1198" office:value-type="float">
            <text:p>1198</text:p>
          </table:table-cell>
          <table:table-cell ns41:value-type="float" table:style-name="ce11" office:value="1370" office:value-type="float">
            <text:p>137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1:value-type="float" table:style-name="ce8" office:value="443" office:value-type="float">
            <text:p>443</text:p>
          </table:table-cell>
          <table:table-cell ns41:value-type="float" table:style-name="ce11" office:value="453" office:value-type="float">
            <text:p>45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ardinxveld</text:p>
            <office:annotation>
              <text:p>http://purl.org/linked-data/sdmx/2009/dimension#refArea=http://www.gemeentegeschiedenis.nl/amco/10167</text:p>
            </office:annotation>
          </table:table-cell>
          <table:table-cell ns41:value-type="float" table:style-name="ce8" office:value="3775" office:value-type="float">
            <text:p>3775</text:p>
          </table:table-cell>
          <table:table-cell ns41:value-type="float" table:style-name="ce11" office:value="3816" office:value-type="float">
            <text:p>381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float" table:style-name="ce8" office:value="2756" office:value-type="float">
            <text:p>2756</text:p>
          </table:table-cell>
          <table:table-cell ns41:value-type="float" table:style-name="ce11" office:value="2792" office:value-type="float">
            <text:p>279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1:value-type="float" table:style-name="ce8" office:value="531" office:value-type="float">
            <text:p>531</text:p>
          </table:table-cell>
          <table:table-cell ns41:value-type="float" table:style-name="ce11" office:value="628" office:value-type="float">
            <text:p>62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1:value-type="float" table:style-name="ce8" office:value="691" office:value-type="float">
            <text:p>691</text:p>
          </table:table-cell>
          <table:table-cell ns41:value-type="float" table:style-name="ce11" office:value="719" office:value-type="float">
            <text:p>71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i-en Boeicop</text:p>
          </table:table-cell>
          <table:table-cell ns41:value-type="float" table:style-name="ce8" office:value="341" office:value-type="float">
            <text:p>341</text:p>
          </table:table-cell>
          <table:table-cell ns41:value-type="float" table:style-name="ce11" office:value="365" office:value-type="float">
            <text:p>36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1:value-type="float" table:style-name="ce8" office:value="1106" office:value-type="float">
            <text:p>1106</text:p>
          </table:table-cell>
          <table:table-cell ns41:value-type="float" table:style-name="ce11" office:value="1066" office:value-type="float">
            <text:p>106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1:value-type="float" table:style-name="ce8" office:value="522" office:value-type="float">
            <text:p>522</text:p>
          </table:table-cell>
          <table:table-cell ns41:value-type="float" table:style-name="ce11" office:value="516" office:value-type="float">
            <text:p>51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1:value-type="float" table:style-name="ce8" office:value="381" office:value-type="float">
            <text:p>381</text:p>
          </table:table-cell>
          <table:table-cell ns41:value-type="float" table:style-name="ce11" office:value="433" office:value-type="float">
            <text:p>43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1:value-type="float" table:style-name="ce8" office:value="444" office:value-type="float">
            <text:p>444</text:p>
          </table:table-cell>
          <table:table-cell ns41:value-type="float" table:style-name="ce11" office:value="452" office:value-type="float">
            <text:p>45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ndrik-Ido-Amb.</text:p>
            <office:annotation>
              <text:p>http://purl.org/linked-data/sdmx/2009/dimension#refArea=http://www.gemeentegeschiedenis.nl/amco/10416</text:p>
            </office:annotation>
          </table:table-cell>
          <table:table-cell ns41:value-type="float" table:style-name="ce8" office:value="2705" office:value-type="float">
            <text:p>2705</text:p>
          </table:table-cell>
          <table:table-cell ns41:value-type="float" table:style-name="ce11" office:value="2898" office:value-type="float">
            <text:p>289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1:value-type="float" table:style-name="ce8" office:value="537" office:value-type="float">
            <text:p>537</text:p>
          </table:table-cell>
          <table:table-cell ns41:value-type="float" table:style-name="ce11" office:value="524" office:value-type="float">
            <text:p>52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1:value-type="float" table:style-name="ce8" office:value="849" office:value-type="float">
            <text:p>849</text:p>
          </table:table-cell>
          <table:table-cell ns41:value-type="float" table:style-name="ce11" office:value="936" office:value-type="float">
            <text:p>93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1:value-type="float" table:style-name="ce8" office:value="6598" office:value-type="float">
            <text:p>6598</text:p>
          </table:table-cell>
          <table:table-cell ns41:value-type="float" table:style-name="ce11" office:value="6697" office:value-type="float">
            <text:p>669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1:value-type="float" table:style-name="ce8" office:value="398" office:value-type="float">
            <text:p>398</text:p>
          </table:table-cell>
          <table:table-cell ns41:value-type="float" table:style-name="ce11" office:value="461" office:value-type="float">
            <text:p>46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1:value-type="float" table:style-name="ce8" office:value="363" office:value-type="float">
            <text:p>363</text:p>
          </table:table-cell>
          <table:table-cell ns41:value-type="float" table:style-name="ce11" office:value="387" office:value-type="float">
            <text:p>38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1:value-type="float" table:style-name="ce8" office:value="10082" office:value-type="float">
            <text:p>10082</text:p>
          </table:table-cell>
          <table:table-cell ns41:value-type="float" table:style-name="ce11" office:value="10140" office:value-type="float">
            <text:p>1014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1:value-type="float" table:style-name="ce8" office:value="547" office:value-type="float">
            <text:p>547</text:p>
          </table:table-cell>
          <table:table-cell ns41:value-type="float" table:style-name="ce11" office:value="585" office:value-type="float">
            <text:p>58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1:value-type="float" table:style-name="ce8" office:value="1101" office:value-type="float">
            <text:p>1101</text:p>
          </table:table-cell>
          <table:table-cell ns41:value-type="float" table:style-name="ce11" office:value="1072" office:value-type="float">
            <text:p>107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oudekerk a/d Rijn</text:p>
            <office:annotation>
              <text:p>http://purl.org/linked-data/sdmx/2009/dimension#refArea=http://www.gemeentegeschiedenis.nl/amco/10029</text:p>
            </office:annotation>
          </table:table-cell>
          <table:table-cell ns41:value-type="float" table:style-name="ce8" office:value="878" office:value-type="float">
            <text:p>878</text:p>
          </table:table-cell>
          <table:table-cell ns41:value-type="float" table:style-name="ce11" office:value="977" office:value-type="float">
            <text:p>97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rimpen a/d Lek</text:p>
            <office:annotation>
              <text:p>http://purl.org/linked-data/sdmx/2009/dimension#refArea=http://www.gemeentegeschiedenis.nl/amco/10617</text:p>
            </office:annotation>
          </table:table-cell>
          <table:table-cell ns41:value-type="float" table:style-name="ce8" office:value="1664" office:value-type="float">
            <text:p>1664</text:p>
          </table:table-cell>
          <table:table-cell ns41:value-type="float" table:style-name="ce11" office:value="1717" office:value-type="float">
            <text:p>171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rimpen a/d Yssel</text:p>
            <office:annotation>
              <text:p>http://purl.org/linked-data/sdmx/2009/dimension#refArea=http://www.gemeentegeschiedenis.nl/amco/10859</text:p>
            </office:annotation>
          </table:table-cell>
          <table:table-cell ns41:value-type="float" table:style-name="ce8" office:value="3201" office:value-type="float">
            <text:p>3201</text:p>
          </table:table-cell>
          <table:table-cell ns41:value-type="float" table:style-name="ce11" office:value="3492" office:value-type="float">
            <text:p>349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1:value-type="float" table:style-name="ce8" office:value="501" office:value-type="float">
            <text:p>501</text:p>
          </table:table-cell>
          <table:table-cell ns41:value-type="float" table:style-name="ce11" office:value="511" office:value-type="float">
            <text:p>51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1:value-type="float" table:style-name="ce8" office:value="405" office:value-type="float">
            <text:p>405</text:p>
          </table:table-cell>
          <table:table-cell ns41:value-type="float" table:style-name="ce11" office:value="422" office:value-type="float">
            <text:p>42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1:value-type="float" table:style-name="ce8" office:value="445" office:value-type="float">
            <text:p>445</text:p>
          </table:table-cell>
          <table:table-cell ns41:value-type="float" table:style-name="ce11" office:value="466" office:value-type="float">
            <text:p>46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1:value-type="float" table:style-name="ce8" office:value="4891" office:value-type="float">
            <text:p>4891</text:p>
          </table:table-cell>
          <table:table-cell ns41:value-type="float" table:style-name="ce11" office:value="5063" office:value-type="float">
            <text:p>506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1:value-type="float" table:style-name="ce8" office:value="45078" office:value-type="float">
            <text:p>45078</text:p>
          </table:table-cell>
          <table:table-cell ns41:value-type="float" table:style-name="ce11" office:value="43011" office:value-type="float">
            <text:p>4301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1:value-type="float" table:style-name="ce8" office:value="2287" office:value-type="float">
            <text:p>2287</text:p>
          </table:table-cell>
          <table:table-cell ns41:value-type="float" table:style-name="ce11" office:value="2289" office:value-type="float">
            <text:p>228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1:value-type="float" table:style-name="ce8" office:value="5174" office:value-type="float">
            <text:p>5174</text:p>
          </table:table-cell>
          <table:table-cell ns41:value-type="float" table:style-name="ce11" office:value="5439" office:value-type="float">
            <text:p>543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1:value-type="float" table:style-name="ce8" office:value="1130" office:value-type="float">
            <text:p>1130</text:p>
          </table:table-cell>
          <table:table-cell ns41:value-type="float" table:style-name="ce11" office:value="1149" office:value-type="float">
            <text:p>114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float" table:style-name="ce8" office:value="2459" office:value-type="float">
            <text:p>2459</text:p>
          </table:table-cell>
          <table:table-cell ns41:value-type="float" table:style-name="ce11" office:value="2542" office:value-type="float">
            <text:p>254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1:value-type="float" table:style-name="ce8" office:value="881" office:value-type="float">
            <text:p>881</text:p>
          </table:table-cell>
          <table:table-cell ns41:value-type="float" table:style-name="ce11" office:value="935" office:value-type="float">
            <text:p>93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ier, de</text:p>
          </table:table-cell>
          <table:table-cell ns41:value-type="float" table:style-name="ce8" office:value="2065" office:value-type="float">
            <text:p>2065</text:p>
          </table:table-cell>
          <table:table-cell ns41:value-type="float" table:style-name="ce11" office:value="2094" office:value-type="float">
            <text:p>209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1:value-type="float" table:style-name="ce8" office:value="5604" office:value-type="float">
            <text:p>5604</text:p>
          </table:table-cell>
          <table:table-cell ns41:value-type="float" table:style-name="ce11" office:value="5611" office:value-type="float">
            <text:p>561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1:value-type="float" table:style-name="ce8" office:value="807" office:value-type="float">
            <text:p>807</text:p>
          </table:table-cell>
          <table:table-cell ns41:value-type="float" table:style-name="ce11" office:value="858" office:value-type="float">
            <text:p>85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1:value-type="float" table:style-name="ce8" office:value="1747" office:value-type="float">
            <text:p>1747</text:p>
          </table:table-cell>
          <table:table-cell ns41:value-type="float" table:style-name="ce11" office:value="1681" office:value-type="float">
            <text:p>168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1:value-type="float" table:style-name="ce8" office:value="5313" office:value-type="float">
            <text:p>5313</text:p>
          </table:table-cell>
          <table:table-cell ns41:value-type="float" table:style-name="ce11" office:value="5278" office:value-type="float">
            <text:p>527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1:value-type="float" table:style-name="ce8" office:value="997" office:value-type="float">
            <text:p>997</text:p>
          </table:table-cell>
          <table:table-cell ns41:value-type="float" table:style-name="ce11" office:value="942" office:value-type="float">
            <text:p>94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1:value-type="float" table:style-name="ce8" office:value="994" office:value-type="float">
            <text:p>994</text:p>
          </table:table-cell>
          <table:table-cell ns41:value-type="float" table:style-name="ce11" office:value="1061" office:value-type="float">
            <text:p>106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1:value-type="float" table:style-name="ce8" office:value="2536" office:value-type="float">
            <text:p>2536</text:p>
          </table:table-cell>
          <table:table-cell ns41:value-type="float" table:style-name="ce11" office:value="2507" office:value-type="float">
            <text:p>250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1:value-type="float" table:style-name="ce8" office:value="545" office:value-type="float">
            <text:p>545</text:p>
          </table:table-cell>
          <table:table-cell ns41:value-type="float" table:style-name="ce11" office:value="545" office:value-type="float">
            <text:p>54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1:value-type="float" table:style-name="ce8" office:value="326" office:value-type="float">
            <text:p>326</text:p>
          </table:table-cell>
          <table:table-cell ns41:value-type="float" table:style-name="ce11" office:value="331" office:value-type="float">
            <text:p>33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1:value-type="float" table:style-name="ce8" office:value="6780" office:value-type="float">
            <text:p>6780</text:p>
          </table:table-cell>
          <table:table-cell ns41:value-type="float" table:style-name="ce11" office:value="6742" office:value-type="float">
            <text:p>674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1:value-type="float" table:style-name="ce8" office:value="1464" office:value-type="float">
            <text:p>1464</text:p>
          </table:table-cell>
          <table:table-cell ns41:value-type="float" table:style-name="ce11" office:value="1621" office:value-type="float">
            <text:p>162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1:value-type="float" table:style-name="ce8" office:value="919" office:value-type="float">
            <text:p>919</text:p>
          </table:table-cell>
          <table:table-cell ns41:value-type="float" table:style-name="ce11" office:value="973" office:value-type="float">
            <text:p>97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1:value-type="float" table:style-name="ce8" office:value="8132" office:value-type="float">
            <text:p>8132</text:p>
          </table:table-cell>
          <table:table-cell ns41:value-type="float" table:style-name="ce11" office:value="8264" office:value-type="float">
            <text:p>826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1:value-type="float" table:style-name="ce8" office:value="853" office:value-type="float">
            <text:p>853</text:p>
          </table:table-cell>
          <table:table-cell ns41:value-type="float" table:style-name="ce11" office:value="863" office:value-type="float">
            <text:p>86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ieuwenhoorn</text:p>
            <office:annotation>
              <text:p>http://purl.org/linked-data/sdmx/2009/dimension#refArea=http://www.gemeentegeschiedenis.nl/amco/10338</text:p>
            </office:annotation>
          </table:table-cell>
          <table:table-cell ns41:value-type="float" table:style-name="ce8" office:value="804" office:value-type="float">
            <text:p>804</text:p>
          </table:table-cell>
          <table:table-cell ns41:value-type="float" table:style-name="ce11" office:value="846" office:value-type="float">
            <text:p>84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ieuwerkerk a/d Yssel</text:p>
            <office:annotation>
              <text:p>http://purl.org/linked-data/sdmx/2009/dimension#refArea=http://www.gemeentegeschiedenis.nl/amco/10855</text:p>
            </office:annotation>
          </table:table-cell>
          <table:table-cell ns41:value-type="float" table:style-name="ce8" office:value="2159" office:value-type="float">
            <text:p>2159</text:p>
          </table:table-cell>
          <table:table-cell ns41:value-type="float" table:style-name="ce11" office:value="2229" office:value-type="float">
            <text:p>222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ieuwe-Tonge</text:p>
          </table:table-cell>
          <table:table-cell ns41:value-type="float" table:style-name="ce8" office:value="1060" office:value-type="float">
            <text:p>1060</text:p>
          </table:table-cell>
          <table:table-cell ns41:value-type="float" table:style-name="ce11" office:value="1078" office:value-type="float">
            <text:p>107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ieuw-Helvoet</text:p>
            <office:annotation>
              <text:p>http://purl.org/linked-data/sdmx/2009/dimension#refArea=http://www.gemeentegeschiedenis.nl/amco/10264</text:p>
            </office:annotation>
          </table:table-cell>
          <table:table-cell ns41:value-type="float" table:style-name="ce8" office:value="1066" office:value-type="float">
            <text:p>1066</text:p>
          </table:table-cell>
          <table:table-cell ns41:value-type="float" table:style-name="ce11" office:value="1115" office:value-type="float">
            <text:p>111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1:value-type="float" table:style-name="ce8" office:value="1890" office:value-type="float">
            <text:p>1890</text:p>
          </table:table-cell>
          <table:table-cell ns41:value-type="float" table:style-name="ce11" office:value="1979" office:value-type="float">
            <text:p>197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1:value-type="float" table:style-name="ce8" office:value="292" office:value-type="float">
            <text:p>292</text:p>
          </table:table-cell>
          <table:table-cell ns41:value-type="float" table:style-name="ce11" office:value="334" office:value-type="float">
            <text:p>33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1:value-type="float" table:style-name="ce8" office:value="2004" office:value-type="float">
            <text:p>2004</text:p>
          </table:table-cell>
          <table:table-cell ns41:value-type="float" table:style-name="ce11" office:value="2089" office:value-type="float">
            <text:p>208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1:value-type="float" table:style-name="ce8" office:value="417" office:value-type="float">
            <text:p>417</text:p>
          </table:table-cell>
          <table:table-cell ns41:value-type="float" table:style-name="ce11" office:value="430" office:value-type="float">
            <text:p>43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1:value-type="float" table:style-name="ce8" office:value="1059" office:value-type="float">
            <text:p>1059</text:p>
          </table:table-cell>
          <table:table-cell ns41:value-type="float" table:style-name="ce11" office:value="1071" office:value-type="float">
            <text:p>107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1:value-type="float" table:style-name="ce8" office:value="625" office:value-type="float">
            <text:p>625</text:p>
          </table:table-cell>
          <table:table-cell ns41:value-type="float" table:style-name="ce11" office:value="643" office:value-type="float">
            <text:p>64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1:value-type="float" table:style-name="ce8" office:value="8022" office:value-type="float">
            <text:p>8022</text:p>
          </table:table-cell>
          <table:table-cell ns41:value-type="float" table:style-name="ce11" office:value="7170" office:value-type="float">
            <text:p>717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1:value-type="float" table:style-name="ce8" office:value="3847" office:value-type="float">
            <text:p>3847</text:p>
          </table:table-cell>
          <table:table-cell ns41:value-type="float" table:style-name="ce11" office:value="4825" office:value-type="float">
            <text:p>482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1:value-type="float" table:style-name="ce8" office:value="1142" office:value-type="float">
            <text:p>1142</text:p>
          </table:table-cell>
          <table:table-cell ns41:value-type="float" table:style-name="ce11" office:value="1237" office:value-type="float">
            <text:p>123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1:value-type="float" table:style-name="ce8" office:value="2079" office:value-type="float">
            <text:p>2079</text:p>
          </table:table-cell>
          <table:table-cell ns41:value-type="float" table:style-name="ce11" office:value="2275" office:value-type="float">
            <text:p>227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1:value-type="float" table:style-name="ce8" office:value="5754" office:value-type="float">
            <text:p>5754</text:p>
          </table:table-cell>
          <table:table-cell ns41:value-type="float" table:style-name="ce11" office:value="4930" office:value-type="float">
            <text:p>493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1:value-type="float" table:style-name="ce8" office:value="1580" office:value-type="float">
            <text:p>1580</text:p>
          </table:table-cell>
          <table:table-cell ns41:value-type="float" table:style-name="ce11" office:value="1633" office:value-type="float">
            <text:p>163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1:value-type="float" table:style-name="ce8" office:value="2009" office:value-type="float">
            <text:p>2009</text:p>
          </table:table-cell>
          <table:table-cell ns41:value-type="float" table:style-name="ce11" office:value="2034" office:value-type="float">
            <text:p>203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1:value-type="float" table:style-name="ce8" office:value="316" office:value-type="float">
            <text:p>316</text:p>
          </table:table-cell>
          <table:table-cell ns41:value-type="float" table:style-name="ce11" office:value="306" office:value-type="float">
            <text:p>30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1:value-type="float" table:style-name="ce8" office:value="670" office:value-type="float">
            <text:p>670</text:p>
          </table:table-cell>
          <table:table-cell ns41:value-type="float" table:style-name="ce11" office:value="662" office:value-type="float">
            <text:p>66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1:value-type="float" table:style-name="ce8" office:value="3470" office:value-type="float">
            <text:p>3470</text:p>
          </table:table-cell>
          <table:table-cell ns41:value-type="float" table:style-name="ce11" office:value="3539" office:value-type="float">
            <text:p>353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1:value-type="float" table:style-name="ce8" office:value="1934" office:value-type="float">
            <text:p>1934</text:p>
          </table:table-cell>
          <table:table-cell ns41:value-type="float" table:style-name="ce11" office:value="1975" office:value-type="float">
            <text:p>197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1:value-type="float" table:style-name="ce8" office:value="432" office:value-type="float">
            <text:p>432</text:p>
          </table:table-cell>
          <table:table-cell ns41:value-type="float" table:style-name="ce11" office:value="459" office:value-type="float">
            <text:p>45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uderkerk a/d Yssel</text:p>
            <office:annotation>
              <text:p>http://purl.org/linked-data/sdmx/2009/dimension#refArea=http://www.gemeentegeschiedenis.nl/amco/10095</text:p>
            </office:annotation>
          </table:table-cell>
          <table:table-cell ns41:value-type="float" table:style-name="ce8" office:value="1889" office:value-type="float">
            <text:p>1889</text:p>
          </table:table-cell>
          <table:table-cell ns41:value-type="float" table:style-name="ce11" office:value="1951" office:value-type="float">
            <text:p>195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1:value-type="float" table:style-name="ce8" office:value="1557" office:value-type="float">
            <text:p>1557</text:p>
          </table:table-cell>
          <table:table-cell ns41:value-type="float" table:style-name="ce11" office:value="1589" office:value-type="float">
            <text:p>158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1:value-type="float" table:style-name="ce8" office:value="1848" office:value-type="float">
            <text:p>1848</text:p>
          </table:table-cell>
          <table:table-cell ns41:value-type="float" table:style-name="ce11" office:value="1702" office:value-type="float">
            <text:p>170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1:value-type="float" table:style-name="ce8" office:value="218" office:value-type="float">
            <text:p>218</text:p>
          </table:table-cell>
          <table:table-cell ns41:value-type="float" table:style-name="ce11" office:value="259" office:value-type="float">
            <text:p>25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1:value-type="float" table:style-name="ce8" office:value="2955" office:value-type="float">
            <text:p>2955</text:p>
          </table:table-cell>
          <table:table-cell ns41:value-type="float" table:style-name="ce11" office:value="3019" office:value-type="float">
            <text:p>301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Peursum</text:p>
            <office:annotation>
              <text:p>http://purl.org/linked-data/sdmx/2009/dimension#refArea=http://www.gemeentegeschiedenis.nl/amco/10391</text:p>
            </office:annotation>
          </table:table-cell>
          <table:table-cell ns41:value-type="float" table:style-name="ce8" office:value="198" office:value-type="float">
            <text:p>198</text:p>
          </table:table-cell>
          <table:table-cell ns41:value-type="float" table:style-name="ce11" office:value="173" office:value-type="float">
            <text:p>17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1:value-type="float" table:style-name="ce8" office:value="416" office:value-type="float">
            <text:p>416</text:p>
          </table:table-cell>
          <table:table-cell ns41:value-type="float" table:style-name="ce11" office:value="444" office:value-type="float">
            <text:p>44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1:value-type="float" table:style-name="ce8" office:value="1816" office:value-type="float">
            <text:p>1816</text:p>
          </table:table-cell>
          <table:table-cell ns41:value-type="float" table:style-name="ce11" office:value="1687" office:value-type="float">
            <text:p>168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1:value-type="float" table:style-name="ce8" office:value="1171" office:value-type="float">
            <text:p>1171</text:p>
          </table:table-cell>
          <table:table-cell ns41:value-type="float" table:style-name="ce11" office:value="1251" office:value-type="float">
            <text:p>125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1:value-type="float" table:style-name="ce8" office:value="4026" office:value-type="float">
            <text:p>4026</text:p>
          </table:table-cell>
          <table:table-cell ns41:value-type="float" table:style-name="ce11" office:value="4204" office:value-type="float">
            <text:p>420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1:value-type="float" table:style-name="ce8" office:value="2556" office:value-type="float">
            <text:p>2556</text:p>
          </table:table-cell>
          <table:table-cell ns41:value-type="float" table:style-name="ce11" office:value="2608" office:value-type="float">
            <text:p>260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1:value-type="float" table:style-name="ce8" office:value="1443" office:value-type="float">
            <text:p>1443</text:p>
          </table:table-cell>
          <table:table-cell ns41:value-type="float" table:style-name="ce11" office:value="1469" office:value-type="float">
            <text:p>146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1:value-type="float" table:style-name="ce8" office:value="9208" office:value-type="float">
            <text:p>9208</text:p>
          </table:table-cell>
          <table:table-cell ns41:value-type="float" table:style-name="ce11" office:value="9587" office:value-type="float">
            <text:p>958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1:value-type="float" table:style-name="ce8" office:value="352" office:value-type="float">
            <text:p>352</text:p>
          </table:table-cell>
          <table:table-cell ns41:value-type="float" table:style-name="ce11" office:value="356" office:value-type="float">
            <text:p>35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1:value-type="float" table:style-name="ce8" office:value="1561" office:value-type="float">
            <text:p>1561</text:p>
          </table:table-cell>
          <table:table-cell ns41:value-type="float" table:style-name="ce11" office:value="1578" office:value-type="float">
            <text:p>157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1:value-type="float" table:style-name="ce8" office:value="331659" office:value-type="float">
            <text:p>331659</text:p>
          </table:table-cell>
          <table:table-cell ns41:value-type="float" table:style-name="ce11" office:value="321412" office:value-type="float">
            <text:p>32141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1:value-type="float" table:style-name="ce8" office:value="1467" office:value-type="float">
            <text:p>1467</text:p>
          </table:table-cell>
          <table:table-cell ns41:value-type="float" table:style-name="ce11" office:value="1541" office:value-type="float">
            <text:p>154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1:value-type="float" table:style-name="ce8" office:value="396" office:value-type="float">
            <text:p>396</text:p>
          </table:table-cell>
          <table:table-cell ns41:value-type="float" table:style-name="ce11" office:value="447" office:value-type="float">
            <text:p>44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1:value-type="float" table:style-name="ce8" office:value="2821" office:value-type="float">
            <text:p>2821</text:p>
          </table:table-cell>
          <table:table-cell ns41:value-type="float" table:style-name="ce11" office:value="2977" office:value-type="float">
            <text:p>297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ijswijk</text:p>
            <office:annotation>
              <text:p>http://purl.org/linked-data/sdmx/2009/dimension#refArea=http://www.gemeentegeschiedenis.nl/amco/11016</text:p>
            </office:annotation>
          </table:table-cell>
          <table:table-cell ns41:value-type="float" table:style-name="ce8" office:value="12049" office:value-type="float">
            <text:p>12049</text:p>
          </table:table-cell>
          <table:table-cell ns41:value-type="float" table:style-name="ce11" office:value="11033" office:value-type="float">
            <text:p>1103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1:value-type="float" table:style-name="ce8" office:value="3682" office:value-type="float">
            <text:p>3682</text:p>
          </table:table-cell>
          <table:table-cell ns41:value-type="float" table:style-name="ce11" office:value="3564" office:value-type="float">
            <text:p>356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1:value-type="float" table:style-name="ce8" office:value="228" office:value-type="float">
            <text:p>228</text:p>
          </table:table-cell>
          <table:table-cell ns41:value-type="float" table:style-name="ce11" office:value="253" office:value-type="float">
            <text:p>25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1:value-type="float" table:style-name="ce8" office:value="35373" office:value-type="float">
            <text:p>35373</text:p>
          </table:table-cell>
          <table:table-cell ns41:value-type="float" table:style-name="ce11" office:value="34964" office:value-type="float">
            <text:p>3496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1:value-type="float" table:style-name="ce8" office:value="2479" office:value-type="float">
            <text:p>2479</text:p>
          </table:table-cell>
          <table:table-cell ns41:value-type="float" table:style-name="ce11" office:value="2608" office:value-type="float">
            <text:p>260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1:value-type="float" table:style-name="ce8" office:value="2471" office:value-type="float">
            <text:p>2471</text:p>
          </table:table-cell>
          <table:table-cell ns41:value-type="float" table:style-name="ce11" office:value="2477" office:value-type="float">
            <text:p>247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1:value-type="float" table:style-name="ce8" office:value="478" office:value-type="float">
            <text:p>478</text:p>
          </table:table-cell>
          <table:table-cell ns41:value-type="float" table:style-name="ce11" office:value="495" office:value-type="float">
            <text:p>49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1:value-type="float" table:style-name="ce8" office:value="7717" office:value-type="float">
            <text:p>7717</text:p>
          </table:table-cell>
          <table:table-cell ns41:value-type="float" table:style-name="ce11" office:value="7708" office:value-type="float">
            <text:p>770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1:value-type="float" table:style-name="ce8" office:value="1840" office:value-type="float">
            <text:p>1840</text:p>
          </table:table-cell>
          <table:table-cell ns41:value-type="float" table:style-name="ce11" office:value="1893" office:value-type="float">
            <text:p>189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1:value-type="float" table:style-name="ce8" office:value="1303" office:value-type="float">
            <text:p>1303</text:p>
          </table:table-cell>
          <table:table-cell ns41:value-type="float" table:style-name="ce11" office:value="1409" office:value-type="float">
            <text:p>140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tad aan 't Haringvl.</text:p>
            <office:annotation>
              <text:p>http://purl.org/linked-data/sdmx/2009/dimension#refArea=http://www.gemeentegeschiedenis.nl/amco/11239</text:p>
            </office:annotation>
          </table:table-cell>
          <table:table-cell ns41:value-type="float" table:style-name="ce8" office:value="638" office:value-type="float">
            <text:p>638</text:p>
          </table:table-cell>
          <table:table-cell ns41:value-type="float" table:style-name="ce11" office:value="642" office:value-type="float">
            <text:p>64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1:value-type="float" table:style-name="ce8" office:value="928" office:value-type="float">
            <text:p>928</text:p>
          </table:table-cell>
          <table:table-cell ns41:value-type="float" table:style-name="ce11" office:value="991" office:value-type="float">
            <text:p>99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1:value-type="float" table:style-name="ce8" office:value="1437" office:value-type="float">
            <text:p>1437</text:p>
          </table:table-cell>
          <table:table-cell ns41:value-type="float" table:style-name="ce11" office:value="1435" office:value-type="float">
            <text:p>143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1:value-type="float" table:style-name="ce8" office:value="955" office:value-type="float">
            <text:p>955</text:p>
          </table:table-cell>
          <table:table-cell ns41:value-type="float" table:style-name="ce11" office:value="958" office:value-type="float">
            <text:p>95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1:value-type="float" table:style-name="ce8" office:value="2450" office:value-type="float">
            <text:p>2450</text:p>
          </table:table-cell>
          <table:table-cell ns41:value-type="float" table:style-name="ce11" office:value="2572" office:value-type="float">
            <text:p>257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1:value-type="float" table:style-name="ce8" office:value="175" office:value-type="float">
            <text:p>175</text:p>
          </table:table-cell>
          <table:table-cell ns41:value-type="float" table:style-name="ce11" office:value="210" office:value-type="float">
            <text:p>21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alkenburg</text:p>
            <office:annotation>
              <text:p>http://purl.org/linked-data/sdmx/2009/dimension#refArea=http://www.gemeentegeschiedenis.nl/amco/11077</text:p>
            </office:annotation>
          </table:table-cell>
          <table:table-cell ns41:value-type="float" table:style-name="ce8" office:value="581" office:value-type="float">
            <text:p>581</text:p>
          </table:table-cell>
          <table:table-cell ns41:value-type="float" table:style-name="ce11" office:value="612" office:value-type="float">
            <text:p>61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1:value-type="float" table:style-name="ce8" office:value="1952" office:value-type="float">
            <text:p>1952</text:p>
          </table:table-cell>
          <table:table-cell ns41:value-type="float" table:style-name="ce11" office:value="1970" office:value-type="float">
            <text:p>197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1:value-type="float" table:style-name="ce8" office:value="417" office:value-type="float">
            <text:p>417</text:p>
          </table:table-cell>
          <table:table-cell ns41:value-type="float" table:style-name="ce11" office:value="478" office:value-type="float">
            <text:p>47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1:value-type="float" table:style-name="ce8" office:value="21960" office:value-type="float">
            <text:p>21960</text:p>
          </table:table-cell>
          <table:table-cell ns41:value-type="float" table:style-name="ce11" office:value="21900" office:value-type="float">
            <text:p>2190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1:value-type="float" table:style-name="ce8" office:value="219" office:value-type="float">
            <text:p>219</text:p>
          </table:table-cell>
          <table:table-cell ns41:value-type="float" table:style-name="ce11" office:value="258" office:value-type="float">
            <text:p>25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1:value-type="float" table:style-name="ce8" office:value="19063" office:value-type="float">
            <text:p>19063</text:p>
          </table:table-cell>
          <table:table-cell ns41:value-type="float" table:style-name="ce11" office:value="16526" office:value-type="float">
            <text:p>1652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1:value-type="float" table:style-name="ce8" office:value="1823" office:value-type="float">
            <text:p>1823</text:p>
          </table:table-cell>
          <table:table-cell ns41:value-type="float" table:style-name="ce11" office:value="2215" office:value-type="float">
            <text:p>221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1:value-type="float" table:style-name="ce8" office:value="4694" office:value-type="float">
            <text:p>4694</text:p>
          </table:table-cell>
          <table:table-cell ns41:value-type="float" table:style-name="ce11" office:value="4599" office:value-type="float">
            <text:p>459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1:value-type="float" table:style-name="ce8" office:value="504" office:value-type="float">
            <text:p>504</text:p>
          </table:table-cell>
          <table:table-cell ns41:value-type="float" table:style-name="ce11" office:value="468" office:value-type="float">
            <text:p>46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1:value-type="float" table:style-name="ce8" office:value="4132" office:value-type="float">
            <text:p>4132</text:p>
          </table:table-cell>
          <table:table-cell ns41:value-type="float" table:style-name="ce11" office:value="4167" office:value-type="float">
            <text:p>416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1:value-type="float" table:style-name="ce8" office:value="1707" office:value-type="float">
            <text:p>1707</text:p>
          </table:table-cell>
          <table:table-cell ns41:value-type="float" table:style-name="ce11" office:value="1842" office:value-type="float">
            <text:p>184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1:value-type="float" table:style-name="ce8" office:value="12324" office:value-type="float">
            <text:p>12324</text:p>
          </table:table-cell>
          <table:table-cell ns41:value-type="float" table:style-name="ce11" office:value="10485" office:value-type="float">
            <text:p>1048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1:value-type="float" table:style-name="ce8" office:value="3251" office:value-type="float">
            <text:p>3251</text:p>
          </table:table-cell>
          <table:table-cell ns41:value-type="float" table:style-name="ce11" office:value="3442" office:value-type="float">
            <text:p>344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1:value-type="float" table:style-name="ce8" office:value="490" office:value-type="float">
            <text:p>490</text:p>
          </table:table-cell>
          <table:table-cell ns41:value-type="float" table:style-name="ce11" office:value="503" office:value-type="float">
            <text:p>50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1:value-type="float" table:style-name="ce8" office:value="5349" office:value-type="float">
            <text:p>5349</text:p>
          </table:table-cell>
          <table:table-cell ns41:value-type="float" table:style-name="ce11" office:value="5153" office:value-type="float">
            <text:p>515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1:value-type="float" table:style-name="ce8" office:value="1344" office:value-type="float">
            <text:p>1344</text:p>
          </table:table-cell>
          <table:table-cell ns41:value-type="float" table:style-name="ce11" office:value="1407" office:value-type="float">
            <text:p>140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1:value-type="float" table:style-name="ce8" office:value="202" office:value-type="float">
            <text:p>202</text:p>
          </table:table-cell>
          <table:table-cell ns41:value-type="float" table:style-name="ce11" office:value="236" office:value-type="float">
            <text:p>23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1:value-type="float" table:style-name="ce8" office:value="547" office:value-type="float">
            <text:p>547</text:p>
          </table:table-cell>
          <table:table-cell ns41:value-type="float" table:style-name="ce11" office:value="611" office:value-type="float">
            <text:p>61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float" table:style-name="ce8" office:value="1488" office:value-type="float">
            <text:p>1488</text:p>
          </table:table-cell>
          <table:table-cell ns41:value-type="float" table:style-name="ce11" office:value="1675" office:value-type="float">
            <text:p>167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1:value-type="float" table:style-name="ce8" office:value="3075" office:value-type="float">
            <text:p>3075</text:p>
          </table:table-cell>
          <table:table-cell ns41:value-type="float" table:style-name="ce11" office:value="3129" office:value-type="float">
            <text:p>312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1:value-type="float" table:style-name="ce8" office:value="2793" office:value-type="float">
            <text:p>2793</text:p>
          </table:table-cell>
          <table:table-cell ns41:value-type="float" table:style-name="ce11" office:value="2622" office:value-type="float">
            <text:p>262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1:value-type="float" table:style-name="ce8" office:value="1241" office:value-type="float">
            <text:p>1241</text:p>
          </table:table-cell>
          <table:table-cell ns41:value-type="float" table:style-name="ce11" office:value="1372" office:value-type="float">
            <text:p>137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1:value-type="float" table:style-name="ce8" office:value="1045" office:value-type="float">
            <text:p>1045</text:p>
          </table:table-cell>
          <table:table-cell ns41:value-type="float" table:style-name="ce11" office:value="1132" office:value-type="float">
            <text:p>113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1:value-type="float" table:style-name="ce8" office:value="1427" office:value-type="float">
            <text:p>1427</text:p>
          </table:table-cell>
          <table:table-cell ns41:value-type="float" table:style-name="ce11" office:value="1343" office:value-type="float">
            <text:p>134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1:value-type="float" table:style-name="ce8" office:value="283" office:value-type="float">
            <text:p>283</text:p>
          </table:table-cell>
          <table:table-cell ns41:value-type="float" table:style-name="ce11" office:value="283" office:value-type="float">
            <text:p>28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1:value-type="float" table:style-name="ce8" office:value="7116" office:value-type="float">
            <text:p>7116</text:p>
          </table:table-cell>
          <table:table-cell ns41:value-type="float" table:style-name="ce11" office:value="7282" office:value-type="float">
            <text:p>728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1:value-type="float" table:style-name="ce8" office:value="360" office:value-type="float">
            <text:p>360</text:p>
          </table:table-cell>
          <table:table-cell ns41:value-type="float" table:style-name="ce11" office:value="388" office:value-type="float">
            <text:p>38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1:value-type="float" table:style-name="ce8" office:value="1891" office:value-type="float">
            <text:p>1891</text:p>
          </table:table-cell>
          <table:table-cell ns41:value-type="float" table:style-name="ce11" office:value="1993" office:value-type="float">
            <text:p>199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1:value-type="float" table:style-name="ce8" office:value="1446" office:value-type="float">
            <text:p>1446</text:p>
          </table:table-cell>
          <table:table-cell ns41:value-type="float" table:style-name="ce11" office:value="1441" office:value-type="float">
            <text:p>144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1:value-type="float" table:style-name="ce8" office:value="3390" office:value-type="float">
            <text:p>3390</text:p>
          </table:table-cell>
          <table:table-cell ns41:value-type="float" table:style-name="ce11" office:value="3500" office:value-type="float">
            <text:p>350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1:value-type="float" table:style-name="ce8" office:value="403" office:value-type="float">
            <text:p>403</text:p>
          </table:table-cell>
          <table:table-cell ns41:value-type="float" table:style-name="ce11" office:value="430" office:value-type="float">
            <text:p>43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1:value-type="float" table:style-name="ce8" office:value="1017" office:value-type="float">
            <text:p>1017</text:p>
          </table:table-cell>
          <table:table-cell ns41:value-type="float" table:style-name="ce11" office:value="1109" office:value-type="float">
            <text:p>110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1:value-type="float" table:style-name="ce8" office:value="411" office:value-type="float">
            <text:p>411</text:p>
          </table:table-cell>
          <table:table-cell ns41:value-type="float" table:style-name="ce11" office:value="447" office:value-type="float">
            <text:p>44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1:value-type="float" table:style-name="ce8" office:value="763" office:value-type="float">
            <text:p>763</text:p>
          </table:table-cell>
          <table:table-cell ns41:value-type="float" table:style-name="ce11" office:value="837" office:value-type="float">
            <text:p>83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1:value-type="float" table:style-name="ce8" office:value="1257" office:value-type="float">
            <text:p>1257</text:p>
          </table:table-cell>
          <table:table-cell ns41:value-type="float" table:style-name="ce11" office:value="1330" office:value-type="float">
            <text:p>133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1:value-type="float" table:style-name="ce8" office:value="616" office:value-type="float">
            <text:p>616</text:p>
          </table:table-cell>
          <table:table-cell ns41:value-type="float" table:style-name="ce11" office:value="606" office:value-type="float">
            <text:p>60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1:value-type="float" table:style-name="ce8" office:value="1090" office:value-type="float">
            <text:p>1090</text:p>
          </table:table-cell>
          <table:table-cell ns41:value-type="float" table:style-name="ce11" office:value="1030" office:value-type="float">
            <text:p>103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1:value-type="float" table:style-name="ce8" office:value="351" office:value-type="float">
            <text:p>351</text:p>
          </table:table-cell>
          <table:table-cell ns41:value-type="float" table:style-name="ce11" office:value="375" office:value-type="float">
            <text:p>37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1:value-type="float" table:style-name="ce8" office:value="483" office:value-type="float">
            <text:p>483</text:p>
          </table:table-cell>
          <table:table-cell ns41:value-type="float" table:style-name="ce11" office:value="498" office:value-type="float">
            <text:p>49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1:value-type="float" table:style-name="ce8" office:value="1852" office:value-type="float">
            <text:p>1852</text:p>
          </table:table-cell>
          <table:table-cell ns41:value-type="float" table:style-name="ce11" office:value="1943" office:value-type="float">
            <text:p>194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1:value-type="float" table:style-name="ce8" office:value="698" office:value-type="float">
            <text:p>698</text:p>
          </table:table-cell>
          <table:table-cell ns41:value-type="float" table:style-name="ce11" office:value="720" office:value-type="float">
            <text:p>72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1:value-type="float" table:style-name="ce8" office:value="489" office:value-type="float">
            <text:p>489</text:p>
          </table:table-cell>
          <table:table-cell ns41:value-type="float" table:style-name="ce11" office:value="518" office:value-type="float">
            <text:p>51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1:value-type="float" table:style-name="ce8" office:value="311" office:value-type="float">
            <text:p>311</text:p>
          </table:table-cell>
          <table:table-cell ns41:value-type="float" table:style-name="ce11" office:value="323" office:value-type="float">
            <text:p>32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1:value-type="float" table:style-name="ce8" office:value="229" office:value-type="float">
            <text:p>229</text:p>
          </table:table-cell>
          <table:table-cell ns41:value-type="float" table:style-name="ce11" office:value="259" office:value-type="float">
            <text:p>25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1:value-type="float" table:style-name="ce8" office:value="260" office:value-type="float">
            <text:p>260</text:p>
          </table:table-cell>
          <table:table-cell ns41:value-type="float" table:style-name="ce11" office:value="258" office:value-type="float">
            <text:p>25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1:value-type="float" table:style-name="ce8" office:value="242" office:value-type="float">
            <text:p>242</text:p>
          </table:table-cell>
          <table:table-cell ns41:value-type="float" table:style-name="ce11" office:value="271" office:value-type="float">
            <text:p>27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1:value-type="float" table:style-name="ce8" office:value="251" office:value-type="float">
            <text:p>251</text:p>
          </table:table-cell>
          <table:table-cell ns41:value-type="float" table:style-name="ce11" office:value="296" office:value-type="float">
            <text:p>29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1:value-type="float" table:style-name="ce8" office:value="6635" office:value-type="float">
            <text:p>6635</text:p>
          </table:table-cell>
          <table:table-cell ns41:value-type="float" table:style-name="ce11" office:value="6144" office:value-type="float">
            <text:p>614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raauw en Langend.</text:p>
            <office:annotation>
              <text:p>http://purl.org/linked-data/sdmx/2009/dimension#refArea=http://www.gemeentegeschiedenis.nl/amco/10312</text:p>
            </office:annotation>
          </table:table-cell>
          <table:table-cell ns41:value-type="float" table:style-name="ce8" office:value="865" office:value-type="float">
            <text:p>865</text:p>
          </table:table-cell>
          <table:table-cell ns41:value-type="float" table:style-name="ce11" office:value="979" office:value-type="float">
            <text:p>97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ravenpolder, 's</text:p>
          </table:table-cell>
          <table:table-cell ns41:value-type="float" table:style-name="ce8" office:value="649" office:value-type="float">
            <text:p>649</text:p>
          </table:table-cell>
          <table:table-cell ns41:value-type="float" table:style-name="ce11" office:value="670" office:value-type="float">
            <text:p>67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1:value-type="float" table:style-name="ce8" office:value="1219" office:value-type="float">
            <text:p>1219</text:p>
          </table:table-cell>
          <table:table-cell ns41:value-type="float" table:style-name="ce11" office:value="1255" office:value-type="float">
            <text:p>125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1:value-type="float" table:style-name="ce8" office:value="415" office:value-type="float">
            <text:p>415</text:p>
          </table:table-cell>
          <table:table-cell ns41:value-type="float" table:style-name="ce11" office:value="471" office:value-type="float">
            <text:p>47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1:value-type="float" table:style-name="ce8" office:value="821" office:value-type="float">
            <text:p>821</text:p>
          </table:table-cell>
          <table:table-cell ns41:value-type="float" table:style-name="ce11" office:value="841" office:value-type="float">
            <text:p>84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er-Abtskerke, 's</text:p>
          </table:table-cell>
          <table:table-cell ns41:value-type="float" table:style-name="ce8" office:value="222" office:value-type="float">
            <text:p>222</text:p>
          </table:table-cell>
          <table:table-cell ns41:value-type="float" table:style-name="ce11" office:value="231" office:value-type="float">
            <text:p>23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er-Arendskerke, 's</text:p>
          </table:table-cell>
          <table:table-cell ns41:value-type="float" table:style-name="ce8" office:value="2344" office:value-type="float">
            <text:p>2344</text:p>
          </table:table-cell>
          <table:table-cell ns41:value-type="float" table:style-name="ce11" office:value="2395" office:value-type="float">
            <text:p>239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erenhoek, 's</text:p>
          </table:table-cell>
          <table:table-cell ns41:value-type="float" table:style-name="ce8" office:value="735" office:value-type="float">
            <text:p>735</text:p>
          </table:table-cell>
          <table:table-cell ns41:value-type="float" table:style-name="ce11" office:value="754" office:value-type="float">
            <text:p>75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1:value-type="float" table:style-name="ce8" office:value="1024" office:value-type="float">
            <text:p>1024</text:p>
          </table:table-cell>
          <table:table-cell ns41:value-type="float" table:style-name="ce11" office:value="1001" office:value-type="float">
            <text:p>100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1:value-type="float" table:style-name="ce8" office:value="772" office:value-type="float">
            <text:p>772</text:p>
          </table:table-cell>
          <table:table-cell ns41:value-type="float" table:style-name="ce11" office:value="745" office:value-type="float">
            <text:p>74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1:value-type="float" table:style-name="ce8" office:value="1320" office:value-type="float">
            <text:p>1320</text:p>
          </table:table-cell>
          <table:table-cell ns41:value-type="float" table:style-name="ce11" office:value="1356" office:value-type="float">
            <text:p>135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1:value-type="float" table:style-name="ce8" office:value="2758" office:value-type="float">
            <text:p>2758</text:p>
          </table:table-cell>
          <table:table-cell ns41:value-type="float" table:style-name="ce11" office:value="2803" office:value-type="float">
            <text:p>280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1:value-type="float" table:style-name="ce8" office:value="656" office:value-type="float">
            <text:p>656</text:p>
          </table:table-cell>
          <table:table-cell ns41:value-type="float" table:style-name="ce11" office:value="694" office:value-type="float">
            <text:p>69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1:value-type="float" table:style-name="ce8" office:value="2388" office:value-type="float">
            <text:p>2388</text:p>
          </table:table-cell>
          <table:table-cell ns41:value-type="float" table:style-name="ce11" office:value="2200" office:value-type="float">
            <text:p>220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1:value-type="float" table:style-name="ce8" office:value="2011" office:value-type="float">
            <text:p>2011</text:p>
          </table:table-cell>
          <table:table-cell ns41:value-type="float" table:style-name="ce11" office:value="2028" office:value-type="float">
            <text:p>202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1:value-type="float" table:style-name="ce8" office:value="555" office:value-type="float">
            <text:p>555</text:p>
          </table:table-cell>
          <table:table-cell ns41:value-type="float" table:style-name="ce11" office:value="604" office:value-type="float">
            <text:p>60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1:value-type="float" table:style-name="ce8" office:value="382" office:value-type="float">
            <text:p>382</text:p>
          </table:table-cell>
          <table:table-cell ns41:value-type="float" table:style-name="ce11" office:value="403" office:value-type="float">
            <text:p>40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1:value-type="float" table:style-name="ce8" office:value="987" office:value-type="float">
            <text:p>987</text:p>
          </table:table-cell>
          <table:table-cell ns41:value-type="float" table:style-name="ce11" office:value="937" office:value-type="float">
            <text:p>93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1:value-type="float" table:style-name="ce8" office:value="1242" office:value-type="float">
            <text:p>1242</text:p>
          </table:table-cell>
          <table:table-cell ns41:value-type="float" table:style-name="ce11" office:value="1319" office:value-type="float">
            <text:p>131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1:value-type="float" table:style-name="ce8" office:value="1904" office:value-type="float">
            <text:p>1904</text:p>
          </table:table-cell>
          <table:table-cell ns41:value-type="float" table:style-name="ce11" office:value="2004" office:value-type="float">
            <text:p>200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1:value-type="float" table:style-name="ce8" office:value="1248" office:value-type="float">
            <text:p>1248</text:p>
          </table:table-cell>
          <table:table-cell ns41:value-type="float" table:style-name="ce11" office:value="1288" office:value-type="float">
            <text:p>128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1:value-type="float" table:style-name="ce8" office:value="1388" office:value-type="float">
            <text:p>1388</text:p>
          </table:table-cell>
          <table:table-cell ns41:value-type="float" table:style-name="ce11" office:value="1400" office:value-type="float">
            <text:p>140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1:value-type="float" table:style-name="ce8" office:value="2299" office:value-type="float">
            <text:p>2299</text:p>
          </table:table-cell>
          <table:table-cell ns41:value-type="float" table:style-name="ce11" office:value="2275" office:value-type="float">
            <text:p>227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1:value-type="float" table:style-name="ce8" office:value="362" office:value-type="float">
            <text:p>362</text:p>
          </table:table-cell>
          <table:table-cell ns41:value-type="float" table:style-name="ce11" office:value="377" office:value-type="float">
            <text:p>37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iddelburg</text:p>
            <office:annotation>
              <text:p>http://purl.org/linked-data/sdmx/2009/dimension#refArea=http://www.gemeentegeschiedenis.nl/amco/10483</text:p>
            </office:annotation>
          </table:table-cell>
          <table:table-cell ns41:value-type="float" table:style-name="ce8" office:value="10627" office:value-type="float">
            <text:p>10627</text:p>
          </table:table-cell>
          <table:table-cell ns41:value-type="float" table:style-name="ce11" office:value="10246" office:value-type="float">
            <text:p>1024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1:value-type="float" table:style-name="ce8" office:value="899" office:value-type="float">
            <text:p>899</text:p>
          </table:table-cell>
          <table:table-cell ns41:value-type="float" table:style-name="ce11" office:value="949" office:value-type="float">
            <text:p>94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w.-en St. Joosland</text:p>
            <office:annotation>
              <text:p>http://purl.org/linked-data/sdmx/2009/dimension#refArea=http://www.gemeentegeschiedenis.nl/amco/11340</text:p>
            </office:annotation>
          </table:table-cell>
          <table:table-cell ns41:value-type="float" table:style-name="ce8" office:value="631" office:value-type="float">
            <text:p>631</text:p>
          </table:table-cell>
          <table:table-cell ns41:value-type="float" table:style-name="ce11" office:value="705" office:value-type="float">
            <text:p>70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1:value-type="float" table:style-name="ce8" office:value="235" office:value-type="float">
            <text:p>235</text:p>
          </table:table-cell>
          <table:table-cell ns41:value-type="float" table:style-name="ce11" office:value="267" office:value-type="float">
            <text:p>26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1:value-type="float" table:style-name="ce8" office:value="323" office:value-type="float">
            <text:p>323</text:p>
          </table:table-cell>
          <table:table-cell ns41:value-type="float" table:style-name="ce11" office:value="350" office:value-type="float">
            <text:p>35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1:value-type="float" table:style-name="ce8" office:value="456" office:value-type="float">
            <text:p>456</text:p>
          </table:table-cell>
          <table:table-cell ns41:value-type="float" table:style-name="ce11" office:value="422" office:value-type="float">
            <text:p>42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1:value-type="float" table:style-name="ce8" office:value="214" office:value-type="float">
            <text:p>214</text:p>
          </table:table-cell>
          <table:table-cell ns41:value-type="float" table:style-name="ce11" office:value="234" office:value-type="float">
            <text:p>23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1:value-type="float" table:style-name="ce8" office:value="1411" office:value-type="float">
            <text:p>1411</text:p>
          </table:table-cell>
          <table:table-cell ns41:value-type="float" table:style-name="ce11" office:value="1360" office:value-type="float">
            <text:p>136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1:value-type="float" table:style-name="ce8" office:value="847" office:value-type="float">
            <text:p>847</text:p>
          </table:table-cell>
          <table:table-cell ns41:value-type="float" table:style-name="ce11" office:value="910" office:value-type="float">
            <text:p>91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1:value-type="float" table:style-name="ce8" office:value="931" office:value-type="float">
            <text:p>931</text:p>
          </table:table-cell>
          <table:table-cell ns41:value-type="float" table:style-name="ce11" office:value="910" office:value-type="float">
            <text:p>91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ost-en West-Souburg</text:p>
          </table:table-cell>
          <table:table-cell ns41:value-type="float" table:style-name="ce8" office:value="2534" office:value-type="float">
            <text:p>2534</text:p>
          </table:table-cell>
          <table:table-cell ns41:value-type="float" table:style-name="ce11" office:value="2558" office:value-type="float">
            <text:p>255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1:value-type="float" table:style-name="ce8" office:value="387" office:value-type="float">
            <text:p>387</text:p>
          </table:table-cell>
          <table:table-cell ns41:value-type="float" table:style-name="ce11" office:value="394" office:value-type="float">
            <text:p>39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1:value-type="float" table:style-name="ce8" office:value="1067" office:value-type="float">
            <text:p>1067</text:p>
          </table:table-cell>
          <table:table-cell ns41:value-type="float" table:style-name="ce11" office:value="1113" office:value-type="float">
            <text:p>111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1:value-type="float" table:style-name="ce8" office:value="282" office:value-type="float">
            <text:p>282</text:p>
          </table:table-cell>
          <table:table-cell ns41:value-type="float" table:style-name="ce11" office:value="284" office:value-type="float">
            <text:p>28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1:value-type="float" table:style-name="ce8" office:value="137" office:value-type="float">
            <text:p>137</text:p>
          </table:table-cell>
          <table:table-cell ns41:value-type="float" table:style-name="ce11" office:value="162" office:value-type="float">
            <text:p>16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1:value-type="float" table:style-name="ce8" office:value="687" office:value-type="float">
            <text:p>687</text:p>
          </table:table-cell>
          <table:table-cell ns41:value-type="float" table:style-name="ce11" office:value="747" office:value-type="float">
            <text:p>74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1:value-type="float" table:style-name="ce8" office:value="665" office:value-type="float">
            <text:p>665</text:p>
          </table:table-cell>
          <table:table-cell ns41:value-type="float" table:style-name="ce11" office:value="648" office:value-type="float">
            <text:p>64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1:value-type="float" table:style-name="ce8" office:value="842" office:value-type="float">
            <text:p>842</text:p>
          </table:table-cell>
          <table:table-cell ns41:value-type="float" table:style-name="ce11" office:value="856" office:value-type="float">
            <text:p>85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1:value-type="float" table:style-name="ce8" office:value="424" office:value-type="float">
            <text:p>424</text:p>
          </table:table-cell>
          <table:table-cell ns41:value-type="float" table:style-name="ce11" office:value="417" office:value-type="float">
            <text:p>41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1:value-type="float" table:style-name="ce8" office:value="329" office:value-type="float">
            <text:p>329</text:p>
          </table:table-cell>
          <table:table-cell ns41:value-type="float" table:style-name="ce11" office:value="344" office:value-type="float">
            <text:p>34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1:value-type="float" table:style-name="ce8" office:value="1111" office:value-type="float">
            <text:p>1111</text:p>
          </table:table-cell>
          <table:table-cell ns41:value-type="float" table:style-name="ce11" office:value="1142" office:value-type="float">
            <text:p>114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1:value-type="float" table:style-name="ce8" office:value="242" office:value-type="float">
            <text:p>242</text:p>
          </table:table-cell>
          <table:table-cell ns41:value-type="float" table:style-name="ce11" office:value="278" office:value-type="float">
            <text:p>27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as-van-Gent</text:p>
          </table:table-cell>
          <table:table-cell ns41:value-type="float" table:style-name="ce8" office:value="1763" office:value-type="float">
            <text:p>1763</text:p>
          </table:table-cell>
          <table:table-cell ns41:value-type="float" table:style-name="ce11" office:value="1745" office:value-type="float">
            <text:p>174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1:value-type="float" table:style-name="ce8" office:value="671" office:value-type="float">
            <text:p>671</text:p>
          </table:table-cell>
          <table:table-cell ns41:value-type="float" table:style-name="ce11" office:value="653" office:value-type="float">
            <text:p>65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1:value-type="float" table:style-name="ce8" office:value="898" office:value-type="float">
            <text:p>898</text:p>
          </table:table-cell>
          <table:table-cell ns41:value-type="float" table:style-name="ce11" office:value="983" office:value-type="float">
            <text:p>98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erooskerke (Sch.)</text:p>
            <office:annotation>
              <text:p>http://purl.org/linked-data/sdmx/2009/dimension#refArea=http://www.gemeentegeschiedenis.nl/amco/11014</text:p>
            </office:annotation>
          </table:table-cell>
          <table:table-cell ns41:value-type="float" table:style-name="ce8" office:value="116" office:value-type="float">
            <text:p>116</text:p>
          </table:table-cell>
          <table:table-cell ns41:value-type="float" table:style-name="ce11" office:value="115" office:value-type="float">
            <text:p>11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erooskerke (W.)</text:p>
          </table:table-cell>
          <table:table-cell ns41:value-type="float" table:style-name="ce8" office:value="823" office:value-type="float">
            <text:p>823</text:p>
          </table:table-cell>
          <table:table-cell ns41:value-type="float" table:style-name="ce11" office:value="813" office:value-type="float">
            <text:p>81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int Annaland</text:p>
            <office:annotation>
              <text:p>http://purl.org/linked-data/sdmx/2009/dimension#refArea=http://www.gemeentegeschiedenis.nl/amco/11200</text:p>
            </office:annotation>
          </table:table-cell>
          <table:table-cell ns41:value-type="float" table:style-name="ce8" office:value="1313" office:value-type="float">
            <text:p>1313</text:p>
          </table:table-cell>
          <table:table-cell ns41:value-type="float" table:style-name="ce11" office:value="1359" office:value-type="float">
            <text:p>135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1:value-type="float" table:style-name="ce8" office:value="1979" office:value-type="float">
            <text:p>1979</text:p>
          </table:table-cell>
          <table:table-cell ns41:value-type="float" table:style-name="ce11" office:value="2107" office:value-type="float">
            <text:p>210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1:value-type="float" table:style-name="ce8" office:value="707" office:value-type="float">
            <text:p>707</text:p>
          </table:table-cell>
          <table:table-cell ns41:value-type="float" table:style-name="ce11" office:value="709" office:value-type="float">
            <text:p>70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int 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1:value-type="float" table:style-name="ce8" office:value="1305" office:value-type="float">
            <text:p>1305</text:p>
          </table:table-cell>
          <table:table-cell ns41:value-type="float" table:style-name="ce11" office:value="1337" office:value-type="float">
            <text:p>133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1:value-type="float" table:style-name="ce8" office:value="1065" office:value-type="float">
            <text:p>1065</text:p>
          </table:table-cell>
          <table:table-cell ns41:value-type="float" table:style-name="ce11" office:value="1128" office:value-type="float">
            <text:p>112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1:value-type="float" table:style-name="ce8" office:value="1049" office:value-type="float">
            <text:p>1049</text:p>
          </table:table-cell>
          <table:table-cell ns41:value-type="float" table:style-name="ce11" office:value="1266" office:value-type="float">
            <text:p>126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1:value-type="float" table:style-name="ce8" office:value="862" office:value-type="float">
            <text:p>862</text:p>
          </table:table-cell>
          <table:table-cell ns41:value-type="float" table:style-name="ce11" office:value="892" office:value-type="float">
            <text:p>89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1:value-type="float" table:style-name="ce8" office:value="6426" office:value-type="float">
            <text:p>6426</text:p>
          </table:table-cell>
          <table:table-cell ns41:value-type="float" table:style-name="ce11" office:value="6291" office:value-type="float">
            <text:p>629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1:value-type="float" table:style-name="ce8" office:value="1703" office:value-type="float">
            <text:p>1703</text:p>
          </table:table-cell>
          <table:table-cell ns41:value-type="float" table:style-name="ce11" office:value="1600" office:value-type="float">
            <text:p>160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1:value-type="float" table:style-name="ce8" office:value="538" office:value-type="float">
            <text:p>538</text:p>
          </table:table-cell>
          <table:table-cell ns41:value-type="float" table:style-name="ce11" office:value="558" office:value-type="float">
            <text:p>55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1:value-type="float" table:style-name="ce8" office:value="10183" office:value-type="float">
            <text:p>10183</text:p>
          </table:table-cell>
          <table:table-cell ns41:value-type="float" table:style-name="ce11" office:value="10425" office:value-type="float">
            <text:p>1042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1:value-type="float" table:style-name="ce8" office:value="1926" office:value-type="float">
            <text:p>1926</text:p>
          </table:table-cell>
          <table:table-cell ns41:value-type="float" table:style-name="ce11" office:value="2112" office:value-type="float">
            <text:p>211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1:value-type="float" table:style-name="ce8" office:value="497" office:value-type="float">
            <text:p>497</text:p>
          </table:table-cell>
          <table:table-cell ns41:value-type="float" table:style-name="ce11" office:value="520" office:value-type="float">
            <text:p>52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1:value-type="float" table:style-name="ce8" office:value="532" office:value-type="float">
            <text:p>532</text:p>
          </table:table-cell>
          <table:table-cell ns41:value-type="float" table:style-name="ce11" office:value="569" office:value-type="float">
            <text:p>56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1:value-type="float" table:style-name="ce8" office:value="276" office:value-type="float">
            <text:p>276</text:p>
          </table:table-cell>
          <table:table-cell ns41:value-type="float" table:style-name="ce11" office:value="302" office:value-type="float">
            <text:p>30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1:value-type="float" table:style-name="ce8" office:value="1254" office:value-type="float">
            <text:p>1254</text:p>
          </table:table-cell>
          <table:table-cell ns41:value-type="float" table:style-name="ce11" office:value="1216" office:value-type="float">
            <text:p>121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1:value-type="float" table:style-name="ce8" office:value="1111" office:value-type="float">
            <text:p>1111</text:p>
          </table:table-cell>
          <table:table-cell ns41:value-type="float" table:style-name="ce11" office:value="1119" office:value-type="float">
            <text:p>111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1:value-type="float" table:style-name="ce8" office:value="979" office:value-type="float">
            <text:p>979</text:p>
          </table:table-cell>
          <table:table-cell ns41:value-type="float" table:style-name="ce11" office:value="1022" office:value-type="float">
            <text:p>102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issekerke</text:p>
            <office:annotation>
              <text:p>http://purl.org/linked-data/sdmx/2009/dimension#refArea=http://www.gemeentegeschiedenis.nl/amco/11436</text:p>
            </office:annotation>
          </table:table-cell>
          <table:table-cell ns41:value-type="float" table:style-name="ce8" office:value="1800" office:value-type="float">
            <text:p>1800</text:p>
          </table:table-cell>
          <table:table-cell ns41:value-type="float" table:style-name="ce11" office:value="1954" office:value-type="float">
            <text:p>195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1:value-type="float" table:style-name="ce8" office:value="1337" office:value-type="float">
            <text:p>1337</text:p>
          </table:table-cell>
          <table:table-cell ns41:value-type="float" table:style-name="ce11" office:value="1347" office:value-type="float">
            <text:p>134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1:value-type="float" table:style-name="ce8" office:value="2376" office:value-type="float">
            <text:p>2376</text:p>
          </table:table-cell>
          <table:table-cell ns41:value-type="float" table:style-name="ce11" office:value="2401" office:value-type="float">
            <text:p>240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Yzendijke</text:p>
            <office:annotation>
              <text:p>http://purl.org/linked-data/sdmx/2009/dimension#refArea=http://www.gemeentegeschiedenis.nl/amco/10688</text:p>
            </office:annotation>
          </table:table-cell>
          <table:table-cell ns41:value-type="float" table:style-name="ce8" office:value="1371" office:value-type="float">
            <text:p>1371</text:p>
          </table:table-cell>
          <table:table-cell ns41:value-type="float" table:style-name="ce11" office:value="1482" office:value-type="float">
            <text:p>148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1:value-type="float" table:style-name="ce8" office:value="1786" office:value-type="float">
            <text:p>1786</text:p>
          </table:table-cell>
          <table:table-cell ns41:value-type="float" table:style-name="ce11" office:value="1808" office:value-type="float">
            <text:p>180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1:value-type="float" table:style-name="ce8" office:value="3575" office:value-type="float">
            <text:p>3575</text:p>
          </table:table-cell>
          <table:table-cell ns41:value-type="float" table:style-name="ce11" office:value="3454" office:value-type="float">
            <text:p>345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1:value-type="float" table:style-name="ce8" office:value="386" office:value-type="float">
            <text:p>386</text:p>
          </table:table-cell>
          <table:table-cell ns41:value-type="float" table:style-name="ce11" office:value="404" office:value-type="float">
            <text:p>40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1:value-type="float" table:style-name="ce8" office:value="488" office:value-type="float">
            <text:p>488</text:p>
          </table:table-cell>
          <table:table-cell ns41:value-type="float" table:style-name="ce11" office:value="518" office:value-type="float">
            <text:p>51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1:value-type="float" table:style-name="ce8" office:value="478" office:value-type="float">
            <text:p>478</text:p>
          </table:table-cell>
          <table:table-cell ns41:value-type="float" table:style-name="ce11" office:value="496" office:value-type="float">
            <text:p>49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1:value-type="float" table:style-name="ce8" office:value="470" office:value-type="float">
            <text:p>470</text:p>
          </table:table-cell>
          <table:table-cell ns41:value-type="float" table:style-name="ce11" office:value="507" office:value-type="float">
            <text:p>50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1:value-type="float" table:style-name="ce8" office:value="1942" office:value-type="float">
            <text:p>1942</text:p>
          </table:table-cell>
          <table:table-cell ns41:value-type="float" table:style-name="ce11" office:value="1538" office:value-type="float">
            <text:p>153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lem c.a.</text:p>
            <office:annotation>
              <text:p>http://purl.org/linked-data/sdmx/2009/dimension#refArea=http://www.gemeentegeschiedenis.nl/amco/10495</text:p>
            </office:annotation>
          </table:table-cell>
          <table:table-cell ns41:value-type="float" table:style-name="ce8" office:value="633" office:value-type="float">
            <text:p>633</text:p>
          </table:table-cell>
          <table:table-cell ns41:value-type="float" table:style-name="ce11" office:value="694" office:value-type="float">
            <text:p>69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1:value-type="float" table:style-name="ce8" office:value="2083" office:value-type="float">
            <text:p>2083</text:p>
          </table:table-cell>
          <table:table-cell ns41:value-type="float" table:style-name="ce11" office:value="2151" office:value-type="float">
            <text:p>215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lphen c.a.</text:p>
            <office:annotation>
              <text:p>http://purl.org/linked-data/sdmx/2009/dimension#refArea=http://www.gemeentegeschiedenis.nl/amco/10710</text:p>
            </office:annotation>
          </table:table-cell>
          <table:table-cell ns41:value-type="float" table:style-name="ce8" office:value="1687" office:value-type="float">
            <text:p>1687</text:p>
          </table:table-cell>
          <table:table-cell ns41:value-type="float" table:style-name="ce11" office:value="1702" office:value-type="float">
            <text:p>170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ndel c.a.</text:p>
            <office:annotation>
              <text:p>http://purl.org/linked-data/sdmx/2009/dimension#refArea=http://www.gemeentegeschiedenis.nl/amco/10871</text:p>
            </office:annotation>
          </table:table-cell>
          <table:table-cell ns41:value-type="float" table:style-name="ce8" office:value="598" office:value-type="float">
            <text:p>598</text:p>
          </table:table-cell>
          <table:table-cell ns41:value-type="float" table:style-name="ce11" office:value="629" office:value-type="float">
            <text:p>62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1:value-type="float" table:style-name="ce8" office:value="3976" office:value-type="float">
            <text:p>3976</text:p>
          </table:table-cell>
          <table:table-cell ns41:value-type="float" table:style-name="ce11" office:value="4064" office:value-type="float">
            <text:p>406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1:value-type="float" table:style-name="ce8" office:value="1865" office:value-type="float">
            <text:p>1865</text:p>
          </table:table-cell>
          <table:table-cell ns41:value-type="float" table:style-name="ce11" office:value="2255" office:value-type="float">
            <text:p>225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1:value-type="float" table:style-name="ce8" office:value="2096" office:value-type="float">
            <text:p>2096</text:p>
          </table:table-cell>
          <table:table-cell ns41:value-type="float" table:style-name="ce11" office:value="2423" office:value-type="float">
            <text:p>242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ek</text:p>
            <office:annotation>
              <text:p>http://purl.org/linked-data/sdmx/2009/dimension#refArea=http://www.gemeentegeschiedenis.nl/amco/11374</text:p>
            </office:annotation>
          </table:table-cell>
          <table:table-cell ns41:value-type="float" table:style-name="ce8" office:value="1988" office:value-type="float">
            <text:p>1988</text:p>
          </table:table-cell>
          <table:table-cell ns41:value-type="float" table:style-name="ce11" office:value="2154" office:value-type="float">
            <text:p>215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1:value-type="float" table:style-name="ce8" office:value="1893" office:value-type="float">
            <text:p>1893</text:p>
          </table:table-cell>
          <table:table-cell ns41:value-type="float" table:style-name="ce11" office:value="1977" office:value-type="float">
            <text:p>197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1:value-type="float" table:style-name="ce8" office:value="1024" office:value-type="float">
            <text:p>1024</text:p>
          </table:table-cell>
          <table:table-cell ns41:value-type="float" table:style-name="ce11" office:value="1078" office:value-type="float">
            <text:p>107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1:value-type="float" table:style-name="ce8" office:value="14339" office:value-type="float">
            <text:p>14339</text:p>
          </table:table-cell>
          <table:table-cell ns41:value-type="float" table:style-name="ce11" office:value="14472" office:value-type="float">
            <text:p>1447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1:value-type="float" table:style-name="ce8" office:value="2128" office:value-type="float">
            <text:p>2128</text:p>
          </table:table-cell>
          <table:table-cell ns41:value-type="float" table:style-name="ce11" office:value="2475" office:value-type="float">
            <text:p>247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1:value-type="float" table:style-name="ce8" office:value="1462" office:value-type="float">
            <text:p>1462</text:p>
          </table:table-cell>
          <table:table-cell ns41:value-type="float" table:style-name="ce11" office:value="1673" office:value-type="float">
            <text:p>167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rkel</text:p>
            <office:annotation>
              <text:p>http://purl.org/linked-data/sdmx/2009/dimension#refArea=http://www.gemeentegeschiedenis.nl/amco/11132</text:p>
            </office:annotation>
          </table:table-cell>
          <table:table-cell ns41:value-type="float" table:style-name="ce8" office:value="1452" office:value-type="float">
            <text:p>1452</text:p>
          </table:table-cell>
          <table:table-cell ns41:value-type="float" table:style-name="ce11" office:value="1441" office:value-type="float">
            <text:p>144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1:value-type="float" table:style-name="ce8" office:value="2127" office:value-type="float">
            <text:p>2127</text:p>
          </table:table-cell>
          <table:table-cell ns41:value-type="float" table:style-name="ce11" office:value="2279" office:value-type="float">
            <text:p>227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1:value-type="float" table:style-name="ce8" office:value="3219" office:value-type="float">
            <text:p>3219</text:p>
          </table:table-cell>
          <table:table-cell ns41:value-type="float" table:style-name="ce11" office:value="3397" office:value-type="float">
            <text:p>339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1:value-type="float" table:style-name="ce8" office:value="1766" office:value-type="float">
            <text:p>1766</text:p>
          </table:table-cell>
          <table:table-cell ns41:value-type="float" table:style-name="ce11" office:value="1956" office:value-type="float">
            <text:p>195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1:value-type="float" table:style-name="ce8" office:value="1917" office:value-type="float">
            <text:p>1917</text:p>
          </table:table-cell>
          <table:table-cell ns41:value-type="float" table:style-name="ce11" office:value="2767" office:value-type="float">
            <text:p>276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1:value-type="float" table:style-name="ce8" office:value="3849" office:value-type="float">
            <text:p>3849</text:p>
          </table:table-cell>
          <table:table-cell ns41:value-type="float" table:style-name="ce11" office:value="3437" office:value-type="float">
            <text:p>343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1:value-type="float" table:style-name="ce8" office:value="6550" office:value-type="float">
            <text:p>6550</text:p>
          </table:table-cell>
          <table:table-cell ns41:value-type="float" table:style-name="ce11" office:value="6891" office:value-type="float">
            <text:p>689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1:value-type="float" table:style-name="ce8" office:value="44388" office:value-type="float">
            <text:p>44388</text:p>
          </table:table-cell>
          <table:table-cell ns41:value-type="float" table:style-name="ce11" office:value="41407" office:value-type="float">
            <text:p>4140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1:value-type="float" table:style-name="ce8" office:value="3011" office:value-type="float">
            <text:p>3011</text:p>
          </table:table-cell>
          <table:table-cell ns41:value-type="float" table:style-name="ce11" office:value="3272" office:value-type="float">
            <text:p>327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1:value-type="float" table:style-name="ce8" office:value="1208" office:value-type="float">
            <text:p>1208</text:p>
          </table:table-cell>
          <table:table-cell ns41:value-type="float" table:style-name="ce11" office:value="1260" office:value-type="float">
            <text:p>126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Cuyk en St. Agatha</text:p>
            <office:annotation>
              <text:p>http://purl.org/linked-data/sdmx/2009/dimension#refArea=http://www.gemeentegeschiedenis.nl/amco/10023</text:p>
            </office:annotation>
          </table:table-cell>
          <table:table-cell ns41:value-type="float" table:style-name="ce8" office:value="2681" office:value-type="float">
            <text:p>2681</text:p>
          </table:table-cell>
          <table:table-cell ns41:value-type="float" table:style-name="ce11" office:value="2761" office:value-type="float">
            <text:p>276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1:value-type="float" table:style-name="ce8" office:value="7502" office:value-type="float">
            <text:p>7502</text:p>
          </table:table-cell>
          <table:table-cell ns41:value-type="float" table:style-name="ce11" office:value="7595" office:value-type="float">
            <text:p>759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1:value-type="float" table:style-name="ce8" office:value="999" office:value-type="float">
            <text:p>999</text:p>
          </table:table-cell>
          <table:table-cell ns41:value-type="float" table:style-name="ce11" office:value="988" office:value-type="float">
            <text:p>98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inteloord en Prinsl.</text:p>
            <office:annotation>
              <text:p>http://purl.org/linked-data/sdmx/2009/dimension#refArea=http://www.gemeentegeschiedenis.nl/amco/11193</text:p>
            </office:annotation>
          </table:table-cell>
          <table:table-cell ns41:value-type="float" table:style-name="ce8" office:value="2088" office:value-type="float">
            <text:p>2088</text:p>
          </table:table-cell>
          <table:table-cell ns41:value-type="float" table:style-name="ce11" office:value="2256" office:value-type="float">
            <text:p>225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1:value-type="float" table:style-name="ce8" office:value="1228" office:value-type="float">
            <text:p>1228</text:p>
          </table:table-cell>
          <table:table-cell ns41:value-type="float" table:style-name="ce11" office:value="1294" office:value-type="float">
            <text:p>129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1:value-type="float" table:style-name="ce8" office:value="5633" office:value-type="float">
            <text:p>5633</text:p>
          </table:table-cell>
          <table:table-cell ns41:value-type="float" table:style-name="ce11" office:value="5723" office:value-type="float">
            <text:p>572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1:value-type="float" table:style-name="ce8" office:value="2526" office:value-type="float">
            <text:p>2526</text:p>
          </table:table-cell>
          <table:table-cell ns41:value-type="float" table:style-name="ce11" office:value="2829" office:value-type="float">
            <text:p>282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ungen, den</text:p>
            <office:annotation>
              <text:p>http://purl.org/linked-data/sdmx/2009/dimension#refArea=http://www.gemeentegeschiedenis.nl/amco/10491</text:p>
            </office:annotation>
          </table:table-cell>
          <table:table-cell ns41:value-type="float" table:style-name="ce8" office:value="1189" office:value-type="float">
            <text:p>1189</text:p>
          </table:table-cell>
          <table:table-cell ns41:value-type="float" table:style-name="ce11" office:value="1199" office:value-type="float">
            <text:p>119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Dussen c.a.</text:p>
            <office:annotation>
              <text:p>http://purl.org/linked-data/sdmx/2009/dimension#refArea=http://www.gemeentegeschiedenis.nl/amco/10261</text:p>
            </office:annotation>
          </table:table-cell>
          <table:table-cell ns41:value-type="float" table:style-name="ce8" office:value="2091" office:value-type="float">
            <text:p>2091</text:p>
          </table:table-cell>
          <table:table-cell ns41:value-type="float" table:style-name="ce11" office:value="2061" office:value-type="float">
            <text:p>206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1:value-type="float" table:style-name="ce8" office:value="1896" office:value-type="float">
            <text:p>1896</text:p>
          </table:table-cell>
          <table:table-cell ns41:value-type="float" table:style-name="ce11" office:value="1947" office:value-type="float">
            <text:p>194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1:value-type="float" table:style-name="ce8" office:value="1267" office:value-type="float">
            <text:p>1267</text:p>
          </table:table-cell>
          <table:table-cell ns41:value-type="float" table:style-name="ce11" office:value="1397" office:value-type="float">
            <text:p>139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1:value-type="float" table:style-name="ce8" office:value="67240" office:value-type="float">
            <text:p>67240</text:p>
          </table:table-cell>
          <table:table-cell ns41:value-type="float" table:style-name="ce11" office:value="68384" office:value-type="float">
            <text:p>6838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1:value-type="float" table:style-name="ce8" office:value="394" office:value-type="float">
            <text:p>394</text:p>
          </table:table-cell>
          <table:table-cell ns41:value-type="float" table:style-name="ce11" office:value="428" office:value-type="float">
            <text:p>42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1:value-type="float" table:style-name="ce8" office:value="494" office:value-type="float">
            <text:p>494</text:p>
          </table:table-cell>
          <table:table-cell ns41:value-type="float" table:style-name="ce11" office:value="354" office:value-type="float">
            <text:p>35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1:value-type="float" table:style-name="ce8" office:value="1785" office:value-type="float">
            <text:p>1785</text:p>
          </table:table-cell>
          <table:table-cell ns41:value-type="float" table:style-name="ce11" office:value="1926" office:value-type="float">
            <text:p>192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1:value-type="float" table:style-name="ce8" office:value="464" office:value-type="float">
            <text:p>464</text:p>
          </table:table-cell>
          <table:table-cell ns41:value-type="float" table:style-name="ce11" office:value="449" office:value-type="float">
            <text:p>44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1:value-type="float" table:style-name="ce8" office:value="6343" office:value-type="float">
            <text:p>6343</text:p>
          </table:table-cell>
          <table:table-cell ns41:value-type="float" table:style-name="ce11" office:value="5602" office:value-type="float">
            <text:p>560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Fijnaart en Heiningen</text:p>
            <office:annotation>
              <text:p>http://purl.org/linked-data/sdmx/2009/dimension#refArea=http://www.gemeentegeschiedenis.nl/amco/10206</text:p>
            </office:annotation>
          </table:table-cell>
          <table:table-cell ns41:value-type="float" table:style-name="ce8" office:value="2485" office:value-type="float">
            <text:p>2485</text:p>
          </table:table-cell>
          <table:table-cell ns41:value-type="float" table:style-name="ce11" office:value="2585" office:value-type="float">
            <text:p>258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1:value-type="float" table:style-name="ce8" office:value="1720" office:value-type="float">
            <text:p>1720</text:p>
          </table:table-cell>
          <table:table-cell ns41:value-type="float" table:style-name="ce11" office:value="1646" office:value-type="float">
            <text:p>164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1:value-type="float" table:style-name="ce8" office:value="1205" office:value-type="float">
            <text:p>1205</text:p>
          </table:table-cell>
          <table:table-cell ns41:value-type="float" table:style-name="ce11" office:value="1233" office:value-type="float">
            <text:p>123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1:value-type="float" table:style-name="ce8" office:value="6440" office:value-type="float">
            <text:p>6440</text:p>
          </table:table-cell>
          <table:table-cell ns41:value-type="float" table:style-name="ce11" office:value="6569" office:value-type="float">
            <text:p>656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1:value-type="float" table:style-name="ce8" office:value="4314" office:value-type="float">
            <text:p>4314</text:p>
          </table:table-cell>
          <table:table-cell ns41:value-type="float" table:style-name="ce11" office:value="4739" office:value-type="float">
            <text:p>473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1:value-type="float" table:style-name="ce8" office:value="284" office:value-type="float">
            <text:p>284</text:p>
          </table:table-cell>
          <table:table-cell ns41:value-type="float" table:style-name="ce11" office:value="333" office:value-type="float">
            <text:p>33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ilze en Reijen</text:p>
            <office:annotation>
              <text:p>http://purl.org/linked-data/sdmx/2009/dimension#refArea=http://www.gemeentegeschiedenis.nl/amco/11375</text:p>
            </office:annotation>
          </table:table-cell>
          <table:table-cell ns41:value-type="float" table:style-name="ce8" office:value="5127" office:value-type="float">
            <text:p>5127</text:p>
          </table:table-cell>
          <table:table-cell ns41:value-type="float" table:style-name="ce11" office:value="5382" office:value-type="float">
            <text:p>538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1:value-type="float" table:style-name="ce8" office:value="3405" office:value-type="float">
            <text:p>3405</text:p>
          </table:table-cell>
          <table:table-cell ns41:value-type="float" table:style-name="ce11" office:value="3543" office:value-type="float">
            <text:p>354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1:value-type="float" table:style-name="ce8" office:value="2277" office:value-type="float">
            <text:p>2277</text:p>
          </table:table-cell>
          <table:table-cell ns41:value-type="float" table:style-name="ce11" office:value="2208" office:value-type="float">
            <text:p>220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ravenmoer, 's</text:p>
          </table:table-cell>
          <table:table-cell ns41:value-type="float" table:style-name="ce8" office:value="686" office:value-type="float">
            <text:p>686</text:p>
          </table:table-cell>
          <table:table-cell ns41:value-type="float" table:style-name="ce11" office:value="719" office:value-type="float">
            <text:p>71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1:value-type="float" table:style-name="ce8" office:value="1295" office:value-type="float">
            <text:p>1295</text:p>
          </table:table-cell>
          <table:table-cell ns41:value-type="float" table:style-name="ce11" office:value="1457" office:value-type="float">
            <text:p>145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1:value-type="float" table:style-name="ce8" office:value="3666" office:value-type="float">
            <text:p>3666</text:p>
          </table:table-cell>
          <table:table-cell ns41:value-type="float" table:style-name="ce11" office:value="3814" office:value-type="float">
            <text:p>381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1:value-type="float" table:style-name="ce8" office:value="903" office:value-type="float">
            <text:p>903</text:p>
          </table:table-cell>
          <table:table-cell ns41:value-type="float" table:style-name="ce11" office:value="940" office:value-type="float">
            <text:p>94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1:value-type="float" table:style-name="ce8" office:value="1989" office:value-type="float">
            <text:p>1989</text:p>
          </table:table-cell>
          <table:table-cell ns41:value-type="float" table:style-name="ce11" office:value="2073" office:value-type="float">
            <text:p>207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1:value-type="float" table:style-name="ce8" office:value="951" office:value-type="float">
            <text:p>951</text:p>
          </table:table-cell>
          <table:table-cell ns41:value-type="float" table:style-name="ce11" office:value="1115" office:value-type="float">
            <text:p>111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1:value-type="float" table:style-name="ce8" office:value="2025" office:value-type="float">
            <text:p>2025</text:p>
          </table:table-cell>
          <table:table-cell ns41:value-type="float" table:style-name="ce11" office:value="2120" office:value-type="float">
            <text:p>212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1:value-type="float" table:style-name="ce8" office:value="16811" office:value-type="float">
            <text:p>16811</text:p>
          </table:table-cell>
          <table:table-cell ns41:value-type="float" table:style-name="ce11" office:value="16749" office:value-type="float">
            <text:p>1674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1:value-type="float" table:style-name="ce8" office:value="1333" office:value-type="float">
            <text:p>1333</text:p>
          </table:table-cell>
          <table:table-cell ns41:value-type="float" table:style-name="ce11" office:value="1388" office:value-type="float">
            <text:p>138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rtogenbosch, 's</text:p>
          </table:table-cell>
          <table:table-cell ns41:value-type="float" table:style-name="ce8" office:value="28152" office:value-type="float">
            <text:p>28152</text:p>
          </table:table-cell>
          <table:table-cell ns41:value-type="float" table:style-name="ce11" office:value="26600" office:value-type="float">
            <text:p>2660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float" table:style-name="ce8" office:value="1427" office:value-type="float">
            <text:p>1427</text:p>
          </table:table-cell>
          <table:table-cell ns41:value-type="float" table:style-name="ce11" office:value="1384" office:value-type="float">
            <text:p>138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1:value-type="float" table:style-name="ce8" office:value="2526" office:value-type="float">
            <text:p>2526</text:p>
          </table:table-cell>
          <table:table-cell ns41:value-type="float" table:style-name="ce11" office:value="2661" office:value-type="float">
            <text:p>266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1:value-type="float" table:style-name="ce8" office:value="2331" office:value-type="float">
            <text:p>2331</text:p>
          </table:table-cell>
          <table:table-cell ns41:value-type="float" table:style-name="ce11" office:value="2587" office:value-type="float">
            <text:p>258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oogeloon c.a.</text:p>
            <office:annotation>
              <text:p>http://purl.org/linked-data/sdmx/2009/dimension#refArea=http://www.gemeentegeschiedenis.nl/amco/10657</text:p>
            </office:annotation>
          </table:table-cell>
          <table:table-cell ns41:value-type="float" table:style-name="ce8" office:value="1718" office:value-type="float">
            <text:p>1718</text:p>
          </table:table-cell>
          <table:table-cell ns41:value-type="float" table:style-name="ce11" office:value="1874" office:value-type="float">
            <text:p>187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ooge-en Lage Mierde</text:p>
          </table:table-cell>
          <table:table-cell ns41:value-type="float" table:style-name="ce8" office:value="1135" office:value-type="float">
            <text:p>1135</text:p>
          </table:table-cell>
          <table:table-cell ns41:value-type="float" table:style-name="ce11" office:value="1291" office:value-type="float">
            <text:p>129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ooge-en Lage Zwal.</text:p>
            <office:annotation>
              <text:p>http://purl.org/linked-data/sdmx/2009/dimension#refArea=http://www.gemeentegeschiedenis.nl/amco/11318</text:p>
            </office:annotation>
          </table:table-cell>
          <table:table-cell ns41:value-type="float" table:style-name="ce8" office:value="2149" office:value-type="float">
            <text:p>2149</text:p>
          </table:table-cell>
          <table:table-cell ns41:value-type="float" table:style-name="ce11" office:value="2251" office:value-type="float">
            <text:p>225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1:value-type="float" table:style-name="ce8" office:value="354" office:value-type="float">
            <text:p>354</text:p>
          </table:table-cell>
          <table:table-cell ns41:value-type="float" table:style-name="ce11" office:value="566" office:value-type="float">
            <text:p>56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1:value-type="float" table:style-name="ce8" office:value="2295" office:value-type="float">
            <text:p>2295</text:p>
          </table:table-cell>
          <table:table-cell ns41:value-type="float" table:style-name="ce11" office:value="2387" office:value-type="float">
            <text:p>238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1:value-type="float" table:style-name="ce8" office:value="1137" office:value-type="float">
            <text:p>1137</text:p>
          </table:table-cell>
          <table:table-cell ns41:value-type="float" table:style-name="ce11" office:value="1215" office:value-type="float">
            <text:p>121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1:value-type="float" table:style-name="ce8" office:value="1052" office:value-type="float">
            <text:p>1052</text:p>
          </table:table-cell>
          <table:table-cell ns41:value-type="float" table:style-name="ce11" office:value="1157" office:value-type="float">
            <text:p>115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1:value-type="float" table:style-name="ce8" office:value="1573" office:value-type="float">
            <text:p>1573</text:p>
          </table:table-cell>
          <table:table-cell ns41:value-type="float" table:style-name="ce11" office:value="1661" office:value-type="float">
            <text:p>166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1:value-type="float" table:style-name="ce8" office:value="1542" office:value-type="float">
            <text:p>1542</text:p>
          </table:table-cell>
          <table:table-cell ns41:value-type="float" table:style-name="ce11" office:value="1562" office:value-type="float">
            <text:p>156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1:value-type="float" table:style-name="ce8" office:value="5970" office:value-type="float">
            <text:p>5970</text:p>
          </table:table-cell>
          <table:table-cell ns41:value-type="float" table:style-name="ce11" office:value="6274" office:value-type="float">
            <text:p>627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uijksgestel</text:p>
            <office:annotation>
              <text:p>http://purl.org/linked-data/sdmx/2009/dimension#refArea=http://www.gemeentegeschiedenis.nl/amco/10011</text:p>
            </office:annotation>
          </table:table-cell>
          <table:table-cell ns41:value-type="float" table:style-name="ce8" office:value="696" office:value-type="float">
            <text:p>696</text:p>
          </table:table-cell>
          <table:table-cell ns41:value-type="float" table:style-name="ce11" office:value="786" office:value-type="float">
            <text:p>78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1:value-type="float" table:style-name="ce8" office:value="1526" office:value-type="float">
            <text:p>1526</text:p>
          </table:table-cell>
          <table:table-cell ns41:value-type="float" table:style-name="ce11" office:value="2158" office:value-type="float">
            <text:p>215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float" table:style-name="ce8" office:value="3103" office:value-type="float">
            <text:p>3103</text:p>
          </table:table-cell>
          <table:table-cell ns41:value-type="float" table:style-name="ce11" office:value="2986" office:value-type="float">
            <text:p>298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egen c.a.</text:p>
            <office:annotation>
              <text:p>http://purl.org/linked-data/sdmx/2009/dimension#refArea=http://www.gemeentegeschiedenis.nl/amco/10988</text:p>
            </office:annotation>
          </table:table-cell>
          <table:table-cell ns41:value-type="float" table:style-name="ce8" office:value="955" office:value-type="float">
            <text:p>955</text:p>
          </table:table-cell>
          <table:table-cell ns41:value-type="float" table:style-name="ce11" office:value="1125" office:value-type="float">
            <text:p>112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1:value-type="float" table:style-name="ce8" office:value="3329" office:value-type="float">
            <text:p>3329</text:p>
          </table:table-cell>
          <table:table-cell ns41:value-type="float" table:style-name="ce11" office:value="3435" office:value-type="float">
            <text:p>343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1:value-type="float" table:style-name="ce8" office:value="3212" office:value-type="float">
            <text:p>3212</text:p>
          </table:table-cell>
          <table:table-cell ns41:value-type="float" table:style-name="ce11" office:value="3409" office:value-type="float">
            <text:p>340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1:value-type="float" table:style-name="ce8" office:value="1513" office:value-type="float">
            <text:p>1513</text:p>
          </table:table-cell>
          <table:table-cell ns41:value-type="float" table:style-name="ce11" office:value="1496" office:value-type="float">
            <text:p>149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1:value-type="float" table:style-name="ce8" office:value="2954" office:value-type="float">
            <text:p>2954</text:p>
          </table:table-cell>
          <table:table-cell ns41:value-type="float" table:style-name="ce11" office:value="3144" office:value-type="float">
            <text:p>314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1:value-type="float" table:style-name="ce8" office:value="791" office:value-type="float">
            <text:p>791</text:p>
          </table:table-cell>
          <table:table-cell ns41:value-type="float" table:style-name="ce11" office:value="833" office:value-type="float">
            <text:p>83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1:value-type="float" table:style-name="ce8" office:value="1762" office:value-type="float">
            <text:p>1762</text:p>
          </table:table-cell>
          <table:table-cell ns41:value-type="float" table:style-name="ce11" office:value="2001" office:value-type="float">
            <text:p>200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uenen c.a.</text:p>
            <office:annotation>
              <text:p>http://purl.org/linked-data/sdmx/2009/dimension#refArea=http://www.gemeentegeschiedenis.nl/amco/10761</text:p>
            </office:annotation>
          </table:table-cell>
          <table:table-cell ns41:value-type="float" table:style-name="ce8" office:value="2689" office:value-type="float">
            <text:p>2689</text:p>
          </table:table-cell>
          <table:table-cell ns41:value-type="float" table:style-name="ce11" office:value="2877" office:value-type="float">
            <text:p>287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1:value-type="float" table:style-name="ce8" office:value="893" office:value-type="float">
            <text:p>893</text:p>
          </table:table-cell>
          <table:table-cell ns41:value-type="float" table:style-name="ce11" office:value="916" office:value-type="float">
            <text:p>91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1:value-type="float" table:style-name="ce8" office:value="720" office:value-type="float">
            <text:p>720</text:p>
          </table:table-cell>
          <table:table-cell ns41:value-type="float" table:style-name="ce11" office:value="829" office:value-type="float">
            <text:p>82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1:value-type="float" table:style-name="ce8" office:value="3342" office:value-type="float">
            <text:p>3342</text:p>
          </table:table-cell>
          <table:table-cell ns41:value-type="float" table:style-name="ce11" office:value="3195" office:value-type="float">
            <text:p>319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1:value-type="float" table:style-name="ce8" office:value="4563" office:value-type="float">
            <text:p>4563</text:p>
          </table:table-cell>
          <table:table-cell ns41:value-type="float" table:style-name="ce11" office:value="4359" office:value-type="float">
            <text:p>435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ost-West-en Middelbeers</text:p>
          </table:table-cell>
          <table:table-cell ns41:value-type="float" table:style-name="ce8" office:value="931" office:value-type="float">
            <text:p>931</text:p>
          </table:table-cell>
          <table:table-cell ns41:value-type="float" table:style-name="ce11" office:value="1026" office:value-type="float">
            <text:p>102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1:value-type="float" table:style-name="ce8" office:value="9766" office:value-type="float">
            <text:p>9766</text:p>
          </table:table-cell>
          <table:table-cell ns41:value-type="float" table:style-name="ce11" office:value="9777" office:value-type="float">
            <text:p>977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ploo c.a.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float" table:style-name="ce8" office:value="2433" office:value-type="float">
            <text:p>2433</text:p>
          </table:table-cell>
          <table:table-cell ns41:value-type="float" table:style-name="ce11" office:value="2587" office:value-type="float">
            <text:p>258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1:value-type="float" table:style-name="ce8" office:value="10367" office:value-type="float">
            <text:p>10367</text:p>
          </table:table-cell>
          <table:table-cell ns41:value-type="float" table:style-name="ce11" office:value="10920" office:value-type="float">
            <text:p>1092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1:value-type="float" table:style-name="ce8" office:value="1575" office:value-type="float">
            <text:p>1575</text:p>
          </table:table-cell>
          <table:table-cell ns41:value-type="float" table:style-name="ce11" office:value="1814" office:value-type="float">
            <text:p>181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1:value-type="float" table:style-name="ce8" office:value="3228" office:value-type="float">
            <text:p>3228</text:p>
          </table:table-cell>
          <table:table-cell ns41:value-type="float" table:style-name="ce11" office:value="3579" office:value-type="float">
            <text:p>357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ud-en Nieuw-Gastel</text:p>
          </table:table-cell>
          <table:table-cell ns41:value-type="float" table:style-name="ce8" office:value="3489" office:value-type="float">
            <text:p>3489</text:p>
          </table:table-cell>
          <table:table-cell ns41:value-type="float" table:style-name="ce11" office:value="3730" office:value-type="float">
            <text:p>373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1:value-type="float" table:style-name="ce8" office:value="808" office:value-type="float">
            <text:p>808</text:p>
          </table:table-cell>
          <table:table-cell ns41:value-type="float" table:style-name="ce11" office:value="851" office:value-type="float">
            <text:p>85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1:value-type="float" table:style-name="ce8" office:value="3755" office:value-type="float">
            <text:p>3755</text:p>
          </table:table-cell>
          <table:table-cell ns41:value-type="float" table:style-name="ce11" office:value="3810" office:value-type="float">
            <text:p>381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1:value-type="float" table:style-name="ce8" office:value="2555" office:value-type="float">
            <text:p>2555</text:p>
          </table:table-cell>
          <table:table-cell ns41:value-type="float" table:style-name="ce11" office:value="2543" office:value-type="float">
            <text:p>254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1:value-type="float" table:style-name="ce8" office:value="1652" office:value-type="float">
            <text:p>1652</text:p>
          </table:table-cell>
          <table:table-cell ns41:value-type="float" table:style-name="ce11" office:value="1694" office:value-type="float">
            <text:p>169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1:value-type="float" table:style-name="ce8" office:value="449" office:value-type="float">
            <text:p>449</text:p>
          </table:table-cell>
          <table:table-cell ns41:value-type="float" table:style-name="ce11" office:value="478" office:value-type="float">
            <text:p>47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1:value-type="float" table:style-name="ce8" office:value="14983" office:value-type="float">
            <text:p>14983</text:p>
          </table:table-cell>
          <table:table-cell ns41:value-type="float" table:style-name="ce11" office:value="14823" office:value-type="float">
            <text:p>1482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1:value-type="float" table:style-name="ce8" office:value="4106" office:value-type="float">
            <text:p>4106</text:p>
          </table:table-cell>
          <table:table-cell ns41:value-type="float" table:style-name="ce11" office:value="3175" office:value-type="float">
            <text:p>317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ucphen en Vorens.</text:p>
            <office:annotation>
              <text:p>http://purl.org/linked-data/sdmx/2009/dimension#refArea=http://www.gemeentegeschiedenis.nl/amco/11152</text:p>
            </office:annotation>
          </table:table-cell>
          <table:table-cell ns41:value-type="float" table:style-name="ce8" office:value="4601" office:value-type="float">
            <text:p>4601</text:p>
          </table:table-cell>
          <table:table-cell ns41:value-type="float" table:style-name="ce11" office:value="5144" office:value-type="float">
            <text:p>514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1:value-type="float" table:style-name="ce8" office:value="1607" office:value-type="float">
            <text:p>1607</text:p>
          </table:table-cell>
          <table:table-cell ns41:value-type="float" table:style-name="ce11" office:value="1636" office:value-type="float">
            <text:p>163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ijswijk</text:p>
            <office:annotation>
              <text:p>http://purl.org/linked-data/sdmx/2009/dimension#refArea=http://www.gemeentegeschiedenis.nl/amco/11016</text:p>
            </office:annotation>
          </table:table-cell>
          <table:table-cell ns41:value-type="float" table:style-name="ce8" office:value="350" office:value-type="float">
            <text:p>350</text:p>
          </table:table-cell>
          <table:table-cell ns41:value-type="float" table:style-name="ce11" office:value="406" office:value-type="float">
            <text:p>40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1:value-type="float" table:style-name="ce8" office:value="1920" office:value-type="float">
            <text:p>1920</text:p>
          </table:table-cell>
          <table:table-cell ns41:value-type="float" table:style-name="ce11" office:value="1953" office:value-type="float">
            <text:p>195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1:value-type="float" table:style-name="ce8" office:value="5238" office:value-type="float">
            <text:p>5238</text:p>
          </table:table-cell>
          <table:table-cell ns41:value-type="float" table:style-name="ce11" office:value="5161" office:value-type="float">
            <text:p>516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int 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1:value-type="float" table:style-name="ce8" office:value="3193" office:value-type="float">
            <text:p>3193</text:p>
          </table:table-cell>
          <table:table-cell ns41:value-type="float" table:style-name="ce11" office:value="3996" office:value-type="float">
            <text:p>399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int Oedenrode</text:p>
          </table:table-cell>
          <table:table-cell ns41:value-type="float" table:style-name="ce8" office:value="4466" office:value-type="float">
            <text:p>4466</text:p>
          </table:table-cell>
          <table:table-cell ns41:value-type="float" table:style-name="ce11" office:value="4801" office:value-type="float">
            <text:p>480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1:value-type="float" table:style-name="ce8" office:value="4224" office:value-type="float">
            <text:p>4224</text:p>
          </table:table-cell>
          <table:table-cell ns41:value-type="float" table:style-name="ce11" office:value="4406" office:value-type="float">
            <text:p>440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1:value-type="float" table:style-name="ce8" office:value="1888" office:value-type="float">
            <text:p>1888</text:p>
          </table:table-cell>
          <table:table-cell ns41:value-type="float" table:style-name="ce11" office:value="2144" office:value-type="float">
            <text:p>214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1:value-type="float" table:style-name="ce8" office:value="2825" office:value-type="float">
            <text:p>2825</text:p>
          </table:table-cell>
          <table:table-cell ns41:value-type="float" table:style-name="ce11" office:value="2887" office:value-type="float">
            <text:p>288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1:value-type="float" table:style-name="ce8" office:value="977" office:value-type="float">
            <text:p>977</text:p>
          </table:table-cell>
          <table:table-cell ns41:value-type="float" table:style-name="ce11" office:value="992" office:value-type="float">
            <text:p>99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teenbergen en Kruisl.</text:p>
            <office:annotation>
              <text:p>http://purl.org/linked-data/sdmx/2009/dimension#refArea=http://www.gemeentegeschiedenis.nl/amco/10731</text:p>
            </office:annotation>
          </table:table-cell>
          <table:table-cell ns41:value-type="float" table:style-name="ce8" office:value="5084" office:value-type="float">
            <text:p>5084</text:p>
          </table:table-cell>
          <table:table-cell ns41:value-type="float" table:style-name="ce11" office:value="5514" office:value-type="float">
            <text:p>551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1:value-type="float" table:style-name="ce8" office:value="732" office:value-type="float">
            <text:p>732</text:p>
          </table:table-cell>
          <table:table-cell ns41:value-type="float" table:style-name="ce11" office:value="761" office:value-type="float">
            <text:p>76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1:value-type="float" table:style-name="ce8" office:value="2388" office:value-type="float">
            <text:p>2388</text:p>
          </table:table-cell>
          <table:table-cell ns41:value-type="float" table:style-name="ce11" office:value="2402" office:value-type="float">
            <text:p>240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1:value-type="float" table:style-name="ce8" office:value="1027" office:value-type="float">
            <text:p>1027</text:p>
          </table:table-cell>
          <table:table-cell ns41:value-type="float" table:style-name="ce11" office:value="1072" office:value-type="float">
            <text:p>107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1:value-type="float" table:style-name="ce8" office:value="57963" office:value-type="float">
            <text:p>57963</text:p>
          </table:table-cell>
          <table:table-cell ns41:value-type="float" table:style-name="ce11" office:value="57809" office:value-type="float">
            <text:p>5780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1:value-type="float" table:style-name="ce8" office:value="5050" office:value-type="float">
            <text:p>5050</text:p>
          </table:table-cell>
          <table:table-cell ns41:value-type="float" table:style-name="ce11" office:value="5452" office:value-type="float">
            <text:p>545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1:value-type="float" table:style-name="ce8" office:value="2333" office:value-type="float">
            <text:p>2333</text:p>
          </table:table-cell>
          <table:table-cell ns41:value-type="float" table:style-name="ce11" office:value="2758" office:value-type="float">
            <text:p>275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1:value-type="float" table:style-name="ce8" office:value="7013" office:value-type="float">
            <text:p>7013</text:p>
          </table:table-cell>
          <table:table-cell ns41:value-type="float" table:style-name="ce11" office:value="7135" office:value-type="float">
            <text:p>713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1:value-type="float" table:style-name="ce8" office:value="575" office:value-type="float">
            <text:p>575</text:p>
          </table:table-cell>
          <table:table-cell ns41:value-type="float" table:style-name="ce11" office:value="607" office:value-type="float">
            <text:p>60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1:value-type="float" table:style-name="ce8" office:value="5255" office:value-type="float">
            <text:p>5255</text:p>
          </table:table-cell>
          <table:table-cell ns41:value-type="float" table:style-name="ce11" office:value="4829" office:value-type="float">
            <text:p>482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1:value-type="float" table:style-name="ce8" office:value="5094" office:value-type="float">
            <text:p>5094</text:p>
          </table:table-cell>
          <table:table-cell ns41:value-type="float" table:style-name="ce11" office:value="4994" office:value-type="float">
            <text:p>499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essem c.a.</text:p>
            <office:annotation>
              <text:p>http://purl.org/linked-data/sdmx/2009/dimension#refArea=http://www.gemeentegeschiedenis.nl/amco/11414</text:p>
            </office:annotation>
          </table:table-cell>
          <table:table-cell ns41:value-type="float" table:style-name="ce8" office:value="967" office:value-type="float">
            <text:p>967</text:p>
          </table:table-cell>
          <table:table-cell ns41:value-type="float" table:style-name="ce11" office:value="1045" office:value-type="float">
            <text:p>104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1:value-type="float" table:style-name="ce8" office:value="2473" office:value-type="float">
            <text:p>2473</text:p>
          </table:table-cell>
          <table:table-cell ns41:value-type="float" table:style-name="ce11" office:value="2612" office:value-type="float">
            <text:p>261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1:value-type="float" table:style-name="ce8" office:value="3761" office:value-type="float">
            <text:p>3761</text:p>
          </table:table-cell>
          <table:table-cell ns41:value-type="float" table:style-name="ce11" office:value="4067" office:value-type="float">
            <text:p>406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1:value-type="float" table:style-name="ce8" office:value="8824" office:value-type="float">
            <text:p>8824</text:p>
          </table:table-cell>
          <table:table-cell ns41:value-type="float" table:style-name="ce11" office:value="8315" office:value-type="float">
            <text:p>831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1:value-type="float" table:style-name="ce8" office:value="3381" office:value-type="float">
            <text:p>3381</text:p>
          </table:table-cell>
          <table:table-cell ns41:value-type="float" table:style-name="ce11" office:value="3476" office:value-type="float">
            <text:p>347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1:value-type="float" table:style-name="ce8" office:value="6542" office:value-type="float">
            <text:p>6542</text:p>
          </table:table-cell>
          <table:table-cell ns41:value-type="float" table:style-name="ce11" office:value="6636" office:value-type="float">
            <text:p>663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anroy</text:p>
            <office:annotation>
              <text:p>http://purl.org/linked-data/sdmx/2009/dimension#refArea=http://www.gemeentegeschiedenis.nl/amco/10265</text:p>
            </office:annotation>
          </table:table-cell>
          <table:table-cell ns41:value-type="float" table:style-name="ce8" office:value="1659" office:value-type="float">
            <text:p>1659</text:p>
          </table:table-cell>
          <table:table-cell ns41:value-type="float" table:style-name="ce11" office:value="1680" office:value-type="float">
            <text:p>168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1:value-type="float" table:style-name="ce8" office:value="1619" office:value-type="float">
            <text:p>1619</text:p>
          </table:table-cell>
          <table:table-cell ns41:value-type="float" table:style-name="ce11" office:value="1723" office:value-type="float">
            <text:p>172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erken, de c.a.</text:p>
            <office:annotation>
              <text:p>http://purl.org/linked-data/sdmx/2009/dimension#refArea=http://www.gemeentegeschiedenis.nl/amco/10116</text:p>
            </office:annotation>
          </table:table-cell>
          <table:table-cell ns41:value-type="float" table:style-name="ce8" office:value="1981" office:value-type="float">
            <text:p>1981</text:p>
          </table:table-cell>
          <table:table-cell ns41:value-type="float" table:style-name="ce11" office:value="2181" office:value-type="float">
            <text:p>218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1:value-type="float" table:style-name="ce8" office:value="1928" office:value-type="float">
            <text:p>1928</text:p>
          </table:table-cell>
          <table:table-cell ns41:value-type="float" table:style-name="ce11" office:value="1932" office:value-type="float">
            <text:p>193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1:value-type="float" table:style-name="ce8" office:value="450" office:value-type="float">
            <text:p>450</text:p>
          </table:table-cell>
          <table:table-cell ns41:value-type="float" table:style-name="ce11" office:value="455" office:value-type="float">
            <text:p>45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1:value-type="float" table:style-name="ce8" office:value="919" office:value-type="float">
            <text:p>919</text:p>
          </table:table-cell>
          <table:table-cell ns41:value-type="float" table:style-name="ce11" office:value="1014" office:value-type="float">
            <text:p>101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1:value-type="float" table:style-name="ce8" office:value="2056" office:value-type="float">
            <text:p>2056</text:p>
          </table:table-cell>
          <table:table-cell ns41:value-type="float" table:style-name="ce11" office:value="2230" office:value-type="float">
            <text:p>223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1:value-type="float" table:style-name="ce8" office:value="973" office:value-type="float">
            <text:p>973</text:p>
          </table:table-cell>
          <table:table-cell ns41:value-type="float" table:style-name="ce11" office:value="1062" office:value-type="float">
            <text:p>106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1:value-type="float" table:style-name="ce8" office:value="2763" office:value-type="float">
            <text:p>2763</text:p>
          </table:table-cell>
          <table:table-cell ns41:value-type="float" table:style-name="ce11" office:value="2906" office:value-type="float">
            <text:p>290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1:value-type="float" table:style-name="ce8" office:value="1309" office:value-type="float">
            <text:p>1309</text:p>
          </table:table-cell>
          <table:table-cell ns41:value-type="float" table:style-name="ce11" office:value="1432" office:value-type="float">
            <text:p>143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1:value-type="float" table:style-name="ce8" office:value="1647" office:value-type="float">
            <text:p>1647</text:p>
          </table:table-cell>
          <table:table-cell ns41:value-type="float" table:style-name="ce11" office:value="1781" office:value-type="float">
            <text:p>178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1:value-type="float" table:style-name="ce8" office:value="4371" office:value-type="float">
            <text:p>4371</text:p>
          </table:table-cell>
          <table:table-cell ns41:value-type="float" table:style-name="ce11" office:value="4479" office:value-type="float">
            <text:p>447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1:value-type="float" table:style-name="ce8" office:value="4207" office:value-type="float">
            <text:p>4207</text:p>
          </table:table-cell>
          <table:table-cell ns41:value-type="float" table:style-name="ce11" office:value="4655" office:value-type="float">
            <text:p>465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mbij</text:p>
            <office:annotation>
              <text:p>http://purl.org/linked-data/sdmx/2009/dimension#refArea=http://www.gemeentegeschiedenis.nl/amco/10922</text:p>
            </office:annotation>
          </table:table-cell>
          <table:table-cell ns41:value-type="float" table:style-name="ce8" office:value="1321" office:value-type="float">
            <text:p>1321</text:p>
          </table:table-cell>
          <table:table-cell ns41:value-type="float" table:style-name="ce11" office:value="1226" office:value-type="float">
            <text:p>122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1:value-type="float" table:style-name="ce8" office:value="1260" office:value-type="float">
            <text:p>1260</text:p>
          </table:table-cell>
          <table:table-cell ns41:value-type="float" table:style-name="ce11" office:value="1258" office:value-type="float">
            <text:p>125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1:value-type="float" table:style-name="ce8" office:value="2034" office:value-type="float">
            <text:p>2034</text:p>
          </table:table-cell>
          <table:table-cell ns41:value-type="float" table:style-name="ce11" office:value="2366" office:value-type="float">
            <text:p>236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1:value-type="float" table:style-name="ce8" office:value="699" office:value-type="float">
            <text:p>699</text:p>
          </table:table-cell>
          <table:table-cell ns41:value-type="float" table:style-name="ce11" office:value="539" office:value-type="float">
            <text:p>53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1:value-type="float" table:style-name="ce8" office:value="471" office:value-type="float">
            <text:p>471</text:p>
          </table:table-cell>
          <table:table-cell ns41:value-type="float" table:style-name="ce11" office:value="489" office:value-type="float">
            <text:p>48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ek</text:p>
            <office:annotation>
              <text:p>http://purl.org/linked-data/sdmx/2009/dimension#refArea=http://www.gemeentegeschiedenis.nl/amco/11374</text:p>
            </office:annotation>
          </table:table-cell>
          <table:table-cell ns41:value-type="float" table:style-name="ce8" office:value="3809" office:value-type="float">
            <text:p>3809</text:p>
          </table:table-cell>
          <table:table-cell ns41:value-type="float" table:style-name="ce11" office:value="3903" office:value-type="float">
            <text:p>390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1:value-type="float" table:style-name="ce8" office:value="2849" office:value-type="float">
            <text:p>2849</text:p>
          </table:table-cell>
          <table:table-cell ns41:value-type="float" table:style-name="ce11" office:value="2941" office:value-type="float">
            <text:p>294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1:value-type="float" table:style-name="ce8" office:value="1125" office:value-type="float">
            <text:p>1125</text:p>
          </table:table-cell>
          <table:table-cell ns41:value-type="float" table:style-name="ce11" office:value="1282" office:value-type="float">
            <text:p>128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1:value-type="float" table:style-name="ce8" office:value="140" office:value-type="float">
            <text:p>140</text:p>
          </table:table-cell>
          <table:table-cell ns41:value-type="float" table:style-name="ce11" office:value="165" office:value-type="float">
            <text:p>16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1:value-type="float" table:style-name="ce8" office:value="1090" office:value-type="float">
            <text:p>1090</text:p>
          </table:table-cell>
          <table:table-cell ns41:value-type="float" table:style-name="ce11" office:value="1167" office:value-type="float">
            <text:p>116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ergen</text:p>
            <office:annotation>
              <text:p>http://purl.org/linked-data/sdmx/2009/dimension#refArea=http://www.gemeentegeschiedenis.nl/amco/11424</text:p>
            </office:annotation>
          </table:table-cell>
          <table:table-cell ns41:value-type="float" table:style-name="ce8" office:value="3948" office:value-type="float">
            <text:p>3948</text:p>
          </table:table-cell>
          <table:table-cell ns41:value-type="float" table:style-name="ce11" office:value="4465" office:value-type="float">
            <text:p>446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1:value-type="float" table:style-name="ce8" office:value="317" office:value-type="float">
            <text:p>317</text:p>
          </table:table-cell>
          <table:table-cell ns41:value-type="float" table:style-name="ce11" office:value="325" office:value-type="float">
            <text:p>32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1:value-type="float" table:style-name="ce8" office:value="1752" office:value-type="float">
            <text:p>1752</text:p>
          </table:table-cell>
          <table:table-cell ns41:value-type="float" table:style-name="ce11" office:value="1833" office:value-type="float">
            <text:p>183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1:value-type="float" table:style-name="ce8" office:value="552" office:value-type="float">
            <text:p>552</text:p>
          </table:table-cell>
          <table:table-cell ns41:value-type="float" table:style-name="ce11" office:value="615" office:value-type="float">
            <text:p>61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1:value-type="float" table:style-name="ce8" office:value="1764" office:value-type="float">
            <text:p>1764</text:p>
          </table:table-cell>
          <table:table-cell ns41:value-type="float" table:style-name="ce11" office:value="1877" office:value-type="float">
            <text:p>187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1:value-type="float" table:style-name="ce8" office:value="500" office:value-type="float">
            <text:p>500</text:p>
          </table:table-cell>
          <table:table-cell ns41:value-type="float" table:style-name="ce11" office:value="524" office:value-type="float">
            <text:p>52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1:value-type="float" table:style-name="ce8" office:value="9251" office:value-type="float">
            <text:p>9251</text:p>
          </table:table-cell>
          <table:table-cell ns41:value-type="float" table:style-name="ce11" office:value="9664" office:value-type="float">
            <text:p>966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1:value-type="float" table:style-name="ce8" office:value="1022" office:value-type="float">
            <text:p>1022</text:p>
          </table:table-cell>
          <table:table-cell ns41:value-type="float" table:style-name="ce11" office:value="993" office:value-type="float">
            <text:p>99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1:value-type="float" table:style-name="ce8" office:value="649" office:value-type="float">
            <text:p>649</text:p>
          </table:table-cell>
          <table:table-cell ns41:value-type="float" table:style-name="ce11" office:value="708" office:value-type="float">
            <text:p>70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1:value-type="float" table:style-name="ce8" office:value="6018" office:value-type="float">
            <text:p>6018</text:p>
          </table:table-cell>
          <table:table-cell ns41:value-type="float" table:style-name="ce11" office:value="6253" office:value-type="float">
            <text:p>625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1:value-type="float" table:style-name="ce8" office:value="1711" office:value-type="float">
            <text:p>1711</text:p>
          </table:table-cell>
          <table:table-cell ns41:value-type="float" table:style-name="ce11" office:value="1818" office:value-type="float">
            <text:p>181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ijgelshaven</text:p>
            <office:annotation>
              <text:p>http://purl.org/linked-data/sdmx/2009/dimension#refArea=http://www.gemeentegeschiedenis.nl/amco/10960</text:p>
            </office:annotation>
          </table:table-cell>
          <table:table-cell ns41:value-type="float" table:style-name="ce8" office:value="2175" office:value-type="float">
            <text:p>2175</text:p>
          </table:table-cell>
          <table:table-cell ns41:value-type="float" table:style-name="ce11" office:value="2363" office:value-type="float">
            <text:p>236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1:value-type="float" table:style-name="ce8" office:value="2433" office:value-type="float">
            <text:p>2433</text:p>
          </table:table-cell>
          <table:table-cell ns41:value-type="float" table:style-name="ce11" office:value="2722" office:value-type="float">
            <text:p>272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1:value-type="float" table:style-name="ce8" office:value="9371" office:value-type="float">
            <text:p>9371</text:p>
          </table:table-cell>
          <table:table-cell ns41:value-type="float" table:style-name="ce11" office:value="9928" office:value-type="float">
            <text:p>992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1:value-type="float" table:style-name="ce8" office:value="1859" office:value-type="float">
            <text:p>1859</text:p>
          </table:table-cell>
          <table:table-cell ns41:value-type="float" table:style-name="ce11" office:value="1893" office:value-type="float">
            <text:p>189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1:value-type="float" table:style-name="ce8" office:value="953" office:value-type="float">
            <text:p>953</text:p>
          </table:table-cell>
          <table:table-cell ns41:value-type="float" table:style-name="ce11" office:value="988" office:value-type="float">
            <text:p>98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1:value-type="float" table:style-name="ce8" office:value="889" office:value-type="float">
            <text:p>889</text:p>
          </table:table-cell>
          <table:table-cell ns41:value-type="float" table:style-name="ce11" office:value="904" office:value-type="float">
            <text:p>90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1:value-type="float" table:style-name="ce8" office:value="1077" office:value-type="float">
            <text:p>1077</text:p>
          </table:table-cell>
          <table:table-cell ns41:value-type="float" table:style-name="ce11" office:value="1103" office:value-type="float">
            <text:p>110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1:value-type="float" table:style-name="ce8" office:value="1051" office:value-type="float">
            <text:p>1051</text:p>
          </table:table-cell>
          <table:table-cell ns41:value-type="float" table:style-name="ce11" office:value="1277" office:value-type="float">
            <text:p>127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1:value-type="float" table:style-name="ce8" office:value="1732" office:value-type="float">
            <text:p>1732</text:p>
          </table:table-cell>
          <table:table-cell ns41:value-type="float" table:style-name="ce11" office:value="1608" office:value-type="float">
            <text:p>160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1:value-type="float" table:style-name="ce8" office:value="1824" office:value-type="float">
            <text:p>1824</text:p>
          </table:table-cell>
          <table:table-cell ns41:value-type="float" table:style-name="ce11" office:value="1858" office:value-type="float">
            <text:p>185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1:value-type="float" table:style-name="ce8" office:value="1319" office:value-type="float">
            <text:p>1319</text:p>
          </table:table-cell>
          <table:table-cell ns41:value-type="float" table:style-name="ce11" office:value="1361" office:value-type="float">
            <text:p>136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1:value-type="float" table:style-name="ce8" office:value="1476" office:value-type="float">
            <text:p>1476</text:p>
          </table:table-cell>
          <table:table-cell ns41:value-type="float" table:style-name="ce11" office:value="1144" office:value-type="float">
            <text:p>114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1:value-type="float" table:style-name="ce8" office:value="3400" office:value-type="float">
            <text:p>3400</text:p>
          </table:table-cell>
          <table:table-cell ns41:value-type="float" table:style-name="ce11" office:value="3705" office:value-type="float">
            <text:p>370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1:value-type="float" table:style-name="ce8" office:value="28509" office:value-type="float">
            <text:p>28509</text:p>
          </table:table-cell>
          <table:table-cell ns41:value-type="float" table:style-name="ce11" office:value="28363" office:value-type="float">
            <text:p>2836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1:value-type="float" table:style-name="ce8" office:value="4027" office:value-type="float">
            <text:p>4027</text:p>
          </table:table-cell>
          <table:table-cell ns41:value-type="float" table:style-name="ce11" office:value="4517" office:value-type="float">
            <text:p>451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1:value-type="float" table:style-name="ce8" office:value="922" office:value-type="float">
            <text:p>922</text:p>
          </table:table-cell>
          <table:table-cell ns41:value-type="float" table:style-name="ce11" office:value="935" office:value-type="float">
            <text:p>93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eijthuizen</text:p>
            <office:annotation>
              <text:p>http://purl.org/linked-data/sdmx/2009/dimension#refArea=http://www.gemeentegeschiedenis.nl/amco/10840</text:p>
            </office:annotation>
          </table:table-cell>
          <table:table-cell ns41:value-type="float" table:style-name="ce8" office:value="1569" office:value-type="float">
            <text:p>1569</text:p>
          </table:table-cell>
          <table:table-cell ns41:value-type="float" table:style-name="ce11" office:value="1639" office:value-type="float">
            <text:p>163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1:value-type="float" table:style-name="ce8" office:value="7805" office:value-type="float">
            <text:p>7805</text:p>
          </table:table-cell>
          <table:table-cell ns41:value-type="float" table:style-name="ce11" office:value="8359" office:value-type="float">
            <text:p>835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1:value-type="float" table:style-name="ce8" office:value="1336" office:value-type="float">
            <text:p>1336</text:p>
          </table:table-cell>
          <table:table-cell ns41:value-type="float" table:style-name="ce11" office:value="1058" office:value-type="float">
            <text:p>105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1:value-type="float" table:style-name="ce8" office:value="4713" office:value-type="float">
            <text:p>4713</text:p>
          </table:table-cell>
          <table:table-cell ns41:value-type="float" table:style-name="ce11" office:value="4994" office:value-type="float">
            <text:p>499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1:value-type="float" table:style-name="ce8" office:value="1054" office:value-type="float">
            <text:p>1054</text:p>
          </table:table-cell>
          <table:table-cell ns41:value-type="float" table:style-name="ce11" office:value="1129" office:value-type="float">
            <text:p>112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1:value-type="float" table:style-name="ce8" office:value="1419" office:value-type="float">
            <text:p>1419</text:p>
          </table:table-cell>
          <table:table-cell ns41:value-type="float" table:style-name="ce11" office:value="1586" office:value-type="float">
            <text:p>158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1:value-type="float" table:style-name="ce8" office:value="291" office:value-type="float">
            <text:p>291</text:p>
          </table:table-cell>
          <table:table-cell ns41:value-type="float" table:style-name="ce11" office:value="346" office:value-type="float">
            <text:p>34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1:value-type="float" table:style-name="ce8" office:value="297" office:value-type="float">
            <text:p>297</text:p>
          </table:table-cell>
          <table:table-cell ns41:value-type="float" table:style-name="ce11" office:value="334" office:value-type="float">
            <text:p>33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1:value-type="float" table:style-name="ce8" office:value="19932" office:value-type="float">
            <text:p>19932</text:p>
          </table:table-cell>
          <table:table-cell ns41:value-type="float" table:style-name="ce11" office:value="21123" office:value-type="float">
            <text:p>2112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1:value-type="float" table:style-name="ce8" office:value="1062" office:value-type="float">
            <text:p>1062</text:p>
          </table:table-cell>
          <table:table-cell ns41:value-type="float" table:style-name="ce11" office:value="1139" office:value-type="float">
            <text:p>113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1:value-type="float" table:style-name="ce8" office:value="1235" office:value-type="float">
            <text:p>1235</text:p>
          </table:table-cell>
          <table:table-cell ns41:value-type="float" table:style-name="ce11" office:value="1251" office:value-type="float">
            <text:p>125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1:value-type="float" table:style-name="ce8" office:value="1351" office:value-type="float">
            <text:p>1351</text:p>
          </table:table-cell>
          <table:table-cell ns41:value-type="float" table:style-name="ce11" office:value="1440" office:value-type="float">
            <text:p>144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1:value-type="float" table:style-name="ce8" office:value="961" office:value-type="float">
            <text:p>961</text:p>
          </table:table-cell>
          <table:table-cell ns41:value-type="float" table:style-name="ce11" office:value="1024" office:value-type="float">
            <text:p>102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1:value-type="float" table:style-name="ce8" office:value="1308" office:value-type="float">
            <text:p>1308</text:p>
          </table:table-cell>
          <table:table-cell ns41:value-type="float" table:style-name="ce11" office:value="1454" office:value-type="float">
            <text:p>145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1:value-type="float" table:style-name="ce8" office:value="2721" office:value-type="float">
            <text:p>2721</text:p>
          </table:table-cell>
          <table:table-cell ns41:value-type="float" table:style-name="ce11" office:value="2917" office:value-type="float">
            <text:p>291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aasniel</text:p>
            <office:annotation>
              <text:p>http://purl.org/linked-data/sdmx/2009/dimension#refArea=http://www.gemeentegeschiedenis.nl/amco/11261</text:p>
            </office:annotation>
          </table:table-cell>
          <table:table-cell ns41:value-type="float" table:style-name="ce8" office:value="2678" office:value-type="float">
            <text:p>2678</text:p>
          </table:table-cell>
          <table:table-cell ns41:value-type="float" table:style-name="ce11" office:value="2801" office:value-type="float">
            <text:p>280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1:value-type="float" table:style-name="ce8" office:value="38544" office:value-type="float">
            <text:p>38544</text:p>
          </table:table-cell>
          <table:table-cell ns41:value-type="float" table:style-name="ce11" office:value="36729" office:value-type="float">
            <text:p>3672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1:value-type="float" table:style-name="ce8" office:value="746" office:value-type="float">
            <text:p>746</text:p>
          </table:table-cell>
          <table:table-cell ns41:value-type="float" table:style-name="ce11" office:value="816" office:value-type="float">
            <text:p>81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1:value-type="float" table:style-name="ce8" office:value="1314" office:value-type="float">
            <text:p>1314</text:p>
          </table:table-cell>
          <table:table-cell ns41:value-type="float" table:style-name="ce11" office:value="1456" office:value-type="float">
            <text:p>145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1:value-type="float" table:style-name="ce8" office:value="3682" office:value-type="float">
            <text:p>3682</text:p>
          </table:table-cell>
          <table:table-cell ns41:value-type="float" table:style-name="ce11" office:value="3380" office:value-type="float">
            <text:p>338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elick en Herkenb.</text:p>
            <office:annotation>
              <text:p>http://purl.org/linked-data/sdmx/2009/dimension#refArea=http://www.gemeentegeschiedenis.nl/amco/10196</text:p>
            </office:annotation>
          </table:table-cell>
          <table:table-cell ns41:value-type="float" table:style-name="ce8" office:value="1165" office:value-type="float">
            <text:p>1165</text:p>
          </table:table-cell>
          <table:table-cell ns41:value-type="float" table:style-name="ce11" office:value="1263" office:value-type="float">
            <text:p>126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1:value-type="float" table:style-name="ce8" office:value="648" office:value-type="float">
            <text:p>648</text:p>
          </table:table-cell>
          <table:table-cell ns41:value-type="float" table:style-name="ce11" office:value="782" office:value-type="float">
            <text:p>78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1:value-type="float" table:style-name="ce8" office:value="1385" office:value-type="float">
            <text:p>1385</text:p>
          </table:table-cell>
          <table:table-cell ns41:value-type="float" table:style-name="ce11" office:value="1422" office:value-type="float">
            <text:p>142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1:value-type="float" table:style-name="ce8" office:value="525" office:value-type="float">
            <text:p>525</text:p>
          </table:table-cell>
          <table:table-cell ns41:value-type="float" table:style-name="ce11" office:value="577" office:value-type="float">
            <text:p>57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1:value-type="float" table:style-name="ce8" office:value="861" office:value-type="float">
            <text:p>861</text:p>
          </table:table-cell>
          <table:table-cell ns41:value-type="float" table:style-name="ce11" office:value="939" office:value-type="float">
            <text:p>93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ook c.a.</text:p>
            <office:annotation>
              <text:p>http://purl.org/linked-data/sdmx/2009/dimension#refArea=http://www.gemeentegeschiedenis.nl/amco/10271</text:p>
            </office:annotation>
          </table:table-cell>
          <table:table-cell ns41:value-type="float" table:style-name="ce8" office:value="970" office:value-type="float">
            <text:p>970</text:p>
          </table:table-cell>
          <table:table-cell ns41:value-type="float" table:style-name="ce11" office:value="1058" office:value-type="float">
            <text:p>105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1:value-type="float" table:style-name="ce8" office:value="932" office:value-type="float">
            <text:p>932</text:p>
          </table:table-cell>
          <table:table-cell ns41:value-type="float" table:style-name="ce11" office:value="886" office:value-type="float">
            <text:p>88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1:value-type="float" table:style-name="ce8" office:value="4224" office:value-type="float">
            <text:p>4224</text:p>
          </table:table-cell>
          <table:table-cell ns41:value-type="float" table:style-name="ce11" office:value="4356" office:value-type="float">
            <text:p>435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1:value-type="float" table:style-name="ce8" office:value="1185" office:value-type="float">
            <text:p>1185</text:p>
          </table:table-cell>
          <table:table-cell ns41:value-type="float" table:style-name="ce11" office:value="1202" office:value-type="float">
            <text:p>120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1:value-type="float" table:style-name="ce8" office:value="2713" office:value-type="float">
            <text:p>2713</text:p>
          </table:table-cell>
          <table:table-cell ns41:value-type="float" table:style-name="ce11" office:value="2806" office:value-type="float">
            <text:p>280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1:value-type="float" table:style-name="ce8" office:value="760" office:value-type="float">
            <text:p>760</text:p>
          </table:table-cell>
          <table:table-cell ns41:value-type="float" table:style-name="ce11" office:value="761" office:value-type="float">
            <text:p>76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1:value-type="float" table:style-name="ce8" office:value="438" office:value-type="float">
            <text:p>438</text:p>
          </table:table-cell>
          <table:table-cell ns41:value-type="float" table:style-name="ce11" office:value="482" office:value-type="float">
            <text:p>48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1:value-type="float" table:style-name="ce8" office:value="2458" office:value-type="float">
            <text:p>2458</text:p>
          </table:table-cell>
          <table:table-cell ns41:value-type="float" table:style-name="ce11" office:value="2644" office:value-type="float">
            <text:p>264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bbicht en Papenh.</text:p>
            <office:annotation>
              <text:p>http://purl.org/linked-data/sdmx/2009/dimension#refArea=http://www.gemeentegeschiedenis.nl/amco/10388</text:p>
            </office:annotation>
          </table:table-cell>
          <table:table-cell ns41:value-type="float" table:style-name="ce8" office:value="787" office:value-type="float">
            <text:p>787</text:p>
          </table:table-cell>
          <table:table-cell ns41:value-type="float" table:style-name="ce11" office:value="825" office:value-type="float">
            <text:p>82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he en Laak</text:p>
            <office:annotation>
              <text:p>http://purl.org/linked-data/sdmx/2009/dimension#refArea=http://www.gemeentegeschiedenis.nl/amco/10420</text:p>
            </office:annotation>
          </table:table-cell>
          <table:table-cell ns41:value-type="float" table:style-name="ce8" office:value="305" office:value-type="float">
            <text:p>305</text:p>
          </table:table-cell>
          <table:table-cell ns41:value-type="float" table:style-name="ce11" office:value="342" office:value-type="float">
            <text:p>34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1:value-type="float" table:style-name="ce8" office:value="1168" office:value-type="float">
            <text:p>1168</text:p>
          </table:table-cell>
          <table:table-cell ns41:value-type="float" table:style-name="ce11" office:value="1294" office:value-type="float">
            <text:p>129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1:value-type="float" table:style-name="ce8" office:value="1195" office:value-type="float">
            <text:p>1195</text:p>
          </table:table-cell>
          <table:table-cell ns41:value-type="float" table:style-name="ce11" office:value="1393" office:value-type="float">
            <text:p>139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1:value-type="float" table:style-name="ce8" office:value="1257" office:value-type="float">
            <text:p>1257</text:p>
          </table:table-cell>
          <table:table-cell ns41:value-type="float" table:style-name="ce11" office:value="1252" office:value-type="float">
            <text:p>125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1:value-type="float" table:style-name="ce8" office:value="11197" office:value-type="float">
            <text:p>11197</text:p>
          </table:table-cell>
          <table:table-cell ns41:value-type="float" table:style-name="ce11" office:value="10231" office:value-type="float">
            <text:p>1023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1:value-type="float" table:style-name="ce8" office:value="1235" office:value-type="float">
            <text:p>1235</text:p>
          </table:table-cell>
          <table:table-cell ns41:value-type="float" table:style-name="ce11" office:value="1304" office:value-type="float">
            <text:p>130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1:value-type="float" table:style-name="ce8" office:value="560" office:value-type="float">
            <text:p>560</text:p>
          </table:table-cell>
          <table:table-cell ns41:value-type="float" table:style-name="ce11" office:value="615" office:value-type="float">
            <text:p>61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1:value-type="float" table:style-name="ce8" office:value="4335" office:value-type="float">
            <text:p>4335</text:p>
          </table:table-cell>
          <table:table-cell ns41:value-type="float" table:style-name="ce11" office:value="4455" office:value-type="float">
            <text:p>445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1:value-type="float" table:style-name="ce8" office:value="1084" office:value-type="float">
            <text:p>1084</text:p>
          </table:table-cell>
          <table:table-cell ns41:value-type="float" table:style-name="ce11" office:value="1230" office:value-type="float">
            <text:p>123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1:value-type="float" table:style-name="ce8" office:value="2204" office:value-type="float">
            <text:p>2204</text:p>
          </table:table-cell>
          <table:table-cell ns41:value-type="float" table:style-name="ce11" office:value="2478" office:value-type="float">
            <text:p>247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1:value-type="float" table:style-name="ce8" office:value="1720" office:value-type="float">
            <text:p>1720</text:p>
          </table:table-cell>
          <table:table-cell ns41:value-type="float" table:style-name="ce11" office:value="1858" office:value-type="float">
            <text:p>185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1:value-type="float" table:style-name="ce8" office:value="1890" office:value-type="float">
            <text:p>1890</text:p>
          </table:table-cell>
          <table:table-cell ns41:value-type="float" table:style-name="ce11" office:value="1935" office:value-type="float">
            <text:p>193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1:value-type="float" table:style-name="ce8" office:value="2439" office:value-type="float">
            <text:p>2439</text:p>
          </table:table-cell>
          <table:table-cell ns41:value-type="float" table:style-name="ce11" office:value="2141" office:value-type="float">
            <text:p>214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1:value-type="float" table:style-name="ce8" office:value="506" office:value-type="float">
            <text:p>506</text:p>
          </table:table-cell>
          <table:table-cell ns41:value-type="float" table:style-name="ce11" office:value="531" office:value-type="float">
            <text:p>53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1:value-type="float" table:style-name="ce8" office:value="648" office:value-type="float">
            <text:p>648</text:p>
          </table:table-cell>
          <table:table-cell ns41:value-type="float" table:style-name="ce11" office:value="725" office:value-type="float">
            <text:p>72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1:value-type="float" table:style-name="ce8" office:value="9671" office:value-type="float">
            <text:p>9671</text:p>
          </table:table-cell>
          <table:table-cell ns41:value-type="float" table:style-name="ce11" office:value="10094" office:value-type="float">
            <text:p>1009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1:value-type="float" table:style-name="ce8" office:value="308" office:value-type="float">
            <text:p>308</text:p>
          </table:table-cell>
          <table:table-cell ns41:value-type="float" table:style-name="ce11" office:value="268" office:value-type="float">
            <text:p>268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1:value-type="float" table:style-name="ce8" office:value="866" office:value-type="float">
            <text:p>866</text:p>
          </table:table-cell>
          <table:table-cell ns41:value-type="float" table:style-name="ce11" office:value="952" office:value-type="float">
            <text:p>952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tein</text:p>
            <office:annotation>
              <text:p>http://purl.org/linked-data/sdmx/2009/dimension#refArea=http://www.gemeentegeschiedenis.nl/amco/11437</text:p>
            </office:annotation>
          </table:table-cell>
          <table:table-cell ns41:value-type="float" table:style-name="ce8" office:value="2672" office:value-type="float">
            <text:p>2672</text:p>
          </table:table-cell>
          <table:table-cell ns41:value-type="float" table:style-name="ce11" office:value="2919" office:value-type="float">
            <text:p>291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1:value-type="float" table:style-name="ce8" office:value="627" office:value-type="float">
            <text:p>627</text:p>
          </table:table-cell>
          <table:table-cell ns41:value-type="float" table:style-name="ce11" office:value="639" office:value-type="float">
            <text:p>63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tramproij</text:p>
            <office:annotation>
              <text:p>http://purl.org/linked-data/sdmx/2009/dimension#refArea=http://www.gemeentegeschiedenis.nl/amco/11186</text:p>
            </office:annotation>
          </table:table-cell>
          <table:table-cell ns41:value-type="float" table:style-name="ce8" office:value="1030" office:value-type="float">
            <text:p>1030</text:p>
          </table:table-cell>
          <table:table-cell ns41:value-type="float" table:style-name="ce11" office:value="1110" office:value-type="float">
            <text:p>111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1:value-type="float" table:style-name="ce8" office:value="2335" office:value-type="float">
            <text:p>2335</text:p>
          </table:table-cell>
          <table:table-cell ns41:value-type="float" table:style-name="ce11" office:value="2417" office:value-type="float">
            <text:p>2417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1:value-type="float" table:style-name="ce8" office:value="2619" office:value-type="float">
            <text:p>2619</text:p>
          </table:table-cell>
          <table:table-cell ns41:value-type="float" table:style-name="ce11" office:value="2800" office:value-type="float">
            <text:p>280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1:value-type="float" table:style-name="ce8" office:value="6804" office:value-type="float">
            <text:p>6804</text:p>
          </table:table-cell>
          <table:table-cell ns41:value-type="float" table:style-name="ce11" office:value="7113" office:value-type="float">
            <text:p>711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1:value-type="float" table:style-name="ce8" office:value="922" office:value-type="float">
            <text:p>922</text:p>
          </table:table-cell>
          <table:table-cell ns41:value-type="float" table:style-name="ce11" office:value="1025" office:value-type="float">
            <text:p>102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1:value-type="float" table:style-name="ce8" office:value="3840" office:value-type="float">
            <text:p>3840</text:p>
          </table:table-cell>
          <table:table-cell ns41:value-type="float" table:style-name="ce11" office:value="4049" office:value-type="float">
            <text:p>404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1:value-type="float" table:style-name="ce8" office:value="644" office:value-type="float">
            <text:p>644</text:p>
          </table:table-cell>
          <table:table-cell ns41:value-type="float" table:style-name="ce11" office:value="674" office:value-type="float">
            <text:p>67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1:value-type="float" table:style-name="ce8" office:value="1215" office:value-type="float">
            <text:p>1215</text:p>
          </table:table-cell>
          <table:table-cell ns41:value-type="float" table:style-name="ce11" office:value="1374" office:value-type="float">
            <text:p>137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1:value-type="float" table:style-name="ce8" office:value="4511" office:value-type="float">
            <text:p>4511</text:p>
          </table:table-cell>
          <table:table-cell ns41:value-type="float" table:style-name="ce11" office:value="4434" office:value-type="float">
            <text:p>443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alkenb.-Houthem</text:p>
            <office:annotation>
              <text:p>http://purl.org/linked-data/sdmx/2009/dimension#refArea=http://www.gemeentegeschiedenis.nl/amco/11111</text:p>
            </office:annotation>
          </table:table-cell>
          <table:table-cell ns41:value-type="float" table:style-name="ce8" office:value="5246" office:value-type="float">
            <text:p>5246</text:p>
          </table:table-cell>
          <table:table-cell ns41:value-type="float" table:style-name="ce11" office:value="5401" office:value-type="float">
            <text:p>5401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1:value-type="float" table:style-name="ce8" office:value="21438" office:value-type="float">
            <text:p>21438</text:p>
          </table:table-cell>
          <table:table-cell ns41:value-type="float" table:style-name="ce11" office:value="20475" office:value-type="float">
            <text:p>2047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enraij</text:p>
            <office:annotation>
              <text:p>http://purl.org/linked-data/sdmx/2009/dimension#refArea=http://www.gemeentegeschiedenis.nl/amco/11222</text:p>
            </office:annotation>
          </table:table-cell>
          <table:table-cell ns41:value-type="float" table:style-name="ce8" office:value="8100" office:value-type="float">
            <text:p>8100</text:p>
          </table:table-cell>
          <table:table-cell ns41:value-type="float" table:style-name="ce11" office:value="8474" office:value-type="float">
            <text:p>8474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ladrop</text:p>
            <office:annotation>
              <text:p>http://purl.org/linked-data/sdmx/2009/dimension#refArea=http://www.gemeentegeschiedenis.nl/amco/10644</text:p>
            </office:annotation>
          </table:table-cell>
          <table:table-cell ns41:value-type="float" table:style-name="ce8" office:value="701" office:value-type="float">
            <text:p>701</text:p>
          </table:table-cell>
          <table:table-cell ns41:value-type="float" table:style-name="ce11" office:value="919" office:value-type="float">
            <text:p>919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1:value-type="float" table:style-name="ce8" office:value="2395" office:value-type="float">
            <text:p>2395</text:p>
          </table:table-cell>
          <table:table-cell ns41:value-type="float" table:style-name="ce11" office:value="2613" office:value-type="float">
            <text:p>2613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1:value-type="float" table:style-name="ce8" office:value="562" office:value-type="float">
            <text:p>562</text:p>
          </table:table-cell>
          <table:table-cell ns41:value-type="float" table:style-name="ce11" office:value="570" office:value-type="float">
            <text:p>570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1:value-type="float" table:style-name="ce8" office:value="9946" office:value-type="float">
            <text:p>9946</text:p>
          </table:table-cell>
          <table:table-cell ns41:value-type="float" table:style-name="ce11" office:value="10865" office:value-type="float">
            <text:p>1086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1:value-type="float" table:style-name="ce8" office:value="661" office:value-type="float">
            <text:p>661</text:p>
          </table:table-cell>
          <table:table-cell ns41:value-type="float" table:style-name="ce11" office:value="696" office:value-type="float">
            <text:p>696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1:value-type="float" table:style-name="ce8" office:value="2505" office:value-type="float">
            <text:p>2505</text:p>
          </table:table-cell>
          <table:table-cell ns41:value-type="float" table:style-name="ce11" office:value="2695" office:value-type="float">
            <text:p>2695</text:p>
          </table:table-cell>
          <table:table-cell table:number-columns-repeated="1021"/>
        </table:table-row>
        <table:table-row table:style-name="ro1">
          <table:table-cell ns41:value-type="string" table:style-name="ce3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1:value-type="float" table:style-name="ce8" office:value="1216" office:value-type="float">
            <text:p>1216</text:p>
          </table:table-cell>
          <table:table-cell ns41:value-type="float" table:style-name="ce11" office:value="1278" office:value-type="float">
            <text:p>12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1:value-type="float" table:style-name="ce9" office:value="385" office:value-type="float">
            <text:p>385</text:p>
          </table:table-cell>
          <table:table-cell ns41:value-type="float" table:style-name="ce12" office:value="467" office:value-type="float">
            <text:p>467</text:p>
          </table:table-cell>
          <table:table-cell table:number-columns-repeated="1021"/>
        </table:table-row>
        <table:table-row table:style-name="ro1" table:number-rows-repeated="10462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font-family-generic="swiss" style:name="Calibri"/>
    <style:font-face svg:font-family="'Liberation Sans'" style:font-family-generic="swiss" style:name="Liberation Sans" style:font-pitch="variable"/>
    <style:font-face svg:font-family="'Lucida Sans'" style:font-family-generic="system" style:name="Lucida Sans" style:font-pitch="variable"/>
    <style:font-face svg:font-family="SimSun" style:font-family-generic="system" style:name="SimSun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6pt"/>
      <style:text-properties fo:language="en" style:font-name="Liberation Sans" fo:country="US" style:language-complex="hi" style:language-asian="zh" style:country-complex="IN" style:country-asian="CN" style:font-name-asian="Tahoma" style:font-name-complex="Tahoma"/>
    </style:default-style>
    <number:number-style style:name="N0">
      <number:number number:min-integer-digits="1"/>
    </number:number-style>
    <number:currency-style style:volatile="true" style:name="N104P0">
      <number:currency-symbol number:country="US" number:language="en">$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US" number:language="en">$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21P0">
      <number:number number:grouping="true" number:decimal-places="0" number:min-integer-digits="1"/>
    </number:number-style>
    <number:number-style style:name="N121">
      <number:text>-</number:text>
      <number:number number:grouping="true" number:decimal-places="0" number:min-integer-digits="1"/>
      <style:map style:condition="value()&gt;=0" style:apply-style-name="N121P0"/>
    </number:number-style>
    <number:number-style style:volatile="true" style:name="N122P0">
      <number:number number:grouping="true" number:decimal-places="0" number:min-integer-digits="1"/>
    </number:number-style>
    <number:number-style style:name="N122">
      <style:text-properties fo:color="#ff0000"/>
      <number:text>-</number:text>
      <number:number number:grouping="true" number:decimal-places="0" number:min-integer-digits="1"/>
      <style:map style:condition="value()&gt;=0" style:apply-style-name="N122P0"/>
    </number:number-style>
    <number:number-style style:volatile="true" style:name="N123P0">
      <number:number number:grouping="true" number:decimal-places="2" number:min-integer-digits="1"/>
    </number:number-style>
    <number:number-style style:name="N123">
      <number:text>-</number:text>
      <number:number number:grouping="true" number:decimal-places="2" number:min-integer-digits="1"/>
      <style:map style:condition="value()&gt;=0" style:apply-style-name="N123P0"/>
    </number:number-style>
    <number:number-style style:volatile="true" style:name="N124P0">
      <number:number number:grouping="true" number:decimal-places="2" number:min-integer-digits="1"/>
    </number:number-style>
    <number:number-style style:name="N124">
      <style:text-properties fo:color="#ff0000"/>
      <number:text>-</number:text>
      <number:number number:grouping="true" number:decimal-places="2" number:min-integer-digits="1"/>
      <style:map style:condition="value()&gt;=0" style:apply-style-name="N124P0"/>
    </number:number-style>
    <number:number-style style:volatile="true" style:name="N128P0">
      <ns42:fill-character> </ns42:fill-character>
      <number:number number:grouping="true" number:decimal-places="0" number:min-integer-digits="1"/>
      <number:text> </number:text>
    </number:number-style>
    <number:number-style style:volatile="true" style:name="N128P1">
      <ns42:text>-</ns42:text>
      <ns42:fill-character> </ns42:fill-character>
      <number:number number:grouping="true" number:decimal-places="0" number:min-integer-digits="1"/>
      <number:text> </number:text>
    </number:number-style>
    <number:number-style style:volatile="true" style:name="N128P2">
      <ns42:fill-character> </ns42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volatile="true" style:name="N132P0">
      <ns42:fill-character> </ns42:fill-character>
      <number:number number:grouping="true" number:decimal-places="2" number:min-integer-digits="1"/>
      <number:text> </number:text>
    </number:number-style>
    <number:number-style style:volatile="true" style:name="N132P1">
      <ns42:text>-</ns42:text>
      <ns42:fill-character> </ns42:fill-character>
      <number:number number:grouping="true" number:decimal-places="2" number:min-integer-digits="1"/>
      <number:text> </number:text>
    </number:number-style>
    <number:number-style style:volatile="true" style:name="N132P2">
      <ns42:fill-character> </ns42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min-exponent-digits="1" number:decimal-places="1" number:min-integer-digits="3"/>
    </number:number-style>
    <number:currency-style style:volatile="true" style:name="N138P0">
      <number:currency-symbol number:country="GB" number:language="en">£</number:currency-symbol>
      <number:number number:grouping="true" number:decimal-places="2" number:min-integer-digits="1"/>
    </number:currency-style>
    <number:currency-style style:name="N138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38P0"/>
    </number:currency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7P0">
      <number:number number:grouping="true" number:decimal-places="0" number:min-integer-digits="1"/>
    </number:number-style>
    <number:number-style style:volatile="true" style:name="N147P1">
      <number:number number:grouping="true" number:decimal-places="0" number:min-integer-digits="1"/>
      <number:text>-</number:text>
    </number:number-style>
    <number:number-style style:volatile="true" style:name="N147P2">
      <number:text>- </number:text>
    </number:number-style>
    <number:text-style style:name="N147">
      <number:text-conten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51P0">
      <number:text> € </number:text>
      <number:number number:grouping="true" number:decimal-places="0" number:min-integer-digits="1"/>
    </number:number-style>
    <number:number-style style:volatile="true" style:name="N151P1">
      <number:text> € </number:text>
      <number:number number:grouping="true" number:decimal-places="0" number:min-integer-digits="1"/>
      <number:text>-</number:text>
    </number:number-style>
    <number:number-style style:volatile="true" style:name="N151P2">
      <number:text> € - </number:text>
    </number:number-style>
    <number:text-style style:name="N151">
      <number:text-content/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volatile="true" style:name="N154P0">
      <number:number number:grouping="true" number:decimal-places="2" number:min-integer-digits="1"/>
    </number:number-style>
    <number:number-style style:volatile="true" style:name="N154P1">
      <number:number number:grouping="true" number:decimal-places="2" number:min-integer-digits="1"/>
      <number:text>-</number:text>
    </number:number-style>
    <number:number-style style:volatile="true" style:name="N154P2">
      <number:text>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8P0">
      <number:text> € </number:text>
      <number:number number:grouping="true" number:decimal-places="2" number:min-integer-digits="1"/>
    </number:number-style>
    <number:number-style style:volatile="true" style:name="N158P1">
      <number:text> € </number:text>
      <number:number number:grouping="true" number:decimal-places="2" number:min-integer-digits="1"/>
      <number:text>-</number:text>
    </number:number-style>
    <number:number-style style:volatile="true" style:name="N158P2">
      <number:text> € -</number:text>
      <number:number number:decimal-places="0" number:min-integer-digits="0"/>
    </number:number-style>
    <number:text-style style:name="N158">
      <number:text-content/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volatile="true" style:name="N160P0">
      <number:text>$</number:text>
      <number:number number:grouping="true" number:decimal-places="0" number:min-integer-digits="1"/>
    </number:number-style>
    <number:number-style style:name="N160">
      <number:text>($</number:text>
      <number:number number:grouping="true" number:decimal-places="0" number:min-integer-digits="1"/>
      <number:text>)</number:text>
      <style:map style:condition="value()&gt;=0" style:apply-style-name="N160P0"/>
    </number:number-style>
    <number:number-style style:volatile="true" style:name="N161P0">
      <number:text>$</number:text>
      <number:number number:grouping="true" number:decimal-places="0" number:min-integer-digits="1"/>
    </number:number-style>
    <number:number-style style:name="N16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61P0"/>
    </number:number-style>
    <number:number-style style:volatile="true" style:name="N163P0">
      <number:text>$</number:text>
      <number:number number:grouping="true" number:decimal-places="2" number:min-integer-digits="1"/>
    </number:number-style>
    <number:number-style style:name="N163">
      <number:text>($</number:text>
      <number:number number:grouping="true" number:decimal-places="2" number:min-integer-digits="1"/>
      <number:text>)</number:text>
      <style:map style:condition="value()&gt;=0" style:apply-style-name="N163P0"/>
    </number:number-style>
    <number:number-style style:volatile="true" style:name="N164P0">
      <number:text>$</number:text>
      <number:number number:grouping="true" number:decimal-places="2" number:min-integer-digits="1"/>
    </number:number-style>
    <number:number-style style:name="N164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64P0"/>
    </number:number-style>
    <number:number-style style:volatile="true" style:name="N168P0">
      <number:text> $</number:text>
      <number:number number:grouping="true" number:decimal-places="0" number:min-integer-digits="1"/>
    </number:number-style>
    <number:number-style style:volatile="true" style:name="N168P1">
      <number:text> $(</number:text>
      <number:number number:grouping="true" number:decimal-places="0" number:min-integer-digits="1"/>
      <number:text>)</number:text>
    </number:number-style>
    <number:number-style style:volatile="true" style:name="N168P2">
      <number:text> $- </number:text>
    </number:number-style>
    <number:text-style style:name="N168">
      <number:text-conten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volatile="true" style:name="N170P0">
      <number:number number:grouping="true" number:decimal-places="0" number:min-integer-digits="1"/>
    </number:number-style>
    <number:number-style style:volatile="true" style:name="N170P1">
      <number:text>(</number:text>
      <number:number number:grouping="true" number:decimal-places="0" number:min-integer-digits="1"/>
      <number:text>)</number:text>
    </number:number-style>
    <number:number-style style:volatile="true" style:name="N170P2">
      <number:text>- </number:text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volatile="true" style:name="N174P0">
      <number:text> $</number:text>
      <number:number number:grouping="true" number:decimal-places="2" number:min-integer-digits="1"/>
    </number:number-style>
    <number:number-style style:volatile="true" style:name="N174P1">
      <number:text> $(</number:text>
      <number:number number:grouping="true" number:decimal-places="2" number:min-integer-digits="1"/>
      <number:text>)</number:text>
    </number:number-style>
    <number:number-style style:volatile="true" style:name="N174P2">
      <number:text> $-</number:text>
      <number:number number:decimal-places="0" number:min-integer-digits="0"/>
    </number:number-style>
    <number:text-style style:name="N174">
      <number:text-content/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volatile="true" style:name="N176P0">
      <number:number number:grouping="true" number:decimal-places="2" number:min-integer-digits="1"/>
    </number:number-style>
    <number:number-style style:volatile="true" style:name="N176P1">
      <number:text>(</number:text>
      <number:number number:grouping="true" number:decimal-places="2" number:min-integer-digits="1"/>
      <number:text>)</number:text>
    </number:number-style>
    <number:number-style style:volatile="true" style:name="N176P2">
      <number:text>-</number:text>
      <number:number number:decimal-places="0" number:min-integer-digits="0"/>
    </number:number-style>
    <number:text-style style:name="N176">
      <number:text-content/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volatile="true" style:name="N178P0">
      <number:text>fl </number:text>
      <number:number number:grouping="true" number:decimal-places="0" number:min-integer-digits="1"/>
    </number:number-style>
    <number:number-style style:name="N178">
      <number:text>fl </number:text>
      <number:number number:grouping="true" number:decimal-places="0" number:min-integer-digits="1"/>
      <number:text>-</number:text>
      <style:map style:condition="value()&gt;=0" style:apply-style-name="N178P0"/>
    </number:number-style>
    <number:number-style style:volatile="true" style:name="N179P0">
      <number:text>fl </number:text>
      <number:number number:grouping="true" number:decimal-places="0" number:min-integer-digits="1"/>
    </number:number-style>
    <number:number-style style:name="N17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9P0"/>
    </number:number-style>
    <number:number-style style:volatile="true" style:name="N181P0">
      <number:text>fl </number:text>
      <number:number number:grouping="true" number:decimal-places="2" number:min-integer-digits="1"/>
    </number:number-style>
    <number:number-style style:name="N181">
      <number:text>fl </number:text>
      <number:number number:grouping="true" number:decimal-places="2" number:min-integer-digits="1"/>
      <number:text>-</number:text>
      <style:map style:condition="value()&gt;=0" style:apply-style-name="N181P0"/>
    </number:number-style>
    <number:number-style style:volatile="true" style:name="N182P0">
      <number:text>fl </number:text>
      <number:number number:grouping="true" number:decimal-places="2" number:min-integer-digits="1"/>
    </number:number-style>
    <number:number-style style:name="N18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82P0"/>
    </number:number-style>
    <number:number-style style:volatile="true" style:name="N186P0">
      <number:text> fl </number:text>
      <number:number number:grouping="true" number:decimal-places="0" number:min-integer-digits="1"/>
    </number:number-style>
    <number:number-style style:volatile="true" style:name="N186P1">
      <number:text> fl </number:text>
      <number:number number:grouping="true" number:decimal-places="0" number:min-integer-digits="1"/>
      <number:text>-</number:text>
    </number:number-style>
    <number:number-style style:volatile="true" style:name="N186P2">
      <number:text> fl - </number:text>
    </number:number-style>
    <number:text-style style:name="N186">
      <number:text-content/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volatile="true" style:name="N190P0">
      <number:text> fl </number:text>
      <number:number number:grouping="true" number:decimal-places="2" number:min-integer-digits="1"/>
    </number:number-style>
    <number:number-style style:volatile="true" style:name="N190P1">
      <number:text> fl </number:text>
      <number:number number:grouping="true" number:decimal-places="2" number:min-integer-digits="1"/>
      <number:text>-</number:text>
    </number:number-style>
    <number:number-style style:volatile="true" style:name="N190P2">
      <number:text> fl -</number:text>
      <number:number number:decimal-places="0" number:min-integer-digits="0"/>
    </number:number-style>
    <number:text-style style:name="N190">
      <number:text-content/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volatile="true" style:name="N192P0">
      <number:text>Yes</number:text>
    </number:number-style>
    <number:number-style style:volatile="true" style:name="N192P1">
      <number:text>Yes</number:text>
    </number:number-style>
    <number:number-style style:name="N192">
      <number:text>No</number:text>
      <style:map style:condition="value()&gt;0" style:apply-style-name="N192P0"/>
      <style:map style:condition="value()&lt;0" style:apply-style-name="N192P1"/>
    </number:number-style>
    <number:number-style style:volatile="true" style:name="N194P0">
      <number:text>True</number:text>
    </number:number-style>
    <number:number-style style:volatile="true" style:name="N194P1">
      <number:text>True</number:text>
    </number:number-style>
    <number:number-style style:name="N194">
      <number:text>False</number:text>
      <style:map style:condition="value()&gt;0" style:apply-style-name="N194P0"/>
      <style:map style:condition="value()&lt;0" style:apply-style-name="N194P1"/>
    </number:number-style>
    <number:number-style style:volatile="true" style:name="N196P0">
      <number:text>On</number:text>
    </number:number-style>
    <number:number-style style:volatile="true" style:name="N196P1">
      <number:text>On</number:text>
    </number:number-style>
    <number:number-style style:name="N196">
      <number:text>Off</number:text>
      <style:map style:condition="value()&gt;0" style:apply-style-name="N196P0"/>
      <style:map style:condition="value()&lt;0" style:apply-style-name="N196P1"/>
    </number:number-style>
    <number:currency-style style:volatile="true" style:name="N198P0">
      <number:currency-symbol number:country="GB" number:language="en">€</number:currency-symbol>
      <number:number number:grouping="true" number:decimal-places="2" number:min-integer-digits="1"/>
    </number:currency-style>
    <number:currency-style style:name="N198">
      <style:text-properties fo:color="#ff0000"/>
      <number:text>(</number:text>
      <number:currency-symbol number:country="GB" number:language="en">€</number:currency-symbol>
      <number:number number:grouping="true" number:decimal-places="2" number:min-integer-digits="1"/>
      <number:text>)</number:text>
      <style:map style:condition="value()&gt;=0" style:apply-style-name="N198P0"/>
    </number:currency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style:vertical-align="bottom" style:rotation-align="none"/>
      <style:text-properties style:font-family-generic-complex="system" style:font-family-generic="swiss" style:font-pitch-asian="variable" style:font-name="Calibri" style:font-family-generic-asian="system" style:font-size-complex="11pt" fo:color="#000000" style:font-family-complex="'Lucida Sans'" style:font-pitch-complex="variable" style:font-size-asian="11pt" style:font-name-complex="Lucida Sans" style:font-family-asian="SimSun" fo:font-size="11pt" style:font-name-asian="SimSun" fo:font-family="Calibri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Default" style:name="TabLinker"/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Data" style:display-name="TL Data">
      <style:table-cell-properties fo:background-color="#c8c8a9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0.4pt" style:print="charts drawings objects zero-values" fo:margin-top="54pt" fo:margin-left="50.4pt" style:print-page-order="ttb" style:num-format="1" style:print-orientation="portrait" style:scale-to="100%" style:writing-mode="lr-tb" fo:margin-bottom="54pt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 style:data-style-name="N2" text:time-value="17:26:50.44460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page-layout-name="Mpm3" style:display-name="PageStyle_Sheet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Ashkan Ashkpour</meta:initial-creator>
    <meta:creation-date>2017-12-07T12:17:16</meta:creation-date>
    <dc:date>2017-12-08T17:30:46.673930000</dc:date>
    <meta:editing-duration>PT21M7S</meta:editing-duration>
    <meta:editing-cycles>4</meta:editing-cycles>
    <meta:document-statistic meta:object-count="0" meta:cell-count="3049" meta:table-count="1"/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generator>ODFPY/1.3.5</meta:generator>
  </office:meta>
</office:document-meta>
</file>